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4.616cm" svg:y="0.1cm">
            <draw:object draw:notify-on-update-of-ranges="Sheet1.E28:Sheet1.E28 Sheet1.B1:Sheet1.B78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6.076115095692">
            <text:p>566,076115095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3.652668827037">
            <text:p>533,65266882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7.036975533286">
            <text:p>557,036975533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4.664923942196">
            <text:p>584,664923942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7.269245681573">
            <text:p>607,269245681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3.729226405849">
            <text:p>613,7292264058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45.417499269272">
            <text:p>645,417499269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10.873026711307">
            <text:p>710,873026711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0.344719841666">
            <text:p>740,34471984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4.683669544261">
            <text:p>804,683669544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4.552576811427">
            <text:p>844,5525768114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4.170941982602">
            <text:p>854,170941982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98.692995125708">
            <text:p>898,692995125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3.535761931949">
            <text:p>953,5357619319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09.35718428073">
            <text:p>1009,3571842807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35.93297340414">
            <text:p>1035,9329734041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35.93297340414">
            <text:p>1035,932973404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60.46726439675">
            <text:p>1060,4672643968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09.90081057284">
            <text:p>1109,9008105728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11.1340336957">
            <text:p>1111,1340336957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20.26209521225">
            <text:p>1120,2620952123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90.02851684982">
            <text:p>1190,0285168498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86.26409291356">
            <text:p>1186,2640929136</text:p>
          </table:table-cell>
          <table:table-cell table:number-columns-repeated="2"/>
          <table:table-cell office:value-type="string">
            <text:p>cardinality estimate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29.02986111364">
            <text:p>1229,0298611136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29.02986111364">
            <text:p>1229,0298611136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37.1389241148">
            <text:p>1237,1389241148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15.23975930662">
            <text:p>1315,2397593066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43.51181861997">
            <text:p>1343,5118186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27.92093811442">
            <text:p>1427,9209381144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432.69431278815">
            <text:p>1432,6943127882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43.72564532165">
            <text:p>1443,7256453217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10.60518176153">
            <text:p>1510,6051817615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22.10141602151">
            <text:p>1522,1014160215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85.6040120125">
            <text:p>1585,6040120125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85.6040120125">
            <text:p>1585,604012012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92.3367144022">
            <text:p>1592,3367144022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92.3367144022">
            <text:p>1592,336714402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92.3367144022">
            <text:p>1592,3367144022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48.32904967736">
            <text:p>1648,329049677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48.32904967736">
            <text:p>1648,3290496774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53.78088736104">
            <text:p>1653,78088736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53.78088736104">
            <text:p>1653,780887361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94.41174258372">
            <text:p>1694,4117425837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02.10241678147">
            <text:p>1702,1024167815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02.10241678147">
            <text:p>1702,1024167815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02.10241678147">
            <text:p>1702,1024167815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05.97399351936">
            <text:p>1705,9739935194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05.97399351936">
            <text:p>1705,9739935194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85.15341796475">
            <text:p>1785,1534179648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19.80476383418">
            <text:p>1819,8047638342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23.95372784338">
            <text:p>1823,9537278434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23.95372784338">
            <text:p>1823,9537278434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30.63156461059">
            <text:p>1830,6315646106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48.6805413308">
            <text:p>1848,6805413308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67.08896711869">
            <text:p>1867,0889671187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67.08896711869">
            <text:p>1867,0889671187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67.08896711869">
            <text:p>1867,0889671187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914.75488673877">
            <text:p>1914,7548867388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934.50974310459">
            <text:p>1934,5097431046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934.50974310459">
            <text:p>1934,5097431046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934.50974310459">
            <text:p>1934,5097431046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954.6764774058">
            <text:p>1954,6764774058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954.6764774058">
            <text:p>1954,6764774058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954.6764774058">
            <text:p>1954,6764774058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975.26810648345">
            <text:p>1975,2681064835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985.72747510256">
            <text:p>1985,7274751026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6.98207365699">
            <text:p>2006,982073657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17.7809178887">
            <text:p>2017,7809178887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17.7809178887">
            <text:p>2017,7809178887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70.70403587655">
            <text:p>2070,7040358766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82.20145992514">
            <text:p>2082,2014599251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82.20145992514">
            <text:p>2082,2014599251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129.49692807126">
            <text:p>2129,4969280713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135.37035702897">
            <text:p>2135,370357029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135.37035702897">
            <text:p>2135,370357029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10.90646472545">
            <text:p>2210,9064647255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210.90646472545">
            <text:p>2210,9064647255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210.90646472545">
            <text:p>2210,9064647255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210.90646472545">
            <text:p>2210,9064647255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237.2868914311">
            <text:p>2237,2868914311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279.7905607055">
            <text:p>2279,7905607055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307.850870506">
            <text:p>2307,850870506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307.850870506">
            <text:p>2307,850870506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324.84090936476">
            <text:p>2324,8409093648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324.84090936476">
            <text:p>2324,8409093648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324.84090936476">
            <text:p>2324,8409093648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324.84090936476">
            <text:p>2324,8409093648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354.02826029397">
            <text:p>2354,028260294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361.43996928491">
            <text:p>2361,4399692849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361.43996928491">
            <text:p>2361,4399692849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361.43996928491">
            <text:p>2361,4399692849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361.43996928491">
            <text:p>2361,4399692849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376.40429009626">
            <text:p>2376,4042900963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376.40429009626">
            <text:p>2376,404290096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376.40429009626">
            <text:p>2376,4042900963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391.79781033705">
            <text:p>2391,7978103371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248.3952529699">
            <text:p>2248,3952529699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08.15950520104">
            <text:p>1708,159505201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502.98995696698">
            <text:p>1502,989956967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49.66877338674">
            <text:p>1549,6687733867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345.0553494453">
            <text:p>1345,0553494453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199.81478880332">
            <text:p>1199,8147888033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227.80381776837">
            <text:p>1227,8038177684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149.47652615375">
            <text:p>1149,4765261538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37.70686297206">
            <text:p>1137,7068629721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14.41260921943">
            <text:p>1014,4126092194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014.24113625741">
            <text:p>1014,2411362574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44.027971279609">
            <text:p>944,0279712796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43.15962741833">
            <text:p>1043,1596274183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71.09205077885">
            <text:p>1071,0920507789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77.24568001199">
            <text:p>1077,245680012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82.47971364022">
            <text:p>1182,4797136402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9.5484006838">
            <text:p>1269,5484006838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58.73049825963">
            <text:p>1158,7304982596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28.35366273826">
            <text:p>1228,3536627383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59.42225866568">
            <text:p>1259,4222586657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21.55858804439">
            <text:p>1321,5585880444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9.87431300119">
            <text:p>1399,8743130012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438.81390991575">
            <text:p>1438,8139099158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356.20919817634">
            <text:p>1356,2091981763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327.40594985425">
            <text:p>1327,4059498543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49.45637419547">
            <text:p>1249,4563741955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55.73217500502">
            <text:p>1255,732175005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18.50026668497">
            <text:p>1218,500266685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75.48567780446">
            <text:p>1275,4856778045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59.42225866568">
            <text:p>1259,4222586657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297.55200928959">
            <text:p>1297,5520092896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143.27542260195">
            <text:p>1143,275422602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56.3249508853">
            <text:p>1056,3249508853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44.91951576935">
            <text:p>1044,9195157694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119.59579357072">
            <text:p>1119,5957935707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159.40220174762">
            <text:p>1159,4022017476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177.14401951209">
            <text:p>1177,1440195121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054.67707235714">
            <text:p>1054,6770723571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031.46971206804">
            <text:p>1031,469712068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097.90579375017">
            <text:p>1097,9057937502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092.90627965652">
            <text:p>1092,9062796565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105.79702721021">
            <text:p>1105,7970272102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231.03135873961">
            <text:p>1231,0313587396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199.52995028686">
            <text:p>1199,5299502869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246.37430069859">
            <text:p>1246,3743006986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183.44177847054">
            <text:p>1183,4417784705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204.10365753124">
            <text:p>1204,1036575312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269.31340170704">
            <text:p>1269,313401707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286.73458311073">
            <text:p>1286,7345831107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381.54212193741">
            <text:p>1381,5421219374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341.99058544961">
            <text:p>1341,9905854496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344.39609168744">
            <text:p>1344,3960916874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318.40065522211">
            <text:p>1318,4006552221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343.19226157162">
            <text:p>1343,1922615716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434.55687319838">
            <text:p>1434,5568731984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53.40496935824">
            <text:p>1553,4049693582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71.30432772982">
            <text:p>1571,3043277298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10.09610920434">
            <text:p>1610,0961092043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48.59388174969">
            <text:p>1548,5938817497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72.94555217058">
            <text:p>1672,9455521706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733.85794418011">
            <text:p>1733,8579441801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49.03688804488">
            <text:p>1649,0368880449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24.39028813444">
            <text:p>1724,3902881344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760.80959825589">
            <text:p>1760,8095982559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779.47859593339">
            <text:p>1779,4785959334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813.90786126364">
            <text:p>1813,9078612636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857.42578694815">
            <text:p>1857,4257869482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974.80083744862">
            <text:p>1974,8008374486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983.94239476144">
            <text:p>1983,9423947614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15.93776994233">
            <text:p>2015,9377699423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118.43063962726">
            <text:p>2118,4306396273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130.46570822783">
            <text:p>2130,4657082278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176.84161562098">
            <text:p>2176,841615621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205.64911399774">
            <text:p>2205,6491139977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180.00523443221">
            <text:p>2180,0052344322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192.75220153052">
            <text:p>2192,7522015305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192.75220153052">
            <text:p>2192,7522015305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118.61764179127">
            <text:p>2118,6176417913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130.65484128743">
            <text:p>2130,6548412874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155.14430214743">
            <text:p>2155,1443021474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155.14430214743">
            <text:p>2155,1443021474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155.14430214743">
            <text:p>2155,1443021474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973.6640628128">
            <text:p>1973,6640628128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021.54119355455">
            <text:p>2021,5411935546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76.15631404076">
            <text:p>1876,1563140408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76.15631404076">
            <text:p>1876,1563140408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737.10507479908">
            <text:p>1737,1050747991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739.62327987077">
            <text:p>1739,6232798708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731.59060471503">
            <text:p>1731,590604715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700.18826560127">
            <text:p>1700,1882656013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598.71406941454">
            <text:p>1598,7140694145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640.68087725582">
            <text:p>1640,6808772558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536.48648818144">
            <text:p>1536,4864881814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18.69454435499">
            <text:p>1718,694544355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779.87449383654">
            <text:p>1779,8744938365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779.87449383654">
            <text:p>1779,8744938365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96.91620172712">
            <text:p>1896,9162017271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019.49998446087">
            <text:p>2019,4999844609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116.37579249603">
            <text:p>2116,375792496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122.36463044665">
            <text:p>2122,3646304467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272.26311580749">
            <text:p>2272,2631158075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545.56009151388">
            <text:p>2545,5600915139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328.25204048428">
            <text:p>2328,2520404843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391.35097361619">
            <text:p>2391,3509736162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974.31348801161">
            <text:p>1974,3134880116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74.31348801161">
            <text:p>1974,3134880116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82.58540075511">
            <text:p>2082,5854007551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88.70975817599">
            <text:p>1988,709758176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092.75465162476">
            <text:p>2092,7546516248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803.95509956891">
            <text:p>1803,9550995689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11.03350364196">
            <text:p>1811,033503642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860.44941544933">
            <text:p>1860,4494154493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865.07582564443">
            <text:p>1865,0758256444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658.8245140057">
            <text:p>1658,8245140057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420.11612924726">
            <text:p>1420,1161292473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463.16602036668">
            <text:p>1463,1660203667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454.56444286496">
            <text:p>1454,564442865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341.39992470582">
            <text:p>1341,3999247058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346.36636553525">
            <text:p>1346,3663655353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476.21543860852">
            <text:p>1476,2154386085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523.82886661707">
            <text:p>1523,8288666171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561.70613707444">
            <text:p>1561,7061370744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806.16114973536">
            <text:p>1806,1611497354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532.97799601288">
            <text:p>1532,9779960129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650.18487724955">
            <text:p>1650,1848772496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664.83678019073">
            <text:p>1664,8367801907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786.79807758096">
            <text:p>1786,798077581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36.00563242986">
            <text:p>1836,0056324299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923.0973349888">
            <text:p>1923,0973349888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925.56598460198">
            <text:p>1925,565984602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928.04098029439">
            <text:p>1928,0409802944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928.04098029439">
            <text:p>1928,0409802944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28.04098029439">
            <text:p>1928,0409802944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948.07237165428">
            <text:p>1948,0723716543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969.17041200571">
            <text:p>1969,1704120057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990.07017985528">
            <text:p>1990,0701798553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990.07017985528">
            <text:p>1990,0701798553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991.39115532134">
            <text:p>1991,3911553213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702.14768506145">
            <text:p>1702,1476850615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00.44645718992">
            <text:p>1600,4464571899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535.33157698183">
            <text:p>1535,3315769818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529.07135537129">
            <text:p>1529,0713553713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495.53266364931">
            <text:p>1495,5326636493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495.53266364931">
            <text:p>1495,5326636493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385.06013361672">
            <text:p>1385,0601336167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390.19470305197">
            <text:p>1390,194703052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319.85977482156">
            <text:p>1319,8597748216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389.87267742312">
            <text:p>1389,8726774231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525.57236405299">
            <text:p>1525,572364053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477.48771496323">
            <text:p>1477,4877149632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481.86650373637">
            <text:p>1481,8665037364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365.20617048099">
            <text:p>1365,206170481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372.70210135349">
            <text:p>1372,7021013535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300.12636034843">
            <text:p>1300,1263603484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182.2831203171">
            <text:p>1182,2831203171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236.87592858875">
            <text:p>1236,8759285888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242.5108621852">
            <text:p>1242,5108621852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180.88700634478">
            <text:p>1180,8870063448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085.98911218046">
            <text:p>1085,9891121805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36.36619524277">
            <text:p>1236,3661952428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167.55931031881">
            <text:p>1167,5593103188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140.43015319829">
            <text:p>1140,4301531983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113.55059314263">
            <text:p>1113,5505931426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956.309324932348">
            <text:p>956,3093249323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44.30654421731">
            <text:p>944,3065442173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934.889962910063">
            <text:p>934,8899629101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008.17000452941">
            <text:p>1008,1700045294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023.99928013598">
            <text:p>1023,999280136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002.44320139617">
            <text:p>1002,4432013962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047.2334029072">
            <text:p>1047,2334029072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114.12566743233">
            <text:p>1114,1256674323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101.04115642844">
            <text:p>1101,0411564284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064.32350899455">
            <text:p>1064,3235089946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108.363125881">
            <text:p>1108,363125881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124.98805324023">
            <text:p>1124,9880532402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200.62506892582">
            <text:p>1200,6250689258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248.59510601535">
            <text:p>1248,5951060154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294.94416358191">
            <text:p>1294,9441635819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308.49935273292">
            <text:p>1308,4993527329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358.26231623244">
            <text:p>1358,2623162324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396.18936171188">
            <text:p>1396,1893617119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455.81069561004">
            <text:p>1455,81069561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401.40693260698">
            <text:p>1401,406932607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414.62307720306">
            <text:p>1414,6230772031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455.81069561004">
            <text:p>1455,81069561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411.95994398324">
            <text:p>1411,9599439832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411.95994398324">
            <text:p>1411,9599439832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422.67309589965">
            <text:p>1422,6730958997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432.18135385053">
            <text:p>1432,1813538505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448.78034092884">
            <text:p>1448,7803409288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437.67192571146">
            <text:p>1437,6719257115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378.86333033593">
            <text:p>1378,8633303359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404.03036900826">
            <text:p>1404,0303690083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415.29043093685">
            <text:p>1415,2904309369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434.23539666709">
            <text:p>1434,2353966671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390.36583986949">
            <text:p>1390,3658398695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504.73323685437">
            <text:p>1504,7332368544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554.43621294217">
            <text:p>1554,4362129422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611.20402308184">
            <text:p>1611,2040230818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600.88681482305">
            <text:p>1600,8868148231</text:p>
          </table:table-cell>
          <table:table-cell table:number-columns-repeated="3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568.24981232535">
            <text:p>1568,2498123254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522.29450258957">
            <text:p>1522,2945025896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550.01906018">
            <text:p>1550,01906018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495.91717326272">
            <text:p>1495,9171732627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489.97362353037">
            <text:p>1489,9736235304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538.88786405663">
            <text:p>1538,8878640566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577.73436286005">
            <text:p>1577,7343628601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581.0602851006">
            <text:p>1581,0602851006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550.82031066342">
            <text:p>1550,8203106634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460.95051910319">
            <text:p>1460,9505191032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351.68366342798">
            <text:p>1351,683663428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273.64121884033">
            <text:p>1273,6412188403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300.13516402097">
            <text:p>1300,135164021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310.92938211859">
            <text:p>1310,9293821186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258.15134870136">
            <text:p>1258,1513487014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293.96674184964">
            <text:p>1293,9667418496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222.08336105846">
            <text:p>1222,0833610585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246.45521307853">
            <text:p>1246,4552130785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284.89186400916">
            <text:p>1284,8918640092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254.79662925849">
            <text:p>1254,7966292585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255.05909783126">
            <text:p>1255,0590978313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286.13124311811">
            <text:p>1286,1312431181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296.13301981029">
            <text:p>1296,1330198103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355.8835731217">
            <text:p>1355,8835731217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404.76998114294">
            <text:p>1404,7699811429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334.7697640747">
            <text:p>1334,7697640747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273.57363373983">
            <text:p>1273,5736337398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153.14923979374">
            <text:p>1153,1492397937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184.09862982027">
            <text:p>1184,0986298203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206.8434217241">
            <text:p>1206,8434217241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221.58574478685">
            <text:p>1221,5857447869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161.0708300434">
            <text:p>1161,0708300434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173.79053786996">
            <text:p>1173,79053787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173.79053786996">
            <text:p>1173,79053787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134.72153221253">
            <text:p>1134,7215322125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250.09089680854">
            <text:p>1250,0908968085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322.55993430469">
            <text:p>1322,5599343047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06.58120657722">
            <text:p>1406,5812065772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406.58120657722">
            <text:p>1406,5812065772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450.0933555572">
            <text:p>1450,0933555572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510.70026611866">
            <text:p>1510,7002661187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522.97069153037">
            <text:p>1522,9706915304</text:p>
          </table:table-cell>
          <table:table-cell table:number-columns-repeated="3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574.11262070093">
            <text:p>1574,1126207009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498.62598362954">
            <text:p>1498,6259836295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498.62598362954">
            <text:p>1498,6259836295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501.60293606289">
            <text:p>1501,6029360629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501.60293606289">
            <text:p>1501,6029360629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651.64697653864">
            <text:p>1651,6469765386</text:p>
          </table:table-cell>
          <table:table-cell table:number-columns-repeated="3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546.09989066897">
            <text:p>1546,099890669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662.63106824109">
            <text:p>1662,6310682411</text:p>
          </table:table-cell>
          <table:table-cell table:number-columns-repeated="3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671.43096803991">
            <text:p>1671,4309680399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457.82243043306">
            <text:p>1457,8224304331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449.37090314037">
            <text:p>1449,3709031404</text:p>
          </table:table-cell>
          <table:table-cell table:number-columns-repeated="3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449.37090314037">
            <text:p>1449,3709031404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483.77892940308">
            <text:p>1483,7789294031</text:p>
          </table:table-cell>
          <table:table-cell table:number-columns-repeated="3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498.6025898957">
            <text:p>1498,6025898957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539.35669865002">
            <text:p>1539,35669865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662.17048169587">
            <text:p>1662,1704816959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782.66727037136">
            <text:p>1782,6672703714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671.43096803991">
            <text:p>1671,4309680399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638.56663386145">
            <text:p>1638,5666338615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656.77764278727">
            <text:p>1656,7776427873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656.77764278727">
            <text:p>1656,7776427873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783.85975642099">
            <text:p>1783,859756421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705.76181146939">
            <text:p>1705,7618114694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802.07573275972">
            <text:p>1802,0757327597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696.11809881996">
            <text:p>1696,11809882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700.92628605639">
            <text:p>1700,9262860564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587.51807436887">
            <text:p>1587,5180743689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727.36888481402">
            <text:p>1727,368884814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612.25930827624">
            <text:p>1612,2593082762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545.80115145815">
            <text:p>1545,8011514582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603.64120122456">
            <text:p>1603,6412012246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701.89119664076">
            <text:p>1701,8911966408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741.40616574414">
            <text:p>1741,4061657441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502.44894926692">
            <text:p>1502,4489492669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658.60956982963">
            <text:p>1658,6095698296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607.077364302">
            <text:p>1607,077364302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528.47490823463">
            <text:p>1528,4749082346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560.06923495309">
            <text:p>1560,0692349531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347.11261504678">
            <text:p>1347,1126150468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465.56721641567">
            <text:p>1465,5672164157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475.65950645294">
            <text:p>1475,6595064529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528.28025074914">
            <text:p>1528,2802507491</text:p>
          </table:table-cell>
          <table:table-cell table:number-columns-repeated="3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494.77587405697">
            <text:p>1494,775874057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589.83158915805">
            <text:p>1589,8315891581</text:p>
          </table:table-cell>
          <table:table-cell table:number-columns-repeated="3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720.18815085933">
            <text:p>1720,1881508593</text:p>
          </table:table-cell>
          <table:table-cell table:number-columns-repeated="3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786.78144970702">
            <text:p>1786,781449707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926.78335195802">
            <text:p>1926,783351958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869.16104653937">
            <text:p>1869,1610465394</text:p>
          </table:table-cell>
          <table:table-cell table:number-columns-repeated="3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731.10663236938">
            <text:p>1731,1066323694</text:p>
          </table:table-cell>
          <table:table-cell table:number-columns-repeated="3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732.10609853511">
            <text:p>1732,1060985351</text:p>
          </table:table-cell>
          <table:table-cell table:number-columns-repeated="3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678.79654649486">
            <text:p>1678,7965464949</text:p>
          </table:table-cell>
          <table:table-cell table:number-columns-repeated="3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634.88327023226">
            <text:p>1634,8832702323</text:p>
          </table:table-cell>
          <table:table-cell table:number-columns-repeated="3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634.88327023226">
            <text:p>1634,8832702323</text:p>
          </table:table-cell>
          <table:table-cell table:number-columns-repeated="3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665.74671648723">
            <text:p>1665,7467164872</text:p>
          </table:table-cell>
          <table:table-cell table:number-columns-repeated="3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633.1033513874">
            <text:p>1633,1033513874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533.16160964768">
            <text:p>1533,1616096477</text:p>
          </table:table-cell>
          <table:table-cell table:number-columns-repeated="3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526.9190353778">
            <text:p>1526,9190353778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673.41213044168">
            <text:p>1673,4121304417</text:p>
          </table:table-cell>
          <table:table-cell table:number-columns-repeated="3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565.15611313414">
            <text:p>1565,1561131341</text:p>
          </table:table-cell>
          <table:table-cell table:number-columns-repeated="3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568.42916092909">
            <text:p>1568,4291609291</text:p>
          </table:table-cell>
          <table:table-cell table:number-columns-repeated="3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461.81810654772">
            <text:p>1461,8181065477</text:p>
          </table:table-cell>
          <table:table-cell table:number-columns-repeated="3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595.53890726634">
            <text:p>1595,5389072663</text:p>
          </table:table-cell>
          <table:table-cell table:number-columns-repeated="3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477.65827565929">
            <text:p>1477,6582756593</text:p>
          </table:table-cell>
          <table:table-cell table:number-columns-repeated="3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477.65827565929">
            <text:p>1477,6582756593</text:p>
          </table:table-cell>
          <table:table-cell table:number-columns-repeated="3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489.39572911101">
            <text:p>1489,395729111</text:p>
          </table:table-cell>
          <table:table-cell table:number-columns-repeated="3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489.39572911101">
            <text:p>1489,395729111</text:p>
          </table:table-cell>
          <table:table-cell table:number-columns-repeated="3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473.30428494511">
            <text:p>1473,3042849451</text:p>
          </table:table-cell>
          <table:table-cell table:number-columns-repeated="3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375.99765671442">
            <text:p>1375,9976567144</text:p>
          </table:table-cell>
          <table:table-cell table:number-columns-repeated="3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504.33239593382">
            <text:p>1504,3323959338</text:p>
          </table:table-cell>
          <table:table-cell table:number-columns-repeated="3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337.95075482988">
            <text:p>1337,9507548299</text:p>
          </table:table-cell>
          <table:table-cell table:number-columns-repeated="3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493.84549150095">
            <text:p>1493,845491501</text:p>
          </table:table-cell>
          <table:table-cell table:number-columns-repeated="3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494.589704845">
            <text:p>1494,589704845</text:p>
          </table:table-cell>
          <table:table-cell table:number-columns-repeated="3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512.67597118583">
            <text:p>1512,6759711858</text:p>
          </table:table-cell>
          <table:table-cell table:number-columns-repeated="3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476.93082431514">
            <text:p>1476,9308243151</text:p>
          </table:table-cell>
          <table:table-cell table:number-columns-repeated="3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526.9190353778">
            <text:p>1526,9190353778</text:p>
          </table:table-cell>
          <table:table-cell table:number-columns-repeated="3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514.58516228301">
            <text:p>1514,585162283</text:p>
          </table:table-cell>
          <table:table-cell table:number-columns-repeated="3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467.17987118592">
            <text:p>1467,1798711859</text:p>
          </table:table-cell>
          <table:table-cell table:number-columns-repeated="3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467.17987118592">
            <text:p>1467,1798711859</text:p>
          </table:table-cell>
          <table:table-cell table:number-columns-repeated="3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467.17987118592">
            <text:p>1467,1798711859</text:p>
          </table:table-cell>
          <table:table-cell table:number-columns-repeated="3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548.59388174969">
            <text:p>1548,5938817497</text:p>
          </table:table-cell>
          <table:table-cell table:number-columns-repeated="3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518.41803892936">
            <text:p>1518,4180389294</text:p>
          </table:table-cell>
          <table:table-cell table:number-columns-repeated="3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532.37849784208">
            <text:p>1532,3784978421</text:p>
          </table:table-cell>
          <table:table-cell table:number-columns-repeated="3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495.70741623913">
            <text:p>1495,7074162391</text:p>
          </table:table-cell>
          <table:table-cell table:number-columns-repeated="3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569.24956292902">
            <text:p>1569,249562929</text:p>
          </table:table-cell>
          <table:table-cell table:number-columns-repeated="3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593.42031421781">
            <text:p>1593,4203142178</text:p>
          </table:table-cell>
          <table:table-cell table:number-columns-repeated="3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615.67815869181">
            <text:p>1615,6781586918</text:p>
          </table:table-cell>
          <table:table-cell table:number-columns-repeated="3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529.98518672301">
            <text:p>1529,985186723</text:p>
          </table:table-cell>
          <table:table-cell table:number-columns-repeated="3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555.16645625874">
            <text:p>1555,1664562587</text:p>
          </table:table-cell>
          <table:table-cell table:number-columns-repeated="3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586.31141478393">
            <text:p>1586,3114147839</text:p>
          </table:table-cell>
          <table:table-cell table:number-columns-repeated="3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420.1686491118">
            <text:p>1420,1686491118</text:p>
          </table:table-cell>
          <table:table-cell table:number-columns-repeated="3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464.53876388321">
            <text:p>1464,5387638832</text:p>
          </table:table-cell>
          <table:table-cell table:number-columns-repeated="3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608.20806619162">
            <text:p>1608,2080661916</text:p>
          </table:table-cell>
          <table:table-cell table:number-columns-repeated="3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643.44741096137">
            <text:p>1643,4474109614</text:p>
          </table:table-cell>
          <table:table-cell table:number-columns-repeated="3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564.59493328295">
            <text:p>1564,594933283</text:p>
          </table:table-cell>
          <table:table-cell table:number-columns-repeated="3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469.92054188894">
            <text:p>1469,9205418889</text:p>
          </table:table-cell>
          <table:table-cell table:number-columns-repeated="3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414.81070682055">
            <text:p>1414,8107068206</text:p>
          </table:table-cell>
          <table:table-cell table:number-columns-repeated="3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404.21519901866">
            <text:p>1404,2151990187</text:p>
          </table:table-cell>
          <table:table-cell table:number-columns-repeated="3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414.47717745883">
            <text:p>1414,4771774588</text:p>
          </table:table-cell>
          <table:table-cell table:number-columns-repeated="3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508.72971525371">
            <text:p>1508,7297152537</text:p>
          </table:table-cell>
          <table:table-cell table:number-columns-repeated="3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533.40649625934">
            <text:p>1533,4064962593</text:p>
          </table:table-cell>
          <table:table-cell table:number-columns-repeated="3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450.37815581134">
            <text:p>1450,3781558113</text:p>
          </table:table-cell>
          <table:table-cell table:number-columns-repeated="3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450.37815581134">
            <text:p>1450,3781558113</text:p>
          </table:table-cell>
          <table:table-cell table:number-columns-repeated="3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473.16863613959">
            <text:p>1473,1686361396</text:p>
          </table:table-cell>
          <table:table-cell table:number-columns-repeated="3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406.86978679487">
            <text:p>1406,8697867949</text:p>
          </table:table-cell>
          <table:table-cell table:number-columns-repeated="3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406.86978679487">
            <text:p>1406,8697867949</text:p>
          </table:table-cell>
          <table:table-cell table:number-columns-repeated="3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331.91792934472">
            <text:p>1331,9179293447</text:p>
          </table:table-cell>
          <table:table-cell table:number-columns-repeated="3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353.55131420507">
            <text:p>1353,5513142051</text:p>
          </table:table-cell>
          <table:table-cell table:number-columns-repeated="3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223.29800085767">
            <text:p>1223,2980008577</text:p>
          </table:table-cell>
          <table:table-cell table:number-columns-repeated="3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256.34020613119">
            <text:p>1256,3402061312</text:p>
          </table:table-cell>
          <table:table-cell table:number-columns-repeated="3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252.14530469947">
            <text:p>1252,1453046995</text:p>
          </table:table-cell>
          <table:table-cell table:number-columns-repeated="3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284.30743158941">
            <text:p>1284,3074315894</text:p>
          </table:table-cell>
          <table:table-cell table:number-columns-repeated="3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420.52588723785">
            <text:p>1420,5258872379</text:p>
          </table:table-cell>
          <table:table-cell table:number-columns-repeated="3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297.07866770217">
            <text:p>1297,0786677022</text:p>
          </table:table-cell>
          <table:table-cell table:number-columns-repeated="3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294.83936920111">
            <text:p>1294,8393692011</text:p>
          </table:table-cell>
          <table:table-cell table:number-columns-repeated="3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262.15430190251">
            <text:p>1262,1543019025</text:p>
          </table:table-cell>
          <table:table-cell table:number-columns-repeated="3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295.95805112596">
            <text:p>1295,958051126</text:p>
          </table:table-cell>
          <table:table-cell table:number-columns-repeated="3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333.99078052565">
            <text:p>1333,9907805257</text:p>
          </table:table-cell>
          <table:table-cell table:number-columns-repeated="3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388.31497485623">
            <text:p>1388,3149748562</text:p>
          </table:table-cell>
          <table:table-cell table:number-columns-repeated="3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455.67824884471">
            <text:p>1455,6782488447</text:p>
          </table:table-cell>
          <table:table-cell table:number-columns-repeated="3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458.50901691393">
            <text:p>1458,5090169139</text:p>
          </table:table-cell>
          <table:table-cell table:number-columns-repeated="3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458.50901691393">
            <text:p>1458,5090169139</text:p>
          </table:table-cell>
          <table:table-cell table:number-columns-repeated="3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458.50901691393">
            <text:p>1458,5090169139</text:p>
          </table:table-cell>
          <table:table-cell table:number-columns-repeated="3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467.78553208129">
            <text:p>1467,7855320813</text:p>
          </table:table-cell>
          <table:table-cell table:number-columns-repeated="3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492.61451710732">
            <text:p>1492,6145171073</text:p>
          </table:table-cell>
          <table:table-cell table:number-columns-repeated="3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492.61451710732">
            <text:p>1492,6145171073</text:p>
          </table:table-cell>
          <table:table-cell table:number-columns-repeated="3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493.35750414256">
            <text:p>1493,3575041426</text:p>
          </table:table-cell>
          <table:table-cell table:number-columns-repeated="3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94.84569946916">
            <text:p>1494,8456994692</text:p>
          </table:table-cell>
          <table:table-cell table:number-columns-repeated="3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07.75355690588">
            <text:p>507,7535569059</text:p>
          </table:table-cell>
          <table:table-cell table:number-columns-repeated="3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494.203424920253">
            <text:p>494,2034249203</text:p>
          </table:table-cell>
          <table:table-cell table:number-columns-repeated="3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502.144428986257">
            <text:p>502,1444289863</text:p>
          </table:table-cell>
          <table:table-cell table:number-columns-repeated="3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26.003662834819">
            <text:p>526,0036628348</text:p>
          </table:table-cell>
          <table:table-cell table:number-columns-repeated="3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2.151476268964">
            <text:p>562,151476269</text:p>
          </table:table-cell>
          <table:table-cell table:number-columns-repeated="3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625.436366493645">
            <text:p>625,4363664936</text:p>
          </table:table-cell>
          <table:table-cell table:number-columns-repeated="3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640.931872425868">
            <text:p>640,9318724259</text:p>
          </table:table-cell>
          <table:table-cell table:number-columns-repeated="3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644.788940158834">
            <text:p>644,7889401588</text:p>
          </table:table-cell>
          <table:table-cell table:number-columns-repeated="3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644.788940158834">
            <text:p>644,7889401588</text:p>
          </table:table-cell>
          <table:table-cell table:number-columns-repeated="3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658.084195414815">
            <text:p>658,0841954148</text:p>
          </table:table-cell>
          <table:table-cell table:number-columns-repeated="3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696.590264708335">
            <text:p>696,5902647083</text:p>
          </table:table-cell>
          <table:table-cell table:number-columns-repeated="3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724.866019671466">
            <text:p>724,8660196715</text:p>
          </table:table-cell>
          <table:table-cell table:number-columns-repeated="3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730.514168724812">
            <text:p>730,5141687248</text:p>
          </table:table-cell>
          <table:table-cell table:number-columns-repeated="3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806.732552762654">
            <text:p>806,7325527627</text:p>
          </table:table-cell>
          <table:table-cell table:number-columns-repeated="3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806.732552762654">
            <text:p>806,7325527627</text:p>
          </table:table-cell>
          <table:table-cell table:number-columns-repeated="3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845.854784807604">
            <text:p>845,8547848076</text:p>
          </table:table-cell>
          <table:table-cell table:number-columns-repeated="3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853.555791268203">
            <text:p>853,5557912682</text:p>
          </table:table-cell>
          <table:table-cell table:number-columns-repeated="3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858.932087710444">
            <text:p>858,9320877104</text:p>
          </table:table-cell>
          <table:table-cell table:number-columns-repeated="3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893.731723203111">
            <text:p>893,7317232031</text:p>
          </table:table-cell>
          <table:table-cell table:number-columns-repeated="3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932.338670000763">
            <text:p>932,3386700008</text:p>
          </table:table-cell>
          <table:table-cell table:number-columns-repeated="3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941.408165677639">
            <text:p>941,4081656776</text:p>
          </table:table-cell>
          <table:table-cell table:number-columns-repeated="3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943.777396125761">
            <text:p>943,7773961258</text:p>
          </table:table-cell>
          <table:table-cell table:number-columns-repeated="3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009.17680740162">
            <text:p>1009,1768074016</text:p>
          </table:table-cell>
          <table:table-cell table:number-columns-repeated="3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047.95359092784">
            <text:p>1047,9535909278</text:p>
          </table:table-cell>
          <table:table-cell table:number-columns-repeated="3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056.81333881517">
            <text:p>1056,8133388152</text:p>
          </table:table-cell>
          <table:table-cell table:number-columns-repeated="3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078.08038845252">
            <text:p>1078,0803884525</text:p>
          </table:table-cell>
          <table:table-cell table:number-columns-repeated="3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133.4755718775">
            <text:p>1133,4755718775</text:p>
          </table:table-cell>
          <table:table-cell table:number-columns-repeated="3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221.60128916117">
            <text:p>1221,6012891612</text:p>
          </table:table-cell>
          <table:table-cell table:number-columns-repeated="3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302.19850672529">
            <text:p>1302,1985067253</text:p>
          </table:table-cell>
          <table:table-cell table:number-columns-repeated="3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306.73609254915">
            <text:p>1306,7360925492</text:p>
          </table:table-cell>
          <table:table-cell table:number-columns-repeated="3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353.76127069461">
            <text:p>1353,7612706946</text:p>
          </table:table-cell>
          <table:table-cell table:number-columns-repeated="3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53.76127069461">
            <text:p>1353,7612706946</text:p>
          </table:table-cell>
          <table:table-cell table:number-columns-repeated="3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366.09008198233">
            <text:p>1366,0900819823</text:p>
          </table:table-cell>
          <table:table-cell table:number-columns-repeated="3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371.08471288234">
            <text:p>1371,0847128823</text:p>
          </table:table-cell>
          <table:table-cell table:number-columns-repeated="3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388.85726185653">
            <text:p>1388,8572618565</text:p>
          </table:table-cell>
          <table:table-cell table:number-columns-repeated="3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404.46171474374">
            <text:p>1404,4617147437</text:p>
          </table:table-cell>
          <table:table-cell table:number-columns-repeated="3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487.96448350577">
            <text:p>1487,9644835058</text:p>
          </table:table-cell>
          <table:table-cell table:number-columns-repeated="3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499.86689754728">
            <text:p>1499,8668975473</text:p>
          </table:table-cell>
          <table:table-cell table:number-columns-repeated="3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548.64384364357">
            <text:p>1548,6438436436</text:p>
          </table:table-cell>
          <table:table-cell table:number-columns-repeated="3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561.54102232158">
            <text:p>1561,5410223216</text:p>
          </table:table-cell>
          <table:table-cell table:number-columns-repeated="3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561.54102232158">
            <text:p>1561,5410223216</text:p>
          </table:table-cell>
          <table:table-cell table:number-columns-repeated="3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667.4247592064">
            <text:p>1667,4247592064</text:p>
          </table:table-cell>
          <table:table-cell table:number-columns-repeated="3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716.31322984372">
            <text:p>1716,3132298437</text:p>
          </table:table-cell>
          <table:table-cell table:number-columns-repeated="3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744.25372029486">
            <text:p>1744,2537202949</text:p>
          </table:table-cell>
          <table:table-cell table:number-columns-repeated="3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847.36429871473">
            <text:p>1847,3642987147</text:p>
          </table:table-cell>
          <table:table-cell table:number-columns-repeated="3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864.586798829">
            <text:p>1864,586798829</text:p>
          </table:table-cell>
          <table:table-cell table:number-columns-repeated="3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883.31496834347">
            <text:p>1883,3149683435</text:p>
          </table:table-cell>
          <table:table-cell table:number-columns-repeated="3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945.60485806109">
            <text:p>1945,6048580611</text:p>
          </table:table-cell>
          <table:table-cell table:number-columns-repeated="3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945.60485806109">
            <text:p>1945,6048580611</text:p>
          </table:table-cell>
          <table:table-cell table:number-columns-repeated="3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2008.11555862758">
            <text:p>2008,1155586276</text:p>
          </table:table-cell>
          <table:table-cell table:number-columns-repeated="3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2016.21296883983">
            <text:p>2016,2129688398</text:p>
          </table:table-cell>
          <table:table-cell table:number-columns-repeated="3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016.21296883983">
            <text:p>2016,2129688398</text:p>
          </table:table-cell>
          <table:table-cell table:number-columns-repeated="3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2060.52629287434">
            <text:p>2060,5262928743</text:p>
          </table:table-cell>
          <table:table-cell table:number-columns-repeated="3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2077.65015065485">
            <text:p>2077,6501506549</text:p>
          </table:table-cell>
          <table:table-cell table:number-columns-repeated="3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2094.32973038916">
            <text:p>2094,3297303892</text:p>
          </table:table-cell>
          <table:table-cell table:number-columns-repeated="3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2141.41956483925">
            <text:p>2141,4195648393</text:p>
          </table:table-cell>
          <table:table-cell table:number-columns-repeated="3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2153.71801483586">
            <text:p>2153,7180148359</text:p>
          </table:table-cell>
          <table:table-cell table:number-columns-repeated="3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2153.71801483586">
            <text:p>2153,7180148359</text:p>
          </table:table-cell>
          <table:table-cell table:number-columns-repeated="3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2163.03495733296">
            <text:p>2163,034957333</text:p>
          </table:table-cell>
          <table:table-cell table:number-columns-repeated="3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2243.92820772991">
            <text:p>2243,9282077299</text:p>
          </table:table-cell>
          <table:table-cell table:number-columns-repeated="3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2243.92820772991">
            <text:p>2243,9282077299</text:p>
          </table:table-cell>
          <table:table-cell table:number-columns-repeated="3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2257.43599386998">
            <text:p>2257,43599387</text:p>
          </table:table-cell>
          <table:table-cell table:number-columns-repeated="3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2257.43599386998">
            <text:p>2257,43599387</text:p>
          </table:table-cell>
          <table:table-cell table:number-columns-repeated="3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2257.43599386998">
            <text:p>2257,43599387</text:p>
          </table:table-cell>
          <table:table-cell table:number-columns-repeated="3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2370.71195237211">
            <text:p>2370,7119523721</text:p>
          </table:table-cell>
          <table:table-cell table:number-columns-repeated="3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2401.06996751891">
            <text:p>2401,0699675189</text:p>
          </table:table-cell>
          <table:table-cell table:number-columns-repeated="3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2448.0933446719">
            <text:p>2448,0933446719</text:p>
          </table:table-cell>
          <table:table-cell table:number-columns-repeated="3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2480.47904584421">
            <text:p>2480,4790458442</text:p>
          </table:table-cell>
          <table:table-cell table:number-columns-repeated="3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2587.44523384386">
            <text:p>2587,4452338439</text:p>
          </table:table-cell>
          <table:table-cell table:number-columns-repeated="3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2603.16116248566">
            <text:p>2603,1611624857</text:p>
          </table:table-cell>
          <table:table-cell table:number-columns-repeated="3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2603.16116248566">
            <text:p>2603,1611624857</text:p>
          </table:table-cell>
          <table:table-cell table:number-columns-repeated="3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603.72597736184">
            <text:p>2603,7259773618</text:p>
          </table:table-cell>
          <table:table-cell table:number-columns-repeated="3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2639.81028160994">
            <text:p>2639,8102816099</text:p>
          </table:table-cell>
          <table:table-cell table:number-columns-repeated="3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2711.38420400792">
            <text:p>2711,3842040079</text:p>
          </table:table-cell>
          <table:table-cell table:number-columns-repeated="3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2711.38420400792">
            <text:p>2711,3842040079</text:p>
          </table:table-cell>
          <table:table-cell table:number-columns-repeated="3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2711.38420400792">
            <text:p>2711,3842040079</text:p>
          </table:table-cell>
          <table:table-cell table:number-columns-repeated="3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2741.11242644287">
            <text:p>2741,1124264429</text:p>
          </table:table-cell>
          <table:table-cell table:number-columns-repeated="3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2751.16723058629">
            <text:p>2751,1672305863</text:p>
          </table:table-cell>
          <table:table-cell table:number-columns-repeated="3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2792.05387713205">
            <text:p>2792,0538771321</text:p>
          </table:table-cell>
          <table:table-cell table:number-columns-repeated="3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2823.58766209731">
            <text:p>2823,5876620973</text:p>
          </table:table-cell>
          <table:table-cell table:number-columns-repeated="3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2823.58766209731">
            <text:p>2823,5876620973</text:p>
          </table:table-cell>
          <table:table-cell table:number-columns-repeated="3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2823.58766209731">
            <text:p>2823,5876620973</text:p>
          </table:table-cell>
          <table:table-cell table:number-columns-repeated="3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2823.58766209731">
            <text:p>2823,5876620973</text:p>
          </table:table-cell>
          <table:table-cell table:number-columns-repeated="3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2823.58766209731">
            <text:p>2823,5876620973</text:p>
          </table:table-cell>
          <table:table-cell table:number-columns-repeated="3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2842.31349216333">
            <text:p>2842,3134921633</text:p>
          </table:table-cell>
          <table:table-cell table:number-columns-repeated="3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2842.31349216333">
            <text:p>2842,3134921633</text:p>
          </table:table-cell>
          <table:table-cell table:number-columns-repeated="3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2842.31349216333">
            <text:p>2842,3134921633</text:p>
          </table:table-cell>
          <table:table-cell table:number-columns-repeated="3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2845.00890562199">
            <text:p>2845,008905622</text:p>
          </table:table-cell>
          <table:table-cell table:number-columns-repeated="3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2845.00890562199">
            <text:p>2845,008905622</text:p>
          </table:table-cell>
          <table:table-cell table:number-columns-repeated="3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2877.7572095716">
            <text:p>2877,7572095716</text:p>
          </table:table-cell>
          <table:table-cell table:number-columns-repeated="3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2886.06242518364">
            <text:p>2886,0624251836</text:p>
          </table:table-cell>
          <table:table-cell table:number-columns-repeated="3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2908.44584680406">
            <text:p>2908,4458468041</text:p>
          </table:table-cell>
          <table:table-cell table:number-columns-repeated="3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2908.44584680406">
            <text:p>2908,4458468041</text:p>
          </table:table-cell>
          <table:table-cell table:number-columns-repeated="3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2908.44584680406">
            <text:p>2908,4458468041</text:p>
          </table:table-cell>
          <table:table-cell table:number-columns-repeated="3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2822.25953996086">
            <text:p>2822,2595399609</text:p>
          </table:table-cell>
          <table:table-cell table:number-columns-repeated="3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2578.48035322595">
            <text:p>2578,480353226</text:p>
          </table:table-cell>
          <table:table-cell table:number-columns-repeated="3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2085.54875980424">
            <text:p>2085,5487598042</text:p>
          </table:table-cell>
          <table:table-cell table:number-columns-repeated="3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2335.58730321401">
            <text:p>2335,587303214</text:p>
          </table:table-cell>
          <table:table-cell table:number-columns-repeated="3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900.57769463313">
            <text:p>1900,5776946331</text:p>
          </table:table-cell>
          <table:table-cell table:number-columns-repeated="3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2027.75389724798">
            <text:p>2027,753897248</text:p>
          </table:table-cell>
          <table:table-cell table:number-columns-repeated="3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877.97301469696">
            <text:p>1877,973014697</text:p>
          </table:table-cell>
          <table:table-cell table:number-columns-repeated="3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761.11646080328">
            <text:p>1761,1164608033</text:p>
          </table:table-cell>
          <table:table-cell table:number-columns-repeated="3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404.85220837199">
            <text:p>1404,852208372</text:p>
          </table:table-cell>
          <table:table-cell table:number-columns-repeated="3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457.40193877989">
            <text:p>1457,4019387799</text:p>
          </table:table-cell>
          <table:table-cell table:number-columns-repeated="3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303.52461046204">
            <text:p>1303,524610462</text:p>
          </table:table-cell>
          <table:table-cell table:number-columns-repeated="3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158.54871248442">
            <text:p>1158,5487124844</text:p>
          </table:table-cell>
          <table:table-cell table:number-columns-repeated="3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084.82943116909">
            <text:p>1084,8294311691</text:p>
          </table:table-cell>
          <table:table-cell table:number-columns-repeated="3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105.61873652622">
            <text:p>1105,6187365262</text:p>
          </table:table-cell>
          <table:table-cell table:number-columns-repeated="3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112.17669935134">
            <text:p>1112,1766993513</text:p>
          </table:table-cell>
          <table:table-cell table:number-columns-repeated="3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161.25340822427">
            <text:p>1161,2534082243</text:p>
          </table:table-cell>
          <table:table-cell table:number-columns-repeated="3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108.0688894298">
            <text:p>1108,0688894298</text:p>
          </table:table-cell>
          <table:table-cell table:number-columns-repeated="3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111.35270263025">
            <text:p>1111,3527026303</text:p>
          </table:table-cell>
          <table:table-cell table:number-columns-repeated="3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185.10721926881">
            <text:p>1185,1072192688</text:p>
          </table:table-cell>
          <table:table-cell table:number-columns-repeated="3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269.34696766284">
            <text:p>1269,3469676628</text:p>
          </table:table-cell>
          <table:table-cell table:number-columns-repeated="3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208.01274063883">
            <text:p>1208,0127406388</text:p>
          </table:table-cell>
          <table:table-cell table:number-columns-repeated="3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276.91074460062">
            <text:p>1276,9107446006</text:p>
          </table:table-cell>
          <table:table-cell table:number-columns-repeated="3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233.84760383139">
            <text:p>1233,8476038314</text:p>
          </table:table-cell>
          <table:table-cell table:number-columns-repeated="3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321.92253847002">
            <text:p>1321,92253847</text:p>
          </table:table-cell>
          <table:table-cell table:number-columns-repeated="3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340.22951670797">
            <text:p>1340,229516708</text:p>
          </table:table-cell>
          <table:table-cell table:number-columns-repeated="3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466.68673915375">
            <text:p>1466,6867391538</text:p>
          </table:table-cell>
          <table:table-cell table:number-columns-repeated="3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433.7427457296">
            <text:p>1433,7427457296</text:p>
          </table:table-cell>
          <table:table-cell table:number-columns-repeated="3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375.87933373427">
            <text:p>1375,8793337343</text:p>
          </table:table-cell>
          <table:table-cell table:number-columns-repeated="3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418.8253626252">
            <text:p>1418,8253626252</text:p>
          </table:table-cell>
          <table:table-cell table:number-columns-repeated="3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493.70603400147">
            <text:p>1493,7060340015</text:p>
          </table:table-cell>
          <table:table-cell table:number-columns-repeated="3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393.77721092508">
            <text:p>1393,7772109251</text:p>
          </table:table-cell>
          <table:table-cell table:number-columns-repeated="3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436.48876286916">
            <text:p>1436,4887628692</text:p>
          </table:table-cell>
          <table:table-cell table:number-columns-repeated="3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373.35994894795">
            <text:p>1373,359948948</text:p>
          </table:table-cell>
          <table:table-cell table:number-columns-repeated="3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358.47373687626">
            <text:p>1358,4737368763</text:p>
          </table:table-cell>
          <table:table-cell table:number-columns-repeated="3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349.30892228012">
            <text:p>1349,3089222801</text:p>
          </table:table-cell>
          <table:table-cell table:number-columns-repeated="3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494.12448463587">
            <text:p>1494,1244846359</text:p>
          </table:table-cell>
          <table:table-cell table:number-columns-repeated="3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429.51562028245">
            <text:p>1429,5156202825</text:p>
          </table:table-cell>
          <table:table-cell table:number-columns-repeated="3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429.34535116964">
            <text:p>1429,3453511696</text:p>
          </table:table-cell>
          <table:table-cell table:number-columns-repeated="3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335.04819301212">
            <text:p>1335,0481930121</text:p>
          </table:table-cell>
          <table:table-cell table:number-columns-repeated="3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364.18769288376">
            <text:p>1364,1876928838</text:p>
          </table:table-cell>
          <table:table-cell table:number-columns-repeated="3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289.15361440745">
            <text:p>1289,1536144075</text:p>
          </table:table-cell>
          <table:table-cell table:number-columns-repeated="3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344.62205010447">
            <text:p>1344,6220501045</text:p>
          </table:table-cell>
          <table:table-cell table:number-columns-repeated="3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330.38594963081">
            <text:p>1330,3859496308</text:p>
          </table:table-cell>
          <table:table-cell table:number-columns-repeated="3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330.38594963081">
            <text:p>1330,3859496308</text:p>
          </table:table-cell>
          <table:table-cell table:number-columns-repeated="3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438.16728104068">
            <text:p>1438,1672810407</text:p>
          </table:table-cell>
          <table:table-cell table:number-columns-repeated="3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427.22040453889">
            <text:p>1427,2204045389</text:p>
          </table:table-cell>
          <table:table-cell table:number-columns-repeated="3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443.35664473574">
            <text:p>1443,3566447357</text:p>
          </table:table-cell>
          <table:table-cell table:number-columns-repeated="3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398.93596373492">
            <text:p>1398,9359637349</text:p>
          </table:table-cell>
          <table:table-cell table:number-columns-repeated="3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378.84352619474">
            <text:p>1378,8435261947</text:p>
          </table:table-cell>
          <table:table-cell table:number-columns-repeated="3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313.63802508598">
            <text:p>1313,638025086</text:p>
          </table:table-cell>
          <table:table-cell table:number-columns-repeated="3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313.63802508598">
            <text:p>1313,638025086</text:p>
          </table:table-cell>
          <table:table-cell table:number-columns-repeated="3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216.1848120819">
            <text:p>1216,1848120819</text:p>
          </table:table-cell>
          <table:table-cell table:number-columns-repeated="3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149.10503933579">
            <text:p>1149,1050393358</text:p>
          </table:table-cell>
          <table:table-cell table:number-columns-repeated="3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250.10717509354">
            <text:p>1250,1071750935</text:p>
          </table:table-cell>
          <table:table-cell table:number-columns-repeated="3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237.72907844344">
            <text:p>1237,7290784434</text:p>
          </table:table-cell>
          <table:table-cell table:number-columns-repeated="3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373.75299445228">
            <text:p>1373,7529944523</text:p>
          </table:table-cell>
          <table:table-cell table:number-columns-repeated="3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438.29656031445">
            <text:p>1438,2965603145</text:p>
          </table:table-cell>
          <table:table-cell table:number-columns-repeated="3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457.86670682767">
            <text:p>1457,8667068277</text:p>
          </table:table-cell>
          <table:table-cell table:number-columns-repeated="3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522.99485224571">
            <text:p>1522,9948522457</text:p>
          </table:table-cell>
          <table:table-cell table:number-columns-repeated="3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430.06927516808">
            <text:p>1430,0692751681</text:p>
          </table:table-cell>
          <table:table-cell table:number-columns-repeated="3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455.39136351149">
            <text:p>1455,3913635115</text:p>
          </table:table-cell>
          <table:table-cell table:number-columns-repeated="3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472.53593851229">
            <text:p>1472,5359385123</text:p>
          </table:table-cell>
          <table:table-cell table:number-columns-repeated="3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390.62766004648">
            <text:p>1390,6276600465</text:p>
          </table:table-cell>
          <table:table-cell table:number-columns-repeated="3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283.53473509337">
            <text:p>1283,5347350934</text:p>
          </table:table-cell>
          <table:table-cell table:number-columns-repeated="3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217.88195049042">
            <text:p>1217,8819504904</text:p>
          </table:table-cell>
          <table:table-cell table:number-columns-repeated="3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380.3899594707">
            <text:p>1380,3899594707</text:p>
          </table:table-cell>
          <table:table-cell table:number-columns-repeated="3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380.3899594707">
            <text:p>1380,3899594707</text:p>
          </table:table-cell>
          <table:table-cell table:number-columns-repeated="3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290.15845118744">
            <text:p>1290,1584511874</text:p>
          </table:table-cell>
          <table:table-cell table:number-columns-repeated="3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243.1142024332">
            <text:p>1243,1142024332</text:p>
          </table:table-cell>
          <table:table-cell table:number-columns-repeated="3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234.67276073961">
            <text:p>1234,6727607396</text:p>
          </table:table-cell>
          <table:table-cell table:number-columns-repeated="3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299.09715302384">
            <text:p>1299,0971530238</text:p>
          </table:table-cell>
          <table:table-cell table:number-columns-repeated="3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247.24871070025">
            <text:p>1247,2487107003</text:p>
          </table:table-cell>
          <table:table-cell table:number-columns-repeated="3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285.7350705306">
            <text:p>1285,7350705306</text:p>
          </table:table-cell>
          <table:table-cell table:number-columns-repeated="3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389.98335690429">
            <text:p>1389,9833569043</text:p>
          </table:table-cell>
          <table:table-cell table:number-columns-repeated="3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352.3881909548">
            <text:p>1352,3881909548</text:p>
          </table:table-cell>
          <table:table-cell table:number-columns-repeated="3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279.15658034281">
            <text:p>1279,1565803428</text:p>
          </table:table-cell>
          <table:table-cell table:number-columns-repeated="3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364.69189178371">
            <text:p>1364,6918917837</text:p>
          </table:table-cell>
          <table:table-cell table:number-columns-repeated="3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373.59574925682">
            <text:p>1373,5957492568</text:p>
          </table:table-cell>
          <table:table-cell table:number-columns-repeated="3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459.28497288687">
            <text:p>1459,2849728869</text:p>
          </table:table-cell>
          <table:table-cell table:number-columns-repeated="3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488.24128406698">
            <text:p>1488,241284067</text:p>
          </table:table-cell>
          <table:table-cell table:number-columns-repeated="3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575.79207378672">
            <text:p>1575,7920737867</text:p>
          </table:table-cell>
          <table:table-cell table:number-columns-repeated="3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464.98573974621">
            <text:p>1464,9857397462</text:p>
          </table:table-cell>
          <table:table-cell table:number-columns-repeated="3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532.32957991586">
            <text:p>1532,3295799159</text:p>
          </table:table-cell>
          <table:table-cell table:number-columns-repeated="3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664.99558631451">
            <text:p>1664,9955863145</text:p>
          </table:table-cell>
          <table:table-cell table:number-columns-repeated="3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539.82581899895">
            <text:p>1539,825818999</text:p>
          </table:table-cell>
          <table:table-cell table:number-columns-repeated="3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542.99367564545">
            <text:p>1542,9936756455</text:p>
          </table:table-cell>
          <table:table-cell table:number-columns-repeated="3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425.67317875952">
            <text:p>1425,6731787595</text:p>
          </table:table-cell>
          <table:table-cell table:number-columns-repeated="3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502.8017361903">
            <text:p>1502,8017361903</text:p>
          </table:table-cell>
          <table:table-cell table:number-columns-repeated="3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578.72028467865">
            <text:p>1578,7202846787</text:p>
          </table:table-cell>
          <table:table-cell table:number-columns-repeated="3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677.59376002706">
            <text:p>1677,5937600271</text:p>
          </table:table-cell>
          <table:table-cell table:number-columns-repeated="3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724.85501655303">
            <text:p>1724,855016553</text:p>
          </table:table-cell>
          <table:table-cell table:number-columns-repeated="3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739.8597359692">
            <text:p>1739,8597359692</text:p>
          </table:table-cell>
          <table:table-cell table:number-columns-repeated="3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747.46041922364">
            <text:p>1747,4604192236</text:p>
          </table:table-cell>
          <table:table-cell table:number-columns-repeated="3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781.70781543574">
            <text:p>1781,7078154357</text:p>
          </table:table-cell>
          <table:table-cell table:number-columns-repeated="3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781.70781543574">
            <text:p>1781,7078154357</text:p>
          </table:table-cell>
          <table:table-cell table:number-columns-repeated="3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562.67212252576">
            <text:p>1562,6721225258</text:p>
          </table:table-cell>
          <table:table-cell table:number-columns-repeated="3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384.54077476883">
            <text:p>1384,5407747688</text:p>
          </table:table-cell>
          <table:table-cell table:number-columns-repeated="3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488.99146967109">
            <text:p>1488,9914696711</text:p>
          </table:table-cell>
          <table:table-cell table:number-columns-repeated="3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512.92627806237">
            <text:p>1512,9262780624</text:p>
          </table:table-cell>
          <table:table-cell table:number-columns-repeated="3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431.87161911969">
            <text:p>1431,8716191197</text:p>
          </table:table-cell>
          <table:table-cell table:number-columns-repeated="3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394.59721683809">
            <text:p>1394,5972168381</text:p>
          </table:table-cell>
          <table:table-cell table:number-columns-repeated="3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395.24580542984">
            <text:p>1395,2458054298</text:p>
          </table:table-cell>
          <table:table-cell table:number-columns-repeated="3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443.58453458605">
            <text:p>1443,5845345861</text:p>
          </table:table-cell>
          <table:table-cell table:number-columns-repeated="3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525.81483206543">
            <text:p>1525,8148320654</text:p>
          </table:table-cell>
          <table:table-cell table:number-columns-repeated="3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454.07975328575">
            <text:p>1454,0797532858</text:p>
          </table:table-cell>
          <table:table-cell table:number-columns-repeated="3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377.31043379088">
            <text:p>1377,3104337909</text:p>
          </table:table-cell>
          <table:table-cell table:number-columns-repeated="3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340.38857218484">
            <text:p>1340,3885721848</text:p>
          </table:table-cell>
          <table:table-cell table:number-columns-repeated="3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291.90330453043">
            <text:p>1291,9033045304</text:p>
          </table:table-cell>
          <table:table-cell table:number-columns-repeated="3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408.34545577826">
            <text:p>1408,3454557783</text:p>
          </table:table-cell>
          <table:table-cell table:number-columns-repeated="3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412.98863761723">
            <text:p>1412,9886376172</text:p>
          </table:table-cell>
          <table:table-cell table:number-columns-repeated="3"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342.33772396385">
            <text:p>1342,3377239639</text:p>
          </table:table-cell>
          <table:table-cell table:number-columns-repeated="3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468.49276876012">
            <text:p>1468,4927687601</text:p>
          </table:table-cell>
          <table:table-cell table:number-columns-repeated="3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537.74165690341">
            <text:p>1537,7416569034</text:p>
          </table:table-cell>
          <table:table-cell table:number-columns-repeated="3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550.45714142475">
            <text:p>1550,4571414248</text:p>
          </table:table-cell>
          <table:table-cell table:number-columns-repeated="3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660.28761314901">
            <text:p>1660,287613149</text:p>
          </table:table-cell>
          <table:table-cell table:number-columns-repeated="3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644.81304363477">
            <text:p>1644,8130436348</text:p>
          </table:table-cell>
          <table:table-cell table:number-columns-repeated="3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659.36928866914">
            <text:p>1659,3692886691</text:p>
          </table:table-cell>
          <table:table-cell table:number-columns-repeated="3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718.29463690693">
            <text:p>1718,2946369069</text:p>
          </table:table-cell>
          <table:table-cell table:number-columns-repeated="3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742.24364613781">
            <text:p>1742,2436461378</text:p>
          </table:table-cell>
          <table:table-cell table:number-columns-repeated="3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787.92949950756">
            <text:p>1787,9294995076</text:p>
          </table:table-cell>
          <table:table-cell table:number-columns-repeated="3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683.58070079896">
            <text:p>1683,580700799</text:p>
          </table:table-cell>
          <table:table-cell table:number-columns-repeated="3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556.08653139759">
            <text:p>1556,0865313976</text:p>
          </table:table-cell>
          <table:table-cell table:number-columns-repeated="3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472.09563074636">
            <text:p>1472,0956307464</text:p>
          </table:table-cell>
          <table:table-cell table:number-columns-repeated="3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392.81670346396">
            <text:p>1392,816703464</text:p>
          </table:table-cell>
          <table:table-cell table:number-columns-repeated="3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245.37993697092">
            <text:p>1245,3799369709</text:p>
          </table:table-cell>
          <table:table-cell table:number-columns-repeated="3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215.11496536752">
            <text:p>1215,1149653675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svg:width="15.999cm" svg:height="8.999cm" svg:x="4.616cm" svg:y="0.1cm">
            <draw:object draw:notify-on-update-of-ranges="Sheet2.D28:Sheet2.D28 Sheet2.B2:Sheet2.B68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6.076115095692">
            <text:p>566,076115095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3.652668827037">
            <text:p>533,65266882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7.036975533286">
            <text:p>557,036975533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4.664923942196">
            <text:p>584,664923942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7.269245681573">
            <text:p>607,269245681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3.729226405849">
            <text:p>613,729226405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45.417499269272">
            <text:p>645,417499269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10.873026711307">
            <text:p>710,873026711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0.344719841666">
            <text:p>740,344719841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4.683669544261">
            <text:p>804,683669544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4.552576811427">
            <text:p>844,552576811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4.170941982602">
            <text:p>854,170941982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98.692995125708">
            <text:p>898,692995125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3.535761931949">
            <text:p>953,53576193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09.35718428073">
            <text:p>1009,357184280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35.93297340414">
            <text:p>1035,932973404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35.93297340414">
            <text:p>1035,932973404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60.46726439675">
            <text:p>1060,4672643968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09.90081057284">
            <text:p>1109,900810572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11.1340336957">
            <text:p>1111,1340336957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20.26209521225">
            <text:p>1120,2620952123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90.02851684982">
            <text:p>1190,0285168498</text:p>
          </table:table-cell>
          <table:table-cell/>
          <table:table-cell office:value-type="string">
            <text:p>cardinality estimate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86.26409291356">
            <text:p>1186,264092913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29.02986111364">
            <text:p>1229,029861113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29.02986111364">
            <text:p>1229,029861113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37.1389241148">
            <text:p>1237,138924114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15.23975930662">
            <text:p>1315,239759306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43.51181861997">
            <text:p>1343,5118186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27.92093811442">
            <text:p>1427,920938114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432.69431278815">
            <text:p>1432,694312788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43.72564532165">
            <text:p>1443,725645321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10.60518176153">
            <text:p>1510,605181761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22.10141602151">
            <text:p>1522,101416021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85.6040120125">
            <text:p>1585,604012012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85.6040120125">
            <text:p>1585,604012012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92.3367144022">
            <text:p>1592,336714402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92.3367144022">
            <text:p>1592,3367144022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92.3367144022">
            <text:p>1592,336714402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48.32904967736">
            <text:p>1648,329049677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48.32904967736">
            <text:p>1648,329049677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53.78088736104">
            <text:p>1653,780887361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53.78088736104">
            <text:p>1653,780887361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94.41174258372">
            <text:p>1694,411742583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02.10241678147">
            <text:p>1702,102416781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02.10241678147">
            <text:p>1702,102416781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02.10241678147">
            <text:p>1702,1024167815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05.97399351936">
            <text:p>1705,973993519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05.97399351936">
            <text:p>1705,973993519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85.15341796475">
            <text:p>1785,1534179648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19.80476383418">
            <text:p>1819,8047638342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23.95372784338">
            <text:p>1823,9537278434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23.95372784338">
            <text:p>1823,9537278434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30.63156461059">
            <text:p>1830,6315646106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48.6805413308">
            <text:p>1848,680541330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67.08896711869">
            <text:p>1867,0889671187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67.08896711869">
            <text:p>1867,0889671187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67.08896711869">
            <text:p>1867,088967118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914.75488673877">
            <text:p>1914,7548867388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934.50974310459">
            <text:p>1934,509743104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934.50974310459">
            <text:p>1934,5097431046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934.50974310459">
            <text:p>1934,5097431046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954.6764774058">
            <text:p>1954,6764774058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954.6764774058">
            <text:p>1954,676477405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954.6764774058">
            <text:p>1954,676477405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975.26810648345">
            <text:p>1975,2681064835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985.72747510256">
            <text:p>1985,7274751026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6.98207365699">
            <text:p>2006,982073657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17.7809178887">
            <text:p>2017,7809178887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17.7809178887">
            <text:p>2017,7809178887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70.70403587655">
            <text:p>2070,704035876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82.20145992514">
            <text:p>2082,2014599251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82.20145992514">
            <text:p>2082,2014599251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129.49692807126">
            <text:p>2129,4969280713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135.37035702897">
            <text:p>2135,370357029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135.37035702897">
            <text:p>2135,37035702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10.90646472545">
            <text:p>2210,9064647255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210.90646472545">
            <text:p>2210,9064647255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210.90646472545">
            <text:p>2210,9064647255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210.90646472545">
            <text:p>2210,9064647255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237.2868914311">
            <text:p>2237,2868914311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279.7905607055">
            <text:p>2279,790560705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307.850870506">
            <text:p>2307,850870506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307.850870506">
            <text:p>2307,85087050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324.84090936476">
            <text:p>2324,8409093648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324.84090936476">
            <text:p>2324,840909364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324.84090936476">
            <text:p>2324,8409093648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324.84090936476">
            <text:p>2324,8409093648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354.02826029397">
            <text:p>2354,02826029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361.43996928491">
            <text:p>2361,4399692849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361.43996928491">
            <text:p>2361,4399692849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361.43996928491">
            <text:p>2361,4399692849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361.43996928491">
            <text:p>2361,4399692849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376.40429009626">
            <text:p>2376,4042900963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376.40429009626">
            <text:p>2376,404290096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376.40429009626">
            <text:p>2376,404290096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391.79781033705">
            <text:p>2391,7978103371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248.3952529699">
            <text:p>2248,3952529699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08.15950520104">
            <text:p>1708,159505201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502.98995696698">
            <text:p>1502,989956967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49.66877338674">
            <text:p>1549,6687733867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345.0553494453">
            <text:p>1345,055349445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199.81478880332">
            <text:p>1199,8147888033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227.80381776837">
            <text:p>1227,8038177684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149.47652615375">
            <text:p>1149,476526153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37.70686297206">
            <text:p>1137,7068629721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14.41260921943">
            <text:p>1014,4126092194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014.24113625741">
            <text:p>1014,2411362574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44.027971279609">
            <text:p>944,0279712796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43.15962741833">
            <text:p>1043,1596274183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71.09205077885">
            <text:p>1071,092050778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77.24568001199">
            <text:p>1077,245680012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82.47971364022">
            <text:p>1182,4797136402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9.5484006838">
            <text:p>1269,5484006838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58.73049825963">
            <text:p>1158,7304982596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28.35366273826">
            <text:p>1228,3536627383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59.42225866568">
            <text:p>1259,4222586657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21.55858804439">
            <text:p>1321,5585880444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9.87431300119">
            <text:p>1399,8743130012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438.81390991575">
            <text:p>1438,8139099158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356.20919817634">
            <text:p>1356,209198176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327.40594985425">
            <text:p>1327,4059498543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49.45637419547">
            <text:p>1249,4563741955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55.73217500502">
            <text:p>1255,732175005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18.50026668497">
            <text:p>1218,500266685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75.48567780446">
            <text:p>1275,4856778045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59.42225866568">
            <text:p>1259,4222586657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297.55200928959">
            <text:p>1297,5520092896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143.27542260195">
            <text:p>1143,275422602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56.3249508853">
            <text:p>1056,3249508853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44.91951576935">
            <text:p>1044,919515769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119.59579357072">
            <text:p>1119,5957935707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159.40220174762">
            <text:p>1159,4022017476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177.14401951209">
            <text:p>1177,1440195121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054.67707235714">
            <text:p>1054,6770723571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031.46971206804">
            <text:p>1031,469712068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097.90579375017">
            <text:p>1097,9057937502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092.90627965652">
            <text:p>1092,9062796565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105.79702721021">
            <text:p>1105,7970272102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231.03135873961">
            <text:p>1231,031358739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199.52995028686">
            <text:p>1199,529950286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246.37430069859">
            <text:p>1246,3743006986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183.44177847054">
            <text:p>1183,4417784705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204.10365753124">
            <text:p>1204,1036575312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269.31340170704">
            <text:p>1269,313401707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286.73458311073">
            <text:p>1286,734583110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381.54212193741">
            <text:p>1381,5421219374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341.99058544961">
            <text:p>1341,9905854496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344.39609168744">
            <text:p>1344,3960916874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318.40065522211">
            <text:p>1318,4006552221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343.19226157162">
            <text:p>1343,1922615716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434.55687319838">
            <text:p>1434,5568731984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53.40496935824">
            <text:p>1553,4049693582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71.30432772982">
            <text:p>1571,3043277298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10.09610920434">
            <text:p>1610,0961092043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48.59388174969">
            <text:p>1548,5938817497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72.94555217058">
            <text:p>1672,9455521706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733.85794418011">
            <text:p>1733,8579441801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49.03688804488">
            <text:p>1649,036888044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24.39028813444">
            <text:p>1724,3902881344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760.80959825589">
            <text:p>1760,8095982559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779.47859593339">
            <text:p>1779,4785959334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813.90786126364">
            <text:p>1813,9078612636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857.42578694815">
            <text:p>1857,4257869482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974.80083744862">
            <text:p>1974,8008374486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983.94239476144">
            <text:p>1983,9423947614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15.93776994233">
            <text:p>2015,9377699423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118.43063962726">
            <text:p>2118,4306396273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130.46570822783">
            <text:p>2130,4657082278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176.84161562098">
            <text:p>2176,841615621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205.64911399774">
            <text:p>2205,649113997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180.00523443221">
            <text:p>2180,0052344322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192.75220153052">
            <text:p>2192,7522015305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192.75220153052">
            <text:p>2192,7522015305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118.61764179127">
            <text:p>2118,6176417913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130.65484128743">
            <text:p>2130,654841287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155.14430214743">
            <text:p>2155,1443021474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155.14430214743">
            <text:p>2155,1443021474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155.14430214743">
            <text:p>2155,1443021474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973.6640628128">
            <text:p>1973,6640628128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021.54119355455">
            <text:p>2021,5411935546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76.15631404076">
            <text:p>1876,1563140408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76.15631404076">
            <text:p>1876,1563140408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737.10507479908">
            <text:p>1737,1050747991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739.62327987077">
            <text:p>1739,6232798708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731.59060471503">
            <text:p>1731,590604715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700.18826560127">
            <text:p>1700,1882656013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598.71406941454">
            <text:p>1598,7140694145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640.68087725582">
            <text:p>1640,6808772558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536.48648818144">
            <text:p>1536,4864881814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18.69454435499">
            <text:p>1718,694544355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779.87449383654">
            <text:p>1779,8744938365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779.87449383654">
            <text:p>1779,8744938365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96.91620172712">
            <text:p>1896,9162017271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019.49998446087">
            <text:p>2019,4999844609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116.37579249603">
            <text:p>2116,375792496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122.36463044665">
            <text:p>2122,3646304467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272.26311580749">
            <text:p>2272,2631158075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545.56009151388">
            <text:p>2545,5600915139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328.25204048428">
            <text:p>2328,2520404843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391.35097361619">
            <text:p>2391,3509736162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974.31348801161">
            <text:p>1974,3134880116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74.31348801161">
            <text:p>1974,3134880116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82.58540075511">
            <text:p>2082,5854007551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88.70975817599">
            <text:p>1988,709758176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092.75465162476">
            <text:p>2092,7546516248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803.95509956891">
            <text:p>1803,9550995689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11.03350364196">
            <text:p>1811,033503642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860.44941544933">
            <text:p>1860,4494154493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865.07582564443">
            <text:p>1865,0758256444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658.8245140057">
            <text:p>1658,8245140057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420.11612924726">
            <text:p>1420,1161292473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463.16602036668">
            <text:p>1463,1660203667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454.56444286496">
            <text:p>1454,564442865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341.39992470582">
            <text:p>1341,3999247058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346.36636553525">
            <text:p>1346,3663655353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476.21543860852">
            <text:p>1476,2154386085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523.82886661707">
            <text:p>1523,8288666171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561.70613707444">
            <text:p>1561,7061370744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806.16114973536">
            <text:p>1806,1611497354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532.97799601288">
            <text:p>1532,9779960129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650.18487724955">
            <text:p>1650,1848772496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664.83678019073">
            <text:p>1664,8367801907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786.79807758096">
            <text:p>1786,798077581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36.00563242986">
            <text:p>1836,0056324299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923.0973349888">
            <text:p>1923,0973349888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935.50428949927">
            <text:p>1935,5042894993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842.77217301179">
            <text:p>1842,7721730118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781.49290685969">
            <text:p>1781,4929068597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781.49290685969">
            <text:p>1781,4929068597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798.58140776013">
            <text:p>1798,5814077601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572.75875052315">
            <text:p>1572,7587505232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491.44349349928">
            <text:p>1491,4434934993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491.44349349928">
            <text:p>1491,4434934993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506.04335293725">
            <text:p>1506,0433529373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652.00224583882">
            <text:p>1652,0022458388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720.20356238402">
            <text:p>1720,203562384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608.1676565847">
            <text:p>1608,1676565847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516.31953423587">
            <text:p>1516,3195342359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528.68178615311">
            <text:p>1528,6817861531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528.68178615311">
            <text:p>1528,6817861531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504.15562223454">
            <text:p>1504,1556222345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504.15562223454">
            <text:p>1504,1556222345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495.15999456939">
            <text:p>1495,1599945694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583.55088308041">
            <text:p>1583,5508830804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624.71513934706">
            <text:p>1624,7151393471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384.74048207171">
            <text:p>1384,7404820717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374.58896358572">
            <text:p>1374,5889635857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511.63986728247">
            <text:p>1511,6398672825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511.63986728247">
            <text:p>1511,6398672825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469.43681186712">
            <text:p>1469,4368118671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459.42916991067">
            <text:p>1459,4291699107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373.88078268529">
            <text:p>1373,8807826853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327.67213413788">
            <text:p>1327,6721341379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155.80788113855">
            <text:p>1155,8078811386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135.68131205523">
            <text:p>1135,6813120552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132.25237516065">
            <text:p>1132,2523751607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167.04834654918">
            <text:p>1167,0483465492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139.13108056586">
            <text:p>1139,1310805659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112.31200300444">
            <text:p>1112,3120030044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127.36601662019">
            <text:p>1127,3660166202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097.71748663681">
            <text:p>1097,7174866368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243.29129340174">
            <text:p>1243,2912934017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159.33219630119">
            <text:p>1159,3321963012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176.61021314968">
            <text:p>1176,6102131497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169.72878096438">
            <text:p>1169,7287809644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306.22048154061">
            <text:p>1306,2204815406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375.70188741414">
            <text:p>1375,7018874141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591.75587795644">
            <text:p>1591,7558779564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607.10426729792">
            <text:p>1607,1042672979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593.44676190593">
            <text:p>1593,4467619059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656.80623552583">
            <text:p>1656,8062355258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607.10426729792">
            <text:p>1607,1042672979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480.23283136963">
            <text:p>1480,2328313696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503.97889007565">
            <text:p>1503,9788900757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484.6279307081">
            <text:p>1484,6279307081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502.47246324196">
            <text:p>1502,472463242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502.47246324196">
            <text:p>1502,472463242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590.91178097754">
            <text:p>1590,9117809775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624.50894326703">
            <text:p>1624,508943267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642.29472614118">
            <text:p>1642,2947261412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638.70648148485">
            <text:p>1638,7064814849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530.05834041994">
            <text:p>1530,0583404199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715.54647089544">
            <text:p>1715,5464708954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747.269592882">
            <text:p>1747,269592882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747.269592882">
            <text:p>1747,269592882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626.04980540834">
            <text:p>1626,0498054083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640.27440731459">
            <text:p>1640,2744073146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643.86952930323">
            <text:p>1643,8695293032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676.48052024498">
            <text:p>1676,480520245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715.79175920983">
            <text:p>1715,7917592098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727.64865590463">
            <text:p>1727,6486559046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793.75897816346">
            <text:p>1793,7589781635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760.08324492719">
            <text:p>1760,0832449272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760.08324492719">
            <text:p>1760,0832449272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800.21715630267">
            <text:p>1800,2171563027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683.06417446193">
            <text:p>1683,0641744619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615.10734372996">
            <text:p>1615,10734373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307.07412742768">
            <text:p>1307,0741274277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445.63878615993">
            <text:p>1445,6387861599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460.41713081582">
            <text:p>1460,4171308158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386.19008477689">
            <text:p>1386,1900847769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386.19008477689">
            <text:p>1386,1900847769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369.42229418162">
            <text:p>1369,4222941816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314.23147124231">
            <text:p>1314,2314712423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398.14139157795">
            <text:p>1398,141391578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398.79328172439">
            <text:p>1398,7932817244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415.79135959339">
            <text:p>1415,7913595934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410.46633332317">
            <text:p>1410,4663333232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384.43096030383">
            <text:p>1384,4309603038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548.81873566257">
            <text:p>1548,8187356626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561.71883965559">
            <text:p>1561,7188396556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563.34647784179">
            <text:p>1563,3464778418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547.32094177211">
            <text:p>1547,3209417721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380.68774824985">
            <text:p>1380,6877482499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380.68774824985">
            <text:p>1380,6877482499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461.39530705883">
            <text:p>1461,3953070588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378.46735556988">
            <text:p>1378,4673555699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379.89393019187">
            <text:p>1379,8939301919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421.74605342261">
            <text:p>1421,7460534226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362.34859101023">
            <text:p>1362,3485910102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355.27105583755">
            <text:p>1355,2710558376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387.87342438138">
            <text:p>1387,8734243814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395.94574116368">
            <text:p>1395,9457411637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446.77166362211">
            <text:p>1446,7716636221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365.13822466453">
            <text:p>1365,1382246645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08.00017046309">
            <text:p>1308,0001704631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347.35839711599">
            <text:p>1347,358397116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347.35839711599">
            <text:p>1347,358397116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440.51948429429">
            <text:p>1440,5194842943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498.06473552382">
            <text:p>1498,0647355238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521.61891382915">
            <text:p>1521,6189138292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524.68800939107">
            <text:p>1524,6880093911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524.68800939107">
            <text:p>1524,6880093911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593.94943484548">
            <text:p>1593,9494348455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611.06883000736">
            <text:p>1611,0688300074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661.0201309983">
            <text:p>1661,0201309983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669.80294142432">
            <text:p>1669,8029414243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456.58378235611">
            <text:p>1456,5837823561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569.35217352931">
            <text:p>1569,3521735293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569.35217352931">
            <text:p>1569,3521735293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609.77212990775">
            <text:p>1609,7721299078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613.23464536975">
            <text:p>1613,2346453698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658.72419979108">
            <text:p>1658,7241997911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703.94527096268">
            <text:p>1703,9452709627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713.6784511399">
            <text:p>1713,6784511399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610.63636458869">
            <text:p>1610,6363645887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593.52611023834">
            <text:p>1593,5261102383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507.16643658742">
            <text:p>1507,1664365874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507.16643658742">
            <text:p>1507,1664365874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611.60973847653">
            <text:p>1611,6097384765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547.59532041508">
            <text:p>1547,5953204151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626.46303280489">
            <text:p>1626,4630328049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626.46303280489">
            <text:p>1626,4630328049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752.85253539974">
            <text:p>1752,8525353997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632.65897708047">
            <text:p>1632,6589770805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662.51589767614">
            <text:p>1662,5158976761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607.29261349275">
            <text:p>1607,2926134928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516.30755944764">
            <text:p>1516,3075594476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626.46303280489">
            <text:p>1626,4630328049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727.61756575264">
            <text:p>1727,6175657526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751.82899055325">
            <text:p>1751,8289905533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560.47496808096">
            <text:p>1560,474968081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713.80081959599">
            <text:p>1713,800819596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785.18661344643">
            <text:p>1785,1866134464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719.69512783356">
            <text:p>1719,6951278336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776.46565591511">
            <text:p>1776,4656559151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499.4452246983">
            <text:p>1499,4452246983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558.65082901155">
            <text:p>1558,6508290116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520.72709073973">
            <text:p>1520,7270907397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369.40276030681">
            <text:p>1369,4027603068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434.89994038276">
            <text:p>1434,8999403828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522.27036408957">
            <text:p>1522,2703640896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670.6165581016">
            <text:p>1670,6165581016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799.91339054144">
            <text:p>1799,9133905414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962.38794201485">
            <text:p>1962,3879420149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902.64939475808">
            <text:p>1902,6493947581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759.79287136012">
            <text:p>1759,7928713601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760.82574625023">
            <text:p>1760,8257462502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675.28104897144">
            <text:p>1675,2810489714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631.54909860996">
            <text:p>1631,54909861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634.88327023226">
            <text:p>1634,8832702323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665.74671648723">
            <text:p>1665,7467164872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633.1033513874">
            <text:p>1633,1033513874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533.16160964768">
            <text:p>1533,1616096477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526.9190353778">
            <text:p>1526,9190353778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673.41213044168">
            <text:p>1673,4121304417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561.89669749139">
            <text:p>1561,8966974914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578.33095785135">
            <text:p>1578,3309578514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518.03387851724">
            <text:p>1518,0338785172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555.82174072293">
            <text:p>1555,8217407229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442.14244635354">
            <text:p>1442,142446353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442.14244635354">
            <text:p>1442,1424463535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453.32032201445">
            <text:p>1453,3203220145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453.32032201445">
            <text:p>1453,3203220145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432.50191013189">
            <text:p>1432,501910131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421.64078412695">
            <text:p>1421,640784127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463.24407491821">
            <text:p>1463,2440749182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463.24407491821">
            <text:p>1463,2440749182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466.10437396052">
            <text:p>1466,1043739605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478.38644395812">
            <text:p>1478,3864439581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433.1862433576">
            <text:p>1433,1862433576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466.82119682972">
            <text:p>1466,8211968297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566.79092767301">
            <text:p>1566,790927673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553.80724304133">
            <text:p>1553,8072430413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553.80724304133">
            <text:p>1553,8072430413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553.80724304133">
            <text:p>1553,8072430413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554.00845802335">
            <text:p>1554,0084580234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630.88389554589">
            <text:p>1630,8838955459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604.71342267127">
            <text:p>1604,7134226713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599.57979424677">
            <text:p>1599,5797942468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569.45479754955">
            <text:p>1569,4547975496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562.91380563791">
            <text:p>1562,9138056379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566.17747216517">
            <text:p>1566,1774721652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635.94193397251">
            <text:p>1635,9419339725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574.13843132649">
            <text:p>1574,1384313265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657.17803095594">
            <text:p>1657,1780309559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580.25350218611">
            <text:p>1580,2535021861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405.36634672759">
            <text:p>1405,3663467276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448.80220502103">
            <text:p>1448,802205021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589.25257853078">
            <text:p>1589,2525785308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710.68587307879">
            <text:p>1710,6858730788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625.41659772292">
            <text:p>1625,4165977229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523.47822758563">
            <text:p>1523,4782275856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341.27810703889">
            <text:p>1341,2781070389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331.75164053586">
            <text:p>1331,7516405359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340.97834240768">
            <text:p>1340,9783424077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425.39799722808">
            <text:p>1425,3979972281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447.40423223286">
            <text:p>1447,4042322329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393.61534848823">
            <text:p>1393,6153484882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393.61534848823">
            <text:p>1393,6153484882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500.24191700878">
            <text:p>1500,2419170088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431.54067148771">
            <text:p>1431,5406714877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430.8579084763">
            <text:p>1430,8579084763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393.63557923683">
            <text:p>1393,6355792368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375.74131597416">
            <text:p>1375,7413159742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209.36711737306">
            <text:p>1209,3671173731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241.65110984905">
            <text:p>1241,6511098491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237.55356835162">
            <text:p>1237,5535683516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268.96106631914">
            <text:p>1268,9610663191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341.59675384036">
            <text:p>1341,5967538404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281.42743414545">
            <text:p>1281,4274341455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279.24180517694">
            <text:p>1279,2418051769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248.36779942405">
            <text:p>1248,3677994241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281.42743414545">
            <text:p>1281,4274341455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300.31126251265">
            <text:p>1300,3112625127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351.87400387682">
            <text:p>1351,8740038768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415.66609418864">
            <text:p>1415,6660941886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418.34323953711">
            <text:p>1418,3432395371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437.37057211122">
            <text:p>1437,3705721112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437.37057211122">
            <text:p>1437,3705721112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456.91535665324">
            <text:p>1456,9153566532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431.88229739744">
            <text:p>1431,8822973974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349.4416872074">
            <text:p>1349,4416872074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202.82131595094">
            <text:p>1202,8213159509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103.6993919582">
            <text:p>1103,6993919582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117.67970418549">
            <text:p>1117,6797041855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144.9798500979">
            <text:p>1144,9798500979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214.99962679156">
            <text:p>1214,9996267916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247.84855215261">
            <text:p>1247,8485521526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225.42161945455">
            <text:p>1225,4216194546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203.77149517007">
            <text:p>1203,7714951701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232.45369422054">
            <text:p>1232,4536942205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102.87523419886">
            <text:p>1102,8752341989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087.68091398784">
            <text:p>1087,6809139878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098.83572185503">
            <text:p>1098,835721855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218.56213283714">
            <text:p>1218,5621328371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187.68765091745">
            <text:p>1187,6876509175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172.82976618788">
            <text:p>1172,8297661879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066.13191457026">
            <text:p>1066,1319145703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162.3782314212">
            <text:p>1162,3782314212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203.40934517466">
            <text:p>1203,4093451747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124.0528353801">
            <text:p>1124,0528353801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138.12498383313">
            <text:p>1138,1249838331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175.58723670828">
            <text:p>1175,5872367083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197.64443807069">
            <text:p>1197,6444380707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237.15486683216">
            <text:p>1237,1548668322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189.09990105046">
            <text:p>1189,0999010505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243.30739508267">
            <text:p>1243,3073950827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308.37452144884">
            <text:p>1308,3745214488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294.82190511995">
            <text:p>1294,82190512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396.20966726259">
            <text:p>1396,2096672626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435.62950324219">
            <text:p>1435,6295032422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535.56487645849">
            <text:p>1535,5648764585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535.56487645849">
            <text:p>1535,5648764585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567.66081273875">
            <text:p>1567,6608127388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435.62950324219">
            <text:p>1435,6295032422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449.50220457654">
            <text:p>1449,5022045765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449.50220457654">
            <text:p>1449,5022045765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475.16065875795">
            <text:p>1475,160658758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463.6456299082">
            <text:p>1463,6456299082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435.54363381396">
            <text:p>1435,543633814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424.63651017716">
            <text:p>1424,6365101772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424.63651017716">
            <text:p>1424,6365101772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457.86670682767">
            <text:p>1457,8667068277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457.86670682767">
            <text:p>1457,8667068277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569.19826266053">
            <text:p>1569,1982626605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440.97354534183">
            <text:p>1440,9735453418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448.62731075898">
            <text:p>1448,627310759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569.9167717831">
            <text:p>1569,9167717831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623.43756677617">
            <text:p>1623,4375667762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666.72998682805">
            <text:p>1666,7299868281</text:p>
          </table:table-cell>
          <table:table-cell table:number-columns-repeated="2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684.51124758837">
            <text:p>1684,5112475884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695.93832054885">
            <text:p>1695,9383205489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627.84197560506">
            <text:p>1627,8419756051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633.15891518481">
            <text:p>1633,1589151848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579.0059131122">
            <text:p>1579,0059131122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605.19639024376">
            <text:p>1605,1963902438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623.43756677617">
            <text:p>1623,4375667762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647.96121382385">
            <text:p>1647,9612138239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789.51256382106">
            <text:p>1789,5125638211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666.26712681261">
            <text:p>1666,2671268126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711.90607021004">
            <text:p>1711,90607021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717.78732999282">
            <text:p>1717,7873299928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719.81835709336">
            <text:p>1719,8183570934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833.3234128007">
            <text:p>1833,3234128007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918.3131284106">
            <text:p>1918,3131284106</text:p>
          </table:table-cell>
          <table:table-cell table:number-columns-repeated="2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918.46646772264">
            <text:p>1918,4664677226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790.51383910529">
            <text:p>1790,5138391053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724.14253535871">
            <text:p>1724,1425353587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980.19802626407">
            <text:p>1980,1980262641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012.74672434972">
            <text:p>2012,7467243497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2033.89717402827">
            <text:p>2033,8971740283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993.35521503517">
            <text:p>1993,3552150352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2024.29057482991">
            <text:p>2024,2905748299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2046.38331616628">
            <text:p>2046,3833161663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183.79883331381">
            <text:p>2183,7988333138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998.00163398424">
            <text:p>1998,0016339842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2049.87894244034">
            <text:p>2049,8789424403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2006.01752118412">
            <text:p>2006,0175211841</text:p>
          </table:table-cell>
          <table:table-cell table:number-columns-repeated="2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2006.01752118412">
            <text:p>2006,0175211841</text:p>
          </table:table-cell>
          <table:table-cell table:number-columns-repeated="2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044.2916571476">
            <text:p>2044,2916571476</text:p>
          </table:table-cell>
          <table:table-cell table:number-columns-repeated="2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963.9937912749">
            <text:p>1963,9937912749</text:p>
          </table:table-cell>
          <table:table-cell table:number-columns-repeated="2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986.05611550558">
            <text:p>1986,0561155056</text:p>
          </table:table-cell>
          <table:table-cell table:number-columns-repeated="2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844.41845362745">
            <text:p>1844,4184536275</text:p>
          </table:table-cell>
          <table:table-cell table:number-columns-repeated="2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844.41845362745">
            <text:p>1844,4184536275</text:p>
          </table:table-cell>
          <table:table-cell table:number-columns-repeated="2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028.86809483301">
            <text:p>2028,868094833</text:p>
          </table:table-cell>
          <table:table-cell table:number-columns-repeated="2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2051.06141330831">
            <text:p>2051,0614133083</text:p>
          </table:table-cell>
          <table:table-cell table:number-columns-repeated="2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2051.06141330831">
            <text:p>2051,0614133083</text:p>
          </table:table-cell>
          <table:table-cell table:number-columns-repeated="2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113.18469098192">
            <text:p>2113,1846909819</text:p>
          </table:table-cell>
          <table:table-cell table:number-columns-repeated="2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2174.45029470688">
            <text:p>2174,4502947069</text:p>
          </table:table-cell>
          <table:table-cell table:number-columns-repeated="2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113.9291960917">
            <text:p>2113,9291960917</text:p>
          </table:table-cell>
          <table:table-cell table:number-columns-repeated="2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2186.3352427991">
            <text:p>2186,3352427991</text:p>
          </table:table-cell>
          <table:table-cell table:number-columns-repeated="2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2136.51089400696">
            <text:p>2136,510894007</text:p>
          </table:table-cell>
          <table:table-cell table:number-columns-repeated="2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896.1481436166">
            <text:p>1896,1481436166</text:p>
          </table:table-cell>
          <table:table-cell table:number-columns-repeated="2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898.54804634159">
            <text:p>1898,5480463416</text:p>
          </table:table-cell>
          <table:table-cell table:number-columns-repeated="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999.79128674142">
            <text:p>1999,7912867414</text:p>
          </table:table-cell>
          <table:table-cell table:number-columns-repeated="2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999.79128674142">
            <text:p>1999,7912867414</text:p>
          </table:table-cell>
          <table:table-cell table:number-columns-repeated="2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842.5776459888">
            <text:p>1842,5776459888</text:p>
          </table:table-cell>
          <table:table-cell table:number-columns-repeated="2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802.71867862149">
            <text:p>1802,7186786215</text:p>
          </table:table-cell>
          <table:table-cell table:number-columns-repeated="2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720.03405079924">
            <text:p>1720,0340507992</text:p>
          </table:table-cell>
          <table:table-cell table:number-columns-repeated="2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660.07228966468">
            <text:p>1660,0722896647</text:p>
          </table:table-cell>
          <table:table-cell table:number-columns-repeated="2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730.95056996337">
            <text:p>1730,9505699634</text:p>
          </table:table-cell>
          <table:table-cell table:number-columns-repeated="2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1832.44856864494">
            <text:p>1832,4485686449</text:p>
          </table:table-cell>
          <table:table-cell table:number-columns-repeated="2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925.35358612387">
            <text:p>1925,3535861239</text:p>
          </table:table-cell>
          <table:table-cell table:number-columns-repeated="2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968.30238469899">
            <text:p>1968,302384699</text:p>
          </table:table-cell>
          <table:table-cell table:number-columns-repeated="2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995.80018525859">
            <text:p>1995,8001852586</text:p>
          </table:table-cell>
          <table:table-cell table:number-columns-repeated="2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645.50376249201">
            <text:p>1645,503762492</text:p>
          </table:table-cell>
          <table:table-cell table:number-columns-repeated="2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646.18094775727">
            <text:p>1646,1809477573</text:p>
          </table:table-cell>
          <table:table-cell table:number-columns-repeated="2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650.70979936223">
            <text:p>1650,7097993622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382.87546471304">
            <text:p>1382,875464713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382.89538484477">
            <text:p>1382,8953848448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372.7708022151">
            <text:p>1372,7708022151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370.26277831188">
            <text:p>1370,2627783119</text:p>
          </table:table-cell>
          <table:table-cell table:number-columns-repeated="2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351.74075993451">
            <text:p>1351,7407599345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354.18137913911">
            <text:p>1354,1813791391</text:p>
          </table:table-cell>
          <table:table-cell table:number-columns-repeated="2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349.30892228012">
            <text:p>1349,3089222801</text:p>
          </table:table-cell>
          <table:table-cell table:number-columns-repeated="2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453.93661135726">
            <text:p>1453,9366113573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531.10764599143">
            <text:p>1531,1076459914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488.56434824413">
            <text:p>1488,5643482441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420.21066780047">
            <text:p>1420,2106678005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328.3977986593">
            <text:p>1328,3977986593</text:p>
          </table:table-cell>
          <table:table-cell table:number-columns-repeated="2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567.09783567537">
            <text:p>1567,0978356754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592.89154476279">
            <text:p>1592,8915447628</text:p>
          </table:table-cell>
          <table:table-cell table:number-columns-repeated="2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649.83038909946">
            <text:p>1649,8303890995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608.26194882664">
            <text:p>1608,2619488266</text:p>
          </table:table-cell>
          <table:table-cell table:number-columns-repeated="2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535.81053146441">
            <text:p>1535,8105314644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630.99472505239">
            <text:p>1630,9947250524</text:p>
          </table:table-cell>
          <table:table-cell table:number-columns-repeated="2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618.6747460134">
            <text:p>1618,6747460134</text:p>
          </table:table-cell>
          <table:table-cell table:number-columns-repeated="2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514.10741284297">
            <text:p>1514,107412843</text:p>
          </table:table-cell>
          <table:table-cell table:number-columns-repeated="2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564.64593300371">
            <text:p>1564,6459330037</text:p>
          </table:table-cell>
          <table:table-cell table:number-columns-repeated="2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490.04300099813">
            <text:p>1490,0430009981</text:p>
          </table:table-cell>
          <table:table-cell table:number-columns-repeated="2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388.01388724512">
            <text:p>1388,0138872451</text:p>
          </table:table-cell>
          <table:table-cell table:number-columns-repeated="2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399.01750938209">
            <text:p>1399,0175093821</text:p>
          </table:table-cell>
          <table:table-cell table:number-columns-repeated="2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574.91314387697">
            <text:p>1574,913143877</text:p>
          </table:table-cell>
          <table:table-cell table:number-columns-repeated="2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457.11437370128">
            <text:p>1457,1143737013</text:p>
          </table:table-cell>
          <table:table-cell table:number-columns-repeated="2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457.11437370128">
            <text:p>1457,1143737013</text:p>
          </table:table-cell>
          <table:table-cell table:number-columns-repeated="2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364.18769288376">
            <text:p>1364,1876928838</text:p>
          </table:table-cell>
          <table:table-cell table:number-columns-repeated="2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394.62760595768">
            <text:p>1394,6276059577</text:p>
          </table:table-cell>
          <table:table-cell table:number-columns-repeated="2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394.62760595768">
            <text:p>1394,6276059577</text:p>
          </table:table-cell>
          <table:table-cell table:number-columns-repeated="2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415.68697021675">
            <text:p>1415,6869702168</text:p>
          </table:table-cell>
          <table:table-cell table:number-columns-repeated="2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399.91513935151">
            <text:p>1399,9151393515</text:p>
          </table:table-cell>
          <table:table-cell table:number-columns-repeated="2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399.91513935151">
            <text:p>1399,9151393515</text:p>
          </table:table-cell>
          <table:table-cell table:number-columns-repeated="2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569.86542788266">
            <text:p>1569,8654278827</text:p>
          </table:table-cell>
          <table:table-cell table:number-columns-repeated="2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556.83094966851">
            <text:p>1556,8309496685</text:p>
          </table:table-cell>
          <table:table-cell table:number-columns-repeated="2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576.05076931539">
            <text:p>1576,0507693154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469.51553691789">
            <text:p>1469,5155369179</text:p>
          </table:table-cell>
          <table:table-cell table:number-columns-repeated="2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446.92430196851">
            <text:p>1446,9243019685</text:p>
          </table:table-cell>
          <table:table-cell table:number-columns-repeated="2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473.2138496326">
            <text:p>1473,2138496326</text:p>
          </table:table-cell>
          <table:table-cell table:number-columns-repeated="2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521.01621609564">
            <text:p>1521,0162160956</text:p>
          </table:table-cell>
          <table:table-cell table:number-columns-repeated="2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479.75369562878">
            <text:p>1479,7536956288</text:p>
          </table:table-cell>
          <table:table-cell table:number-columns-repeated="2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304.1443836185">
            <text:p>1304,1443836185</text:p>
          </table:table-cell>
          <table:table-cell table:number-columns-repeated="2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319.59671360268">
            <text:p>1319,5967136027</text:p>
          </table:table-cell>
          <table:table-cell table:number-columns-repeated="2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305.81183791004">
            <text:p>1305,81183791</text:p>
          </table:table-cell>
          <table:table-cell table:number-columns-repeated="2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448.27764888">
            <text:p>1448,27764888</text:p>
          </table:table-cell>
          <table:table-cell table:number-columns-repeated="2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520.19731296905">
            <text:p>1520,1973129691</text:p>
          </table:table-cell>
          <table:table-cell table:number-columns-repeated="2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542.07662856491">
            <text:p>1542,0766285649</text:p>
          </table:table-cell>
          <table:table-cell table:number-columns-repeated="2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614.26544889625">
            <text:p>1614,2654488963</text:p>
          </table:table-cell>
          <table:table-cell table:number-columns-repeated="2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509.48883648027">
            <text:p>1509,4888364803</text:p>
          </table:table-cell>
          <table:table-cell table:number-columns-repeated="2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645.70121730194">
            <text:p>1645,7012173019</text:p>
          </table:table-cell>
          <table:table-cell table:number-columns-repeated="2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638.51070149526">
            <text:p>1638,5107014953</text:p>
          </table:table-cell>
          <table:table-cell table:number-columns-repeated="2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652.95512166719">
            <text:p>1652,9551216672</text:p>
          </table:table-cell>
          <table:table-cell table:number-columns-repeated="2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97.80763727761">
            <text:p>1497,8076372776</text:p>
          </table:table-cell>
          <table:table-cell table:number-columns-repeated="2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409.16201375825">
            <text:p>1409,1620137583</text:p>
          </table:table-cell>
          <table:table-cell table:number-columns-repeated="2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531.64505673844">
            <text:p>1531,6450567384</text:p>
          </table:table-cell>
          <table:table-cell table:number-columns-repeated="2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440.45464178896">
            <text:p>1440,454641789</text:p>
          </table:table-cell>
          <table:table-cell table:number-columns-repeated="2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474.43566388642">
            <text:p>1474,4356638864</text:p>
          </table:table-cell>
          <table:table-cell table:number-columns-repeated="2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392.32180115312">
            <text:p>1392,3218011531</text:p>
          </table:table-cell>
          <table:table-cell table:number-columns-repeated="2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342.02810528145">
            <text:p>1342,0281052815</text:p>
          </table:table-cell>
          <table:table-cell table:number-columns-repeated="2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418.48993796168">
            <text:p>1418,4899379617</text:p>
          </table:table-cell>
          <table:table-cell table:number-columns-repeated="2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356.89927366834">
            <text:p>1356,8992736683</text:p>
          </table:table-cell>
          <table:table-cell table:number-columns-repeated="2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402.57396980596">
            <text:p>1402,573969806</text:p>
          </table:table-cell>
          <table:table-cell table:number-columns-repeated="2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456.71639396247">
            <text:p>1456,7163939625</text:p>
          </table:table-cell>
          <table:table-cell table:number-columns-repeated="2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515.20668746837">
            <text:p>1515,2066874684</text:p>
          </table:table-cell>
          <table:table-cell table:number-columns-repeated="2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468.48153745788">
            <text:p>1468,4815374579</text:p>
          </table:table-cell>
          <table:table-cell table:number-columns-repeated="2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576.51663537743">
            <text:p>1576,5166353774</text:p>
          </table:table-cell>
          <table:table-cell table:number-columns-repeated="2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588.41113372671">
            <text:p>1588,4111337267</text:p>
          </table:table-cell>
          <table:table-cell table:number-columns-repeated="2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644.34819230441">
            <text:p>1644,3481923044</text:p>
          </table:table-cell>
          <table:table-cell table:number-columns-repeated="2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658.89617444503">
            <text:p>1658,896174445</text:p>
          </table:table-cell>
          <table:table-cell table:number-columns-repeated="2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673.70387404433">
            <text:p>1673,7038740443</text:p>
          </table:table-cell>
          <table:table-cell table:number-columns-repeated="2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549.24363792516">
            <text:p>1549,2436379252</text:p>
          </table:table-cell>
          <table:table-cell table:number-columns-repeated="2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624.75638484453">
            <text:p>1624,7563848445</text:p>
          </table:table-cell>
          <table:table-cell table:number-columns-repeated="2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774.69231003436">
            <text:p>1774,6923100344</text:p>
          </table:table-cell>
          <table:table-cell table:number-columns-repeated="2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598.38134779575">
            <text:p>1598,3813477958</text:p>
          </table:table-cell>
          <table:table-cell table:number-columns-repeated="2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601.79498300311">
            <text:p>1601,7949830031</text:p>
          </table:table-cell>
          <table:table-cell table:number-columns-repeated="2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475.72755728024">
            <text:p>1475,7275572802</text:p>
          </table:table-cell>
          <table:table-cell table:number-columns-repeated="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545.77626173491">
            <text:p>1545,7762617349</text:p>
          </table:table-cell>
          <table:table-cell table:number-columns-repeated="2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644.03843736186">
            <text:p>1644,0384373619</text:p>
          </table:table-cell>
          <table:table-cell table:number-columns-repeated="2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751.54133390455">
            <text:p>1751,5413339046</text:p>
          </table:table-cell>
          <table:table-cell table:number-columns-repeated="2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736.33533209095">
            <text:p>1736,335332091</text:p>
          </table:table-cell>
          <table:table-cell table:number-columns-repeated="2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751.54133390455">
            <text:p>1751,5413339046</text:p>
          </table:table-cell>
          <table:table-cell table:number-columns-repeated="2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768.57854374026">
            <text:p>1768,5785437403</text:p>
          </table:table-cell>
          <table:table-cell table:number-columns-repeated="2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811.83672123407">
            <text:p>1811,8367212341</text:p>
          </table:table-cell>
          <table:table-cell table:number-columns-repeated="2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777.48528997053">
            <text:p>1777,4852899705</text:p>
          </table:table-cell>
          <table:table-cell table:number-columns-repeated="2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559.42303368623">
            <text:p>1559,4230336862</text:p>
          </table:table-cell>
          <table:table-cell table:number-columns-repeated="2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382.62651147929">
            <text:p>1382,6265114793</text:p>
          </table:table-cell>
          <table:table-cell table:number-columns-repeated="2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408.59342393105">
            <text:p>1408,5934239311</text:p>
          </table:table-cell>
          <table:table-cell table:number-columns-repeated="2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408.51075817849">
            <text:p>1408,5107581785</text:p>
          </table:table-cell>
          <table:table-cell table:number-columns-repeated="2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357.36931010737">
            <text:p>1357,3693101074</text:p>
          </table:table-cell>
          <table:table-cell table:number-columns-repeated="2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319.17059562496">
            <text:p>1319,170595625</text:p>
          </table:table-cell>
          <table:table-cell table:number-columns-repeated="2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328.51728782299">
            <text:p>1328,517287823</text:p>
          </table:table-cell>
          <table:table-cell table:number-columns-repeated="2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372.27042477052">
            <text:p>1372,2704247705</text:p>
          </table:table-cell>
          <table:table-cell table:number-columns-repeated="2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296.36930249085">
            <text:p>1296,3693024909</text:p>
          </table:table-cell>
          <table:table-cell table:number-columns-repeated="2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212.53661862479">
            <text:p>1212,5366186248</text:p>
          </table:table-cell>
          <table:table-cell table:number-columns-repeated="2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218.94120014105">
            <text:p>1218,9412001411</text:p>
          </table:table-cell>
          <table:table-cell table:number-columns-repeated="2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266.27466396677">
            <text:p>1266,2746639668</text:p>
          </table:table-cell>
          <table:table-cell table:number-columns-repeated="2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239.07897689435">
            <text:p>1239,0789768944</text:p>
          </table:table-cell>
          <table:table-cell table:number-columns-repeated="2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345.80014595054">
            <text:p>1345,8001459505</text:p>
          </table:table-cell>
          <table:table-cell table:number-columns-repeated="2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321.64045941627">
            <text:p>1321,6404594163</text:p>
          </table:table-cell>
          <table:table-cell table:number-columns-repeated="2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331.02230818504">
            <text:p>1331,022308185</text:p>
          </table:table-cell>
          <table:table-cell table:number-columns-repeated="2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390.23496674813">
            <text:p>1390,2349667481</text:p>
          </table:table-cell>
          <table:table-cell table:number-columns-repeated="2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486.68561911139">
            <text:p>1486,6856191114</text:p>
          </table:table-cell>
          <table:table-cell table:number-columns-repeated="2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424.56252010756">
            <text:p>1424,5625201076</text:p>
          </table:table-cell>
          <table:table-cell table:number-columns-repeated="2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507.60430147237">
            <text:p>1507,6043014724</text:p>
          </table:table-cell>
          <table:table-cell table:number-columns-repeated="2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519.05473249062">
            <text:p>1519,0547324906</text:p>
          </table:table-cell>
          <table:table-cell table:number-columns-repeated="2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531.46180615138">
            <text:p>1531,4618061514</text:p>
          </table:table-cell>
          <table:table-cell table:number-columns-repeated="2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594.96898200395">
            <text:p>1594,968982004</text:p>
          </table:table-cell>
          <table:table-cell table:number-columns-repeated="2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636.73683197894">
            <text:p>1636,7368319789</text:p>
          </table:table-cell>
          <table:table-cell table:number-columns-repeated="2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706.56535052855">
            <text:p>1706,5653505286</text:p>
          </table:table-cell>
          <table:table-cell table:number-columns-repeated="2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730.18627073808">
            <text:p>1730,1862707381</text:p>
          </table:table-cell>
          <table:table-cell table:number-columns-repeated="2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700.76055222748">
            <text:p>1700,7605522275</text:p>
          </table:table-cell>
          <table:table-cell table:number-columns-repeated="2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657.53568395778">
            <text:p>1657,5356839578</text:p>
          </table:table-cell>
          <table:table-cell table:number-columns-repeated="2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466.33950422417">
            <text:p>1466,3395042242</text:p>
          </table:table-cell>
          <table:table-cell table:number-columns-repeated="2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380.63810786456">
            <text:p>1380,6381078646</text:p>
          </table:table-cell>
          <table:table-cell table:number-columns-repeated="2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343.54002213029">
            <text:p>1343,5400221303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svg:width="16.437cm" svg:height="8.99cm" svg:x="4.626cm" svg:y="0.107cm">
            <draw:object draw:notify-on-update-of-ranges="Sheet3.F24:Sheet3.F24 Sheet3.B1:Sheet3.B78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6.076115095692">
            <text:p>566,0761150957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3.652668827037">
            <text:p>533,652668827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7.036975533286">
            <text:p>557,0369755333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4.664923942196">
            <text:p>584,6649239422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7.269245681573">
            <text:p>607,269245681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3.729226405849">
            <text:p>613,7292264058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45.417499269272">
            <text:p>645,4174992693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10.873026711307">
            <text:p>710,8730267113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0.344719841666">
            <text:p>740,3447198417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4.683669544261">
            <text:p>804,6836695443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4.552576811427">
            <text:p>844,5525768114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4.170941982602">
            <text:p>854,1709419826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98.692995125708">
            <text:p>898,692995125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3.535761931949">
            <text:p>953,5357619319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09.35718428073">
            <text:p>1009,3571842807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35.93297340414">
            <text:p>1035,932973404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35.93297340414">
            <text:p>1035,9329734041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60.46726439675">
            <text:p>1060,4672643968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09.90081057284">
            <text:p>1109,9008105728</text:p>
          </table:table-cell>
          <table:table-cell table:number-columns-repeated="3"/>
          <table:table-cell office:value-type="string">
            <text:p>cardinality estimat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11.1340336957">
            <text:p>1111,1340336957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20.26209521225">
            <text:p>1120,2620952123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90.02851684982">
            <text:p>1190,0285168498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86.26409291356">
            <text:p>1186,2640929136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29.02986111364">
            <text:p>1229,0298611136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29.02986111364">
            <text:p>1229,0298611136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37.1389241148">
            <text:p>1237,1389241148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15.23975930662">
            <text:p>1315,2397593066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43.51181861997">
            <text:p>1343,51181862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27.92093811442">
            <text:p>1427,920938114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432.69431278815">
            <text:p>1432,6943127882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43.72564532165">
            <text:p>1443,7256453217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10.60518176153">
            <text:p>1510,6051817615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22.10141602151">
            <text:p>1522,1014160215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85.6040120125">
            <text:p>1585,6040120125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85.6040120125">
            <text:p>1585,604012012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92.3367144022">
            <text:p>1592,3367144022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92.3367144022">
            <text:p>1592,3367144022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92.3367144022">
            <text:p>1592,3367144022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48.32904967736">
            <text:p>1648,3290496774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48.32904967736">
            <text:p>1648,329049677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53.78088736104">
            <text:p>1653,78088736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53.78088736104">
            <text:p>1653,780887361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94.41174258372">
            <text:p>1694,4117425837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02.10241678147">
            <text:p>1702,1024167815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02.10241678147">
            <text:p>1702,102416781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02.10241678147">
            <text:p>1702,1024167815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05.97399351936">
            <text:p>1705,9739935194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05.97399351936">
            <text:p>1705,9739935194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85.15341796475">
            <text:p>1785,1534179648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19.80476383418">
            <text:p>1819,8047638342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23.95372784338">
            <text:p>1823,9537278434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23.95372784338">
            <text:p>1823,9537278434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30.63156461059">
            <text:p>1830,6315646106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48.6805413308">
            <text:p>1848,6805413308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67.08896711869">
            <text:p>1867,0889671187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67.08896711869">
            <text:p>1867,0889671187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67.08896711869">
            <text:p>1867,0889671187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914.75488673877">
            <text:p>1914,7548867388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934.50974310459">
            <text:p>1934,509743104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934.50974310459">
            <text:p>1934,5097431046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934.50974310459">
            <text:p>1934,5097431046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954.6764774058">
            <text:p>1954,6764774058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954.6764774058">
            <text:p>1954,6764774058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954.6764774058">
            <text:p>1954,6764774058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975.26810648345">
            <text:p>1975,268106483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985.72747510256">
            <text:p>1985,7274751026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6.98207365699">
            <text:p>2006,982073657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17.7809178887">
            <text:p>2017,7809178887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17.7809178887">
            <text:p>2017,7809178887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70.70403587655">
            <text:p>2070,7040358766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82.20145992514">
            <text:p>2082,2014599251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82.20145992514">
            <text:p>2082,2014599251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129.49692807126">
            <text:p>2129,4969280713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135.37035702897">
            <text:p>2135,370357029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135.37035702897">
            <text:p>2135,370357029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10.90646472545">
            <text:p>2210,9064647255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210.90646472545">
            <text:p>2210,9064647255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210.90646472545">
            <text:p>2210,9064647255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210.90646472545">
            <text:p>2210,9064647255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237.2868914311">
            <text:p>2237,2868914311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279.7905607055">
            <text:p>2279,7905607055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307.850870506">
            <text:p>2307,850870506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307.850870506">
            <text:p>2307,850870506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324.84090936476">
            <text:p>2324,8409093648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324.84090936476">
            <text:p>2324,8409093648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324.84090936476">
            <text:p>2324,8409093648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324.84090936476">
            <text:p>2324,8409093648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354.02826029397">
            <text:p>2354,028260294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361.43996928491">
            <text:p>2361,4399692849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361.43996928491">
            <text:p>2361,4399692849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361.43996928491">
            <text:p>2361,4399692849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361.43996928491">
            <text:p>2361,4399692849</text:p>
          </table:table-cell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376.40429009626">
            <text:p>2376,4042900963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376.40429009626">
            <text:p>2376,4042900963</text:p>
          </table:table-cell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376.40429009626">
            <text:p>2376,4042900963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391.79781033705">
            <text:p>2391,7978103371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248.3952529699">
            <text:p>2248,3952529699</text:p>
          </table:table-cell>
          <table:table-cell table:number-columns-repeated="4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08.15950520104">
            <text:p>1708,159505201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502.98995696698">
            <text:p>1502,989956967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49.66877338674">
            <text:p>1549,668773386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345.0553494453">
            <text:p>1345,0553494453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199.81478880332">
            <text:p>1199,8147888033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227.80381776837">
            <text:p>1227,8038177684</text:p>
          </table:table-cell>
          <table:table-cell table:number-columns-repeated="4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149.47652615375">
            <text:p>1149,4765261538</text:p>
          </table:table-cell>
          <table:table-cell table:number-columns-repeated="4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37.70686297206">
            <text:p>1137,7068629721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14.41260921943">
            <text:p>1014,4126092194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014.24113625741">
            <text:p>1014,2411362574</text:p>
          </table:table-cell>
          <table:table-cell table:number-columns-repeated="4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44.027971279609">
            <text:p>944,0279712796</text:p>
          </table:table-cell>
          <table:table-cell table:number-columns-repeated="4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43.15962741833">
            <text:p>1043,1596274183</text:p>
          </table:table-cell>
          <table:table-cell table:number-columns-repeated="4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71.09205077885">
            <text:p>1071,0920507789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77.24568001199">
            <text:p>1077,245680012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82.47971364022">
            <text:p>1182,4797136402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9.5484006838">
            <text:p>1269,5484006838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58.73049825963">
            <text:p>1158,7304982596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28.35366273826">
            <text:p>1228,3536627383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59.42225866568">
            <text:p>1259,4222586657</text:p>
          </table:table-cell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21.55858804439">
            <text:p>1321,5585880444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9.87431300119">
            <text:p>1399,8743130012</text:p>
          </table:table-cell>
          <table:table-cell table:number-columns-repeated="4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438.81390991575">
            <text:p>1438,8139099158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356.20919817634">
            <text:p>1356,2091981763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327.40594985425">
            <text:p>1327,4059498543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49.45637419547">
            <text:p>1249,4563741955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55.73217500502">
            <text:p>1255,732175005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18.50026668497">
            <text:p>1218,500266685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75.48567780446">
            <text:p>1275,4856778045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59.42225866568">
            <text:p>1259,4222586657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297.55200928959">
            <text:p>1297,5520092896</text:p>
          </table:table-cell>
          <table:table-cell table:number-columns-repeated="4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143.27542260195">
            <text:p>1143,275422602</text:p>
          </table:table-cell>
          <table:table-cell table:number-columns-repeated="4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56.3249508853">
            <text:p>1056,3249508853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44.91951576935">
            <text:p>1044,9195157694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119.59579357072">
            <text:p>1119,5957935707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159.40220174762">
            <text:p>1159,4022017476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177.14401951209">
            <text:p>1177,1440195121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054.67707235714">
            <text:p>1054,6770723571</text:p>
          </table:table-cell>
          <table:table-cell table:number-columns-repeated="4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031.46971206804">
            <text:p>1031,469712068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097.90579375017">
            <text:p>1097,9057937502</text:p>
          </table:table-cell>
          <table:table-cell table:number-columns-repeated="4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092.90627965652">
            <text:p>1092,9062796565</text:p>
          </table:table-cell>
          <table:table-cell table:number-columns-repeated="4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105.79702721021">
            <text:p>1105,7970272102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231.03135873961">
            <text:p>1231,0313587396</text:p>
          </table:table-cell>
          <table:table-cell table:number-columns-repeated="4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199.52995028686">
            <text:p>1199,5299502869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246.37430069859">
            <text:p>1246,3743006986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183.44177847054">
            <text:p>1183,4417784705</text:p>
          </table:table-cell>
          <table:table-cell table:number-columns-repeated="4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204.10365753124">
            <text:p>1204,1036575312</text:p>
          </table:table-cell>
          <table:table-cell table:number-columns-repeated="4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269.31340170704">
            <text:p>1269,313401707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286.73458311073">
            <text:p>1286,7345831107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381.54212193741">
            <text:p>1381,5421219374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341.99058544961">
            <text:p>1341,9905854496</text:p>
          </table:table-cell>
          <table:table-cell table:number-columns-repeated="4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344.39609168744">
            <text:p>1344,3960916874</text:p>
          </table:table-cell>
          <table:table-cell table:number-columns-repeated="4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318.40065522211">
            <text:p>1318,4006552221</text:p>
          </table:table-cell>
          <table:table-cell table:number-columns-repeated="4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343.19226157162">
            <text:p>1343,1922615716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434.55687319838">
            <text:p>1434,5568731984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53.40496935824">
            <text:p>1553,4049693582</text:p>
          </table:table-cell>
          <table:table-cell table:number-columns-repeated="4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71.30432772982">
            <text:p>1571,3043277298</text:p>
          </table:table-cell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10.09610920434">
            <text:p>1610,0961092043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48.59388174969">
            <text:p>1548,5938817497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72.94555217058">
            <text:p>1672,9455521706</text:p>
          </table:table-cell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733.85794418011">
            <text:p>1733,8579441801</text:p>
          </table:table-cell>
          <table:table-cell table:number-columns-repeated="4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49.03688804488">
            <text:p>1649,0368880449</text:p>
          </table:table-cell>
          <table:table-cell table:number-columns-repeated="4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24.39028813444">
            <text:p>1724,3902881344</text:p>
          </table:table-cell>
          <table:table-cell table:number-columns-repeated="4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760.80959825589">
            <text:p>1760,8095982559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779.47859593339">
            <text:p>1779,4785959334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813.90786126364">
            <text:p>1813,9078612636</text:p>
          </table:table-cell>
          <table:table-cell table:number-columns-repeated="4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857.42578694815">
            <text:p>1857,4257869482</text:p>
          </table:table-cell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974.80083744862">
            <text:p>1974,8008374486</text:p>
          </table:table-cell>
          <table:table-cell table:number-columns-repeated="4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983.94239476144">
            <text:p>1983,9423947614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15.93776994233">
            <text:p>2015,9377699423</text:p>
          </table:table-cell>
          <table:table-cell table:number-columns-repeated="4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118.43063962726">
            <text:p>2118,4306396273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130.46570822783">
            <text:p>2130,4657082278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176.84161562098">
            <text:p>2176,841615621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205.64911399774">
            <text:p>2205,6491139977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180.00523443221">
            <text:p>2180,0052344322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192.75220153052">
            <text:p>2192,7522015305</text:p>
          </table:table-cell>
          <table:table-cell table:number-columns-repeated="4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192.75220153052">
            <text:p>2192,7522015305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118.61764179127">
            <text:p>2118,6176417913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130.65484128743">
            <text:p>2130,6548412874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155.14430214743">
            <text:p>2155,1443021474</text:p>
          </table:table-cell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155.14430214743">
            <text:p>2155,1443021474</text:p>
          </table:table-cell>
          <table:table-cell table:number-columns-repeated="4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155.14430214743">
            <text:p>2155,1443021474</text:p>
          </table:table-cell>
          <table:table-cell table:number-columns-repeated="4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973.6640628128">
            <text:p>1973,6640628128</text:p>
          </table:table-cell>
          <table:table-cell table:number-columns-repeated="4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021.54119355455">
            <text:p>2021,5411935546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76.15631404076">
            <text:p>1876,1563140408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76.15631404076">
            <text:p>1876,1563140408</text:p>
          </table:table-cell>
          <table:table-cell table:number-columns-repeated="4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737.10507479908">
            <text:p>1737,1050747991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739.62327987077">
            <text:p>1739,6232798708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731.59060471503">
            <text:p>1731,590604715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700.18826560127">
            <text:p>1700,1882656013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598.71406941454">
            <text:p>1598,7140694145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640.68087725582">
            <text:p>1640,6808772558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536.48648818144">
            <text:p>1536,4864881814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18.69454435499">
            <text:p>1718,694544355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779.87449383654">
            <text:p>1779,8744938365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779.87449383654">
            <text:p>1779,8744938365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96.91620172712">
            <text:p>1896,9162017271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019.49998446087">
            <text:p>2019,4999844609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116.37579249603">
            <text:p>2116,375792496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122.36463044665">
            <text:p>2122,3646304467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272.26311580749">
            <text:p>2272,2631158075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545.56009151388">
            <text:p>2545,5600915139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328.25204048428">
            <text:p>2328,2520404843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391.35097361619">
            <text:p>2391,3509736162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974.31348801161">
            <text:p>1974,3134880116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74.31348801161">
            <text:p>1974,3134880116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82.58540075511">
            <text:p>2082,5854007551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88.70975817599">
            <text:p>1988,709758176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092.75465162476">
            <text:p>2092,7546516248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803.95509956891">
            <text:p>1803,9550995689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11.03350364196">
            <text:p>1811,033503642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860.44941544933">
            <text:p>1860,4494154493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865.07582564443">
            <text:p>1865,0758256444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658.8245140057">
            <text:p>1658,8245140057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420.11612924726">
            <text:p>1420,1161292473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463.16602036668">
            <text:p>1463,1660203667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454.56444286496">
            <text:p>1454,564442865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341.39992470582">
            <text:p>1341,3999247058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346.36636553525">
            <text:p>1346,3663655353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476.21543860852">
            <text:p>1476,2154386085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523.82886661707">
            <text:p>1523,8288666171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561.70613707444">
            <text:p>1561,7061370744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806.16114973536">
            <text:p>1806,1611497354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532.97799601288">
            <text:p>1532,9779960129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650.18487724955">
            <text:p>1650,1848772496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664.83678019073">
            <text:p>1664,8367801907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786.79807758096">
            <text:p>1786,798077581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36.00563242986">
            <text:p>1836,0056324299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702.63069657989">
            <text:p>1702,6306965799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002.69065349595">
            <text:p>2002,690653496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04.28174068787">
            <text:p>2204,2817406879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343.31206930467">
            <text:p>2343,3120693047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559.19974705254">
            <text:p>2559,1997470525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524.74011522331">
            <text:p>2524,7401152233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336.923370244">
            <text:p>2336,923370244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168.04192615956">
            <text:p>2168,0419261596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414.02065733705">
            <text:p>2414,0206573371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370.15592122625">
            <text:p>2370,1559212263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370.15592122625">
            <text:p>2370,1559212263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370.15592122625">
            <text:p>2370,1559212263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01.46037075053">
            <text:p>2401,4603707505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48.49919051503">
            <text:p>2448,499190515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305.49538337216">
            <text:p>2305,4953833722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97.41992769971">
            <text:p>2197,4199276997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147.09489541646">
            <text:p>2147,094895416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59.45880830269">
            <text:p>2159,4588083027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989.08059777494">
            <text:p>1989,0805977749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104.17605697177">
            <text:p>2104,1760569718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283.55943700262">
            <text:p>2283,5594370026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77.48348234366">
            <text:p>2177,4834823437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187.00763184556">
            <text:p>2187,0076318456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05.65291465282">
            <text:p>2105,6529146528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123.53828397997">
            <text:p>2123,53828398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954.73617737457">
            <text:p>1954,7361773746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824.00570961494">
            <text:p>1824,0057096149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917.25958382962">
            <text:p>1917,2595838296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801.01080605406">
            <text:p>1801,0108060541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616.61680255468">
            <text:p>1616,6168025547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478.03364783971">
            <text:p>1478,0336478397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632.45075986139">
            <text:p>1632,4507598614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619.23443013921">
            <text:p>1619,2344301392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519.87240477339">
            <text:p>1519,872404773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472.50205933307">
            <text:p>1472,5020593331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258.21730683235">
            <text:p>1258,2173068324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237.52166277339">
            <text:p>1237,5216627734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221.39924314642">
            <text:p>1221,3992431464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349.555506513">
            <text:p>1349,555506513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358.10859709298">
            <text:p>1358,108597093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320.4497759588">
            <text:p>1320,4497759588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399.2825984041">
            <text:p>1399,2825984041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509.08545823863">
            <text:p>1509,0854582386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509.08545823863">
            <text:p>1509,0854582386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462.01846538908">
            <text:p>1462,0184653891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462.01846538908">
            <text:p>1462,0184653891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491.08443885606">
            <text:p>1491,0844388561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655.66329524194">
            <text:p>1655,6632952419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724.1735005623">
            <text:p>1724,1735005623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762.66856109189">
            <text:p>1762,6685610919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787.8795536224">
            <text:p>1787,8795536224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836.02318909326">
            <text:p>1836,0231890933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906.01136656823">
            <text:p>1906,0113665682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018.88417966244">
            <text:p>2018,8841796624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58.77440581065">
            <text:p>1858,7744058107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863.39247886857">
            <text:p>1863,3924788686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940.53162417749">
            <text:p>1940,5316241775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863.39247886857">
            <text:p>1863,3924788686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863.39247886857">
            <text:p>1863,3924788686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863.39247886857">
            <text:p>1863,3924788686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000.04126065226">
            <text:p>2000,0412606523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010.76534247882">
            <text:p>2010,7653424788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968.54454788608">
            <text:p>1968,5445478861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009.41854720589">
            <text:p>2009,4185472059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965.96454192555">
            <text:p>1965,9645419256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988.11258514141">
            <text:p>1988,1125851414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025.70012895232">
            <text:p>2025,7001289523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871.52956392913">
            <text:p>1871,5295639291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919.42539410006">
            <text:p>1919,4253941001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959.22409206752">
            <text:p>1959,2240920675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050.2729478752">
            <text:p>2050,2729478752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033.59558785182">
            <text:p>2033,5955878518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981.21967375162">
            <text:p>1981,2196737516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908.43631741628">
            <text:p>1908,4363174163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912.39005002607">
            <text:p>1912,3900500261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813.00008519619">
            <text:p>1813,0000851962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795.63782192332">
            <text:p>1795,6378219233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867.16159388728">
            <text:p>1867,1615938873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905.10359801771">
            <text:p>1905,1035980177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909.95504757498">
            <text:p>1909,955047575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866.00024318358">
            <text:p>1866,0002431836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737.40373011634">
            <text:p>1737,4037301163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585.02807606836">
            <text:p>1585,0280760684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478.77357534363">
            <text:p>1478,7735753436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514.60905766926">
            <text:p>1514,6090576693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516.9065306426">
            <text:p>1516,9065306426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541.85372785733">
            <text:p>1541,8537278573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543.44020114644">
            <text:p>1543,4402011464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442.25077386138">
            <text:p>1442,2507738614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476.31759413343">
            <text:p>1476,3175941334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530.54621056228">
            <text:p>1530,5462105623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488.03367399263">
            <text:p>1488,0336739926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488.40279862494">
            <text:p>1488,4027986249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532.30512212393">
            <text:p>1532,3051221239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533.87199640999">
            <text:p>1533,87199641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618.26546610661">
            <text:p>1618,2654661066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719.35633840727">
            <text:p>1719,3563384073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719.35633840727">
            <text:p>1719,3563384073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608.72009704586">
            <text:p>1608,7200970459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421.24090293286">
            <text:p>1421,2409029329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388.35512974068">
            <text:p>1388,3551297407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07.14531495164">
            <text:p>1307,1453149516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327.38759625171">
            <text:p>1327,3875962517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200.56501064615">
            <text:p>1200,5650106462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140.32855646064">
            <text:p>1140,3285564606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154.36944484763">
            <text:p>1154,3694448476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081.15208468071">
            <text:p>1081,1520846807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123.25057929645">
            <text:p>1123,2505792965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182.81480103628">
            <text:p>1182,8148010363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266.45006215119">
            <text:p>1266,4500621512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249.57021543329">
            <text:p>1249,5702154333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239.24692145542">
            <text:p>1239,2469214554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377.51794339822">
            <text:p>1377,5179433982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387.71293020105">
            <text:p>1387,7129302011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430.04797281935">
            <text:p>1430,0479728194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413.8730561312">
            <text:p>1413,8730561312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457.84456829418">
            <text:p>1457,8445682942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460.66155209294">
            <text:p>1460,6615520929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460.66155209294">
            <text:p>1460,6615520929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616.05892620669">
            <text:p>1616,0589262067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514.87195668989">
            <text:p>1514,8719566899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612.58428957567">
            <text:p>1612,5842895757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620.86107331389">
            <text:p>1620,8610733139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510.6764939072">
            <text:p>1510,6764939072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513.72543024091">
            <text:p>1513,7254302409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513.72543024091">
            <text:p>1513,7254302409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513.72543024091">
            <text:p>1513,7254302409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529.15660010686">
            <text:p>1529,1566001069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571.61300665153">
            <text:p>1571,6130066515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598.40796042871">
            <text:p>1598,4079604287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709.52829587244">
            <text:p>1709,5282958724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593.31453224418">
            <text:p>1593,3145322442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624.37150828765">
            <text:p>1624,3715082877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642.26663207672">
            <text:p>1642,2666320767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642.26663207672">
            <text:p>1642,2666320767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767.04854702477">
            <text:p>1767,0485470248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690.38403520343">
            <text:p>1690,3840352034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784.92108415559">
            <text:p>1784,9210841556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680.91293595694">
            <text:p>1680,9129359569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685.63518183956">
            <text:p>1685,6351818396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574.19005511697">
            <text:p>1574,190055117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711.60085776727">
            <text:p>1711,6008577673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598.51441982298">
            <text:p>1598,514419823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526.9190353778">
            <text:p>1526,9190353778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583.32888874554">
            <text:p>1583,3288887455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679.0314376639">
            <text:p>1679,0314376639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717.48001701896">
            <text:p>1717,480017019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484.6049719525">
            <text:p>1484,6049719525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629.776428339">
            <text:p>1629,776428339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593.42031421781">
            <text:p>1593,4203142178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620.9705447245">
            <text:p>1620,9705447245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663.89899841081">
            <text:p>1663,8989984108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423.83360046435">
            <text:p>1423,8336004644</text:p>
          </table:table-cell>
          <table:table-cell table:number-columns-repeated="4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482.95380557191">
            <text:p>1482,9538055719</text:p>
          </table:table-cell>
          <table:table-cell table:number-columns-repeated="4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529.83890031247">
            <text:p>1529,8389003125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586.46870112717">
            <text:p>1586,4687011272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550.39454322941">
            <text:p>1550,3945432294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652.89820270499">
            <text:p>1652,898202705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794.26185424369">
            <text:p>1794,2618542437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866.83481791558">
            <text:p>1866,8348179156</text:p>
          </table:table-cell>
          <table:table-cell table:number-columns-repeated="4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2020.20118497735">
            <text:p>2020,2011849774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956.94764276879">
            <text:p>1956,9476427688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806.14415952643">
            <text:p>1806,1441595264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807.23217769448">
            <text:p>1807,2321776945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808.32150749324">
            <text:p>1808,3215074932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757.47332743814">
            <text:p>1757,4733274381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757.47332743814">
            <text:p>1757,4733274381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793.18939259407">
            <text:p>1793,1893925941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735.1114336299">
            <text:p>1735,1114336299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743.43013731606">
            <text:p>1743,4301373161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735.36234904121">
            <text:p>1735,3623490412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850.99740694705">
            <text:p>1850,9974069471</text:p>
          </table:table-cell>
          <table:table-cell table:number-columns-repeated="4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855.57686977035">
            <text:p>1855,5768697704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860.17904844714">
            <text:p>1860,1790484471</text:p>
          </table:table-cell>
          <table:table-cell table:number-columns-repeated="4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712.08924992971">
            <text:p>1712,0892499297</text:p>
          </table:table-cell>
          <table:table-cell table:number-columns-repeated="4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860.75592641073">
            <text:p>1860,7559264107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725.8783013269">
            <text:p>1725,8783013269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725.8783013269">
            <text:p>1725,8783013269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725.8783013269">
            <text:p>1725,8783013269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725.8783013269">
            <text:p>1725,8783013269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704.30826947591">
            <text:p>1704,3082694759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588.77915616564">
            <text:p>1588,7791561656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706.24687658951">
            <text:p>1706,2468765895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495.33466007241">
            <text:p>1495,3346600724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692.76851006486">
            <text:p>1692,7685100649</text:p>
          </table:table-cell>
          <table:table-cell table:number-columns-repeated="4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693.7241846705">
            <text:p>1693,7241846705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716.98854490563">
            <text:p>1716,9885449056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671.08183800081">
            <text:p>1671,0818380008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735.36234904121">
            <text:p>1735,3623490412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719.44872228447">
            <text:p>1719,4487222845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658.60956982963">
            <text:p>1658,6095698296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658.60956982963">
            <text:p>1658,6095698296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658.60956982963">
            <text:p>1658,6095698296</text:p>
          </table:table-cell>
          <table:table-cell table:number-columns-repeated="4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763.41324573958">
            <text:p>1763,4132457396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708.6763462011">
            <text:p>1708,6763462011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726.37487657229">
            <text:p>1726,3748765723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679.97166001065">
            <text:p>1679,9716600107</text:p>
          </table:table-cell>
          <table:table-cell table:number-columns-repeated="4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773.31548684465">
            <text:p>1773,3154868447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835.14576704277">
            <text:p>1835,1457670428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864.73166892583">
            <text:p>1864,7316689258</text:p>
          </table:table-cell>
          <table:table-cell table:number-columns-repeated="4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688.42189470987">
            <text:p>1688,4218947099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735.04871611409">
            <text:p>1735,0487161141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740.96404822568">
            <text:p>1740,9640482257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542.86968663209">
            <text:p>1542,8696866321</text:p>
          </table:table-cell>
          <table:table-cell table:number-columns-repeated="4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595.37981738776">
            <text:p>1595,3798173878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703.15930440344">
            <text:p>1703,1593044034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742.73386663475">
            <text:p>1742,7338666348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684.03846038747">
            <text:p>1684,0384603875</text:p>
          </table:table-cell>
          <table:table-cell table:number-columns-repeated="4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578.1752808816">
            <text:p>1578,1752808816</text:p>
          </table:table-cell>
          <table:table-cell table:number-columns-repeated="4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502.68412214235">
            <text:p>1502,6841221424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514.82415007982">
            <text:p>1514,8241500798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297.06114316434">
            <text:p>1297,0611431643</text:p>
          </table:table-cell>
          <table:table-cell table:number-columns-repeated="4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365.8568513567">
            <text:p>1365,8568513567</text:p>
          </table:table-cell>
          <table:table-cell table:number-columns-repeated="4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386.04999077875">
            <text:p>1386,0499907788</text:p>
          </table:table-cell>
          <table:table-cell table:number-columns-repeated="4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317.85770877742">
            <text:p>1317,8577087774</text:p>
          </table:table-cell>
          <table:table-cell table:number-columns-repeated="4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322.50527629195">
            <text:p>1322,505276292</text:p>
          </table:table-cell>
          <table:table-cell table:number-columns-repeated="4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295.10138696168">
            <text:p>1295,1013869617</text:p>
          </table:table-cell>
          <table:table-cell table:number-columns-repeated="4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243.58118748295">
            <text:p>1243,581187483</text:p>
          </table:table-cell>
          <table:table-cell table:number-columns-repeated="4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295.1188585828">
            <text:p>1295,1188585828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223.29800085767">
            <text:p>1223,2980008577</text:p>
          </table:table-cell>
          <table:table-cell table:number-columns-repeated="4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241.52265100107">
            <text:p>1241,5226510011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144.87061453608">
            <text:p>1144,8706145361</text:p>
          </table:table-cell>
          <table:table-cell table:number-columns-repeated="4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227.5526239842">
            <text:p>1227,5526239842</text:p>
          </table:table-cell>
          <table:table-cell table:number-columns-repeated="4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223.54745623752">
            <text:p>1223,5474562375</text:p>
          </table:table-cell>
          <table:table-cell table:number-columns-repeated="4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254.23924788101">
            <text:p>1254,239247881</text:p>
          </table:table-cell>
          <table:table-cell table:number-columns-repeated="4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383.83227882649">
            <text:p>1383,8322788265</text:p>
          </table:table-cell>
          <table:table-cell table:number-columns-repeated="4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266.41664922709">
            <text:p>1266,4166492271</text:p>
          </table:table-cell>
          <table:table-cell table:number-columns-repeated="4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264.28188309991">
            <text:p>1264,2818830999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233.10273731997">
            <text:p>1233,10273732</text:p>
          </table:table-cell>
          <table:table-cell table:number-columns-repeated="4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265.34836577446">
            <text:p>1265,3483657745</text:p>
          </table:table-cell>
          <table:table-cell table:number-columns-repeated="4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301.58058124283">
            <text:p>1301,5805812428</text:p>
          </table:table-cell>
          <table:table-cell table:number-columns-repeated="4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353.2460391772">
            <text:p>1353,2460391772</text:p>
          </table:table-cell>
          <table:table-cell table:number-columns-repeated="4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401.28419955202">
            <text:p>1401,284199552</text:p>
          </table:table-cell>
          <table:table-cell table:number-columns-repeated="4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403.90717603037">
            <text:p>1403,9071760304</text:p>
          </table:table-cell>
          <table:table-cell table:number-columns-repeated="4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534.60757235379">
            <text:p>1534,6075723538</text:p>
          </table:table-cell>
          <table:table-cell table:number-columns-repeated="4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839.47078963994">
            <text:p>1839,4707896399</text:p>
          </table:table-cell>
          <table:table-cell table:number-columns-repeated="4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914.29672006597">
            <text:p>1914,296720066</text:p>
          </table:table-cell>
          <table:table-cell table:number-columns-repeated="4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639.21013064421">
            <text:p>1639,2101306442</text:p>
          </table:table-cell>
          <table:table-cell table:number-columns-repeated="4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583.82519733574">
            <text:p>1583,8251973357</text:p>
          </table:table-cell>
          <table:table-cell table:number-columns-repeated="4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755.25616176013">
            <text:p>1755,2561617601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944.06829434427">
            <text:p>1944,0682943443</text:p>
          </table:table-cell>
          <table:table-cell table:number-columns-repeated="4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061.63253256257">
            <text:p>2061,6325325626</text:p>
          </table:table-cell>
          <table:table-cell table:number-columns-repeated="4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2233.53916782161">
            <text:p>2233,5391678216</text:p>
          </table:table-cell>
          <table:table-cell table:number-columns-repeated="4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2156.47559439572">
            <text:p>2156,4755943957</text:p>
          </table:table-cell>
          <table:table-cell table:number-columns-repeated="4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2122.90434990289">
            <text:p>2122,9043499029</text:p>
          </table:table-cell>
          <table:table-cell table:number-columns-repeated="4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238.43453906241">
            <text:p>2238,4345390624</text:p>
          </table:table-cell>
          <table:table-cell table:number-columns-repeated="4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137.93827969242">
            <text:p>2137,9382796924</text:p>
          </table:table-cell>
          <table:table-cell table:number-columns-repeated="4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366.91273449972">
            <text:p>2366,9127344997</text:p>
          </table:table-cell>
          <table:table-cell table:number-columns-repeated="4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2385.7351021697">
            <text:p>2385,7351021697</text:p>
          </table:table-cell>
          <table:table-cell table:number-columns-repeated="4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2322.92829344049">
            <text:p>2322,9282934405</text:p>
          </table:table-cell>
          <table:table-cell table:number-columns-repeated="4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2404.85923124521">
            <text:p>2404,8592312452</text:p>
          </table:table-cell>
          <table:table-cell table:number-columns-repeated="4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535.44212210302">
            <text:p>2535,442122103</text:p>
          </table:table-cell>
          <table:table-cell table:number-columns-repeated="4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2805.76281597231">
            <text:p>2805,7628159723</text:p>
          </table:table-cell>
          <table:table-cell table:number-columns-repeated="4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2682.81859242423">
            <text:p>2682,8185924242</text:p>
          </table:table-cell>
          <table:table-cell table:number-columns-repeated="4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2584.58918025276">
            <text:p>2584,5891802528</text:p>
          </table:table-cell>
          <table:table-cell table:number-columns-repeated="4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662.57988992979">
            <text:p>2662,5798899298</text:p>
          </table:table-cell>
          <table:table-cell table:number-columns-repeated="4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641.4808637274">
            <text:p>2641,4808637274</text:p>
          </table:table-cell>
          <table:table-cell table:number-columns-repeated="4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573.50365942817">
            <text:p>2573,5036594282</text:p>
          </table:table-cell>
          <table:table-cell table:number-columns-repeated="4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2573.50365942817">
            <text:p>2573,5036594282</text:p>
          </table:table-cell>
          <table:table-cell table:number-columns-repeated="4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2752.98177653443">
            <text:p>2752,9817765344</text:p>
          </table:table-cell>
          <table:table-cell table:number-columns-repeated="4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336.83804370061">
            <text:p>2336,8380437006</text:p>
          </table:table-cell>
          <table:table-cell table:number-columns-repeated="4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318.77639996398">
            <text:p>2318,776399964</text:p>
          </table:table-cell>
          <table:table-cell table:number-columns-repeated="4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2525.70324944248">
            <text:p>2525,7032494425</text:p>
          </table:table-cell>
          <table:table-cell table:number-columns-repeated="4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2654.18801524215">
            <text:p>2654,1880152422</text:p>
          </table:table-cell>
          <table:table-cell table:number-columns-repeated="4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2741.50381264803">
            <text:p>2741,503812648</text:p>
          </table:table-cell>
          <table:table-cell table:number-columns-repeated="4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2900.36194898213">
            <text:p>2900,3619489821</text:p>
          </table:table-cell>
          <table:table-cell table:number-columns-repeated="4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3021.59072489326">
            <text:p>3021,5907248933</text:p>
          </table:table-cell>
          <table:table-cell table:number-columns-repeated="4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3264.92927871407">
            <text:p>3264,9292787141</text:p>
          </table:table-cell>
          <table:table-cell table:number-columns-repeated="4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3264.92927871407">
            <text:p>3264,9292787141</text:p>
          </table:table-cell>
          <table:table-cell table:number-columns-repeated="4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3341.29126100893">
            <text:p>3341,2912610089</text:p>
          </table:table-cell>
          <table:table-cell table:number-columns-repeated="4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3341.29126100893">
            <text:p>3341,2912610089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401.91284590037">
            <text:p>3401,9128459004</text:p>
          </table:table-cell>
          <table:table-cell table:number-columns-repeated="4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3561.4327241174">
            <text:p>3561,4327241174</text:p>
          </table:table-cell>
          <table:table-cell table:number-columns-repeated="4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3774.25619245591">
            <text:p>3774,2561924559</text:p>
          </table:table-cell>
          <table:table-cell table:number-columns-repeated="4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3822.34354639706">
            <text:p>3822,3435463971</text:p>
          </table:table-cell>
          <table:table-cell table:number-columns-repeated="4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3375.12236363762">
            <text:p>3375,1223636376</text:p>
          </table:table-cell>
          <table:table-cell table:number-columns-repeated="4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3286.38848799495">
            <text:p>3286,388487995</text:p>
          </table:table-cell>
          <table:table-cell table:number-columns-repeated="4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3299.94433216378">
            <text:p>3299,9443321638</text:p>
          </table:table-cell>
          <table:table-cell table:number-columns-repeated="4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3671.48464552962">
            <text:p>3671,4846455296</text:p>
          </table:table-cell>
          <table:table-cell table:number-columns-repeated="4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3994.09138422818">
            <text:p>3994,0913842282</text:p>
          </table:table-cell>
          <table:table-cell table:number-columns-repeated="4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4211.35201400722">
            <text:p>4211,3520140072</text:p>
          </table:table-cell>
          <table:table-cell table:number-columns-repeated="4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412.66687402595">
            <text:p>4412,666874026</text:p>
          </table:table-cell>
          <table:table-cell table:number-columns-repeated="4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729.16160154229">
            <text:p>4729,1616015423</text:p>
          </table:table-cell>
          <table:table-cell table:number-columns-repeated="4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475.19953903173">
            <text:p>4475,1995390317</text:p>
          </table:table-cell>
          <table:table-cell table:number-columns-repeated="4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4475.19953903173">
            <text:p>4475,1995390317</text:p>
          </table:table-cell>
          <table:table-cell table:number-columns-repeated="4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4668.44877024453">
            <text:p>4668,4487702445</text:p>
          </table:table-cell>
          <table:table-cell table:number-columns-repeated="4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4500.37410984946">
            <text:p>4500,3741098495</text:p>
          </table:table-cell>
          <table:table-cell table:number-columns-repeated="4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4209.8746058283">
            <text:p>4209,8746058283</text:p>
          </table:table-cell>
          <table:table-cell table:number-columns-repeated="4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4275.87655938485">
            <text:p>4275,8765593849</text:p>
          </table:table-cell>
          <table:table-cell table:number-columns-repeated="4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551.41981767197">
            <text:p>3551,419817672</text:p>
          </table:table-cell>
          <table:table-cell table:number-columns-repeated="4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281.21568459278">
            <text:p>4281,2156845928</text:p>
          </table:table-cell>
          <table:table-cell table:number-columns-repeated="4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667.54086499945">
            <text:p>4667,5408649995</text:p>
          </table:table-cell>
          <table:table-cell table:number-columns-repeated="4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5061.2600438269">
            <text:p>5061,2600438269</text:p>
          </table:table-cell>
          <table:table-cell table:number-columns-repeated="4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5403.08309946581">
            <text:p>5403,0830994658</text:p>
          </table:table-cell>
          <table:table-cell table:number-columns-repeated="4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4275.11491411242">
            <text:p>4275,1149141124</text:p>
          </table:table-cell>
          <table:table-cell table:number-columns-repeated="4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3933.21781839186">
            <text:p>3933,2178183919</text:p>
          </table:table-cell>
          <table:table-cell table:number-columns-repeated="4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4318.18911979618">
            <text:p>4318,1891197962</text:p>
          </table:table-cell>
          <table:table-cell table:number-columns-repeated="4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5061.2600438269">
            <text:p>5061,2600438269</text:p>
          </table:table-cell>
          <table:table-cell table:number-columns-repeated="4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5340.56411389122">
            <text:p>5340,5641138912</text:p>
          </table:table-cell>
          <table:table-cell table:number-columns-repeated="4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4794.82471837522">
            <text:p>4794,8247183752</text:p>
          </table:table-cell>
          <table:table-cell table:number-columns-repeated="4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5202.23152223413">
            <text:p>5202,2315222341</text:p>
          </table:table-cell>
          <table:table-cell table:number-columns-repeated="4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4890.57465671465">
            <text:p>4890,5746567147</text:p>
          </table:table-cell>
          <table:table-cell table:number-columns-repeated="4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3511.66802660431">
            <text:p>3511,6680266043</text:p>
          </table:table-cell>
          <table:table-cell table:number-columns-repeated="4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3586.1778300825">
            <text:p>3586,1778300825</text:p>
          </table:table-cell>
          <table:table-cell table:number-columns-repeated="4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3129.75094579476">
            <text:p>3129,7509457948</text:p>
          </table:table-cell>
          <table:table-cell table:number-columns-repeated="4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3298.35705735273">
            <text:p>3298,3570573527</text:p>
          </table:table-cell>
          <table:table-cell table:number-columns-repeated="4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241.33906784079">
            <text:p>3241,3390678408</text:p>
          </table:table-cell>
          <table:table-cell table:number-columns-repeated="4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3780.49856309792">
            <text:p>3780,4985630979</text:p>
          </table:table-cell>
          <table:table-cell table:number-columns-repeated="4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3970.63365502972">
            <text:p>3970,6336550297</text:p>
          </table:table-cell>
          <table:table-cell table:number-columns-repeated="4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4776.69322874458">
            <text:p>4776,6932287446</text:p>
          </table:table-cell>
          <table:table-cell table:number-columns-repeated="4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4869.7362539976">
            <text:p>4869,7362539976</text:p>
          </table:table-cell>
          <table:table-cell table:number-columns-repeated="4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5932.64000193478">
            <text:p>5932,6400019348</text:p>
          </table:table-cell>
          <table:table-cell table:number-columns-repeated="4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4404.16462571376">
            <text:p>4404,1646257138</text:p>
          </table:table-cell>
          <table:table-cell table:number-columns-repeated="4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4860.85977272449">
            <text:p>4860,8597727245</text:p>
          </table:table-cell>
          <table:table-cell table:number-columns-repeated="4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5197.44358785711">
            <text:p>5197,4435878571</text:p>
          </table:table-cell>
          <table:table-cell table:number-columns-repeated="4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5690.35507742923">
            <text:p>5690,3550774292</text:p>
          </table:table-cell>
          <table:table-cell table:number-columns-repeated="4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5772.47192058857">
            <text:p>5772,4719205886</text:p>
          </table:table-cell>
          <table:table-cell table:number-columns-repeated="4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5789.18051687322">
            <text:p>5789,1805168732</text:p>
          </table:table-cell>
          <table:table-cell table:number-columns-repeated="4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5879.95225769024">
            <text:p>5879,9522576902</text:p>
          </table:table-cell>
          <table:table-cell table:number-columns-repeated="4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5946.97271333139">
            <text:p>5946,9727133314</text:p>
          </table:table-cell>
          <table:table-cell table:number-columns-repeated="4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6160.6866785156">
            <text:p>6160,6866785156</text:p>
          </table:table-cell>
          <table:table-cell table:number-columns-repeated="4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211.71015925646">
            <text:p>6211,7101592565</text:p>
          </table:table-cell>
          <table:table-cell table:number-columns-repeated="4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6343.04463239568">
            <text:p>6343,0446323957</text:p>
          </table:table-cell>
          <table:table-cell table:number-columns-repeated="4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6349.75729289692">
            <text:p>6349,7572928969</text:p>
          </table:table-cell>
          <table:table-cell table:number-columns-repeated="4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6601.2501211104">
            <text:p>6601,2501211104</text:p>
          </table:table-cell>
          <table:table-cell table:number-columns-repeated="4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7101.26344487821">
            <text:p>7101,2634448782</text:p>
          </table:table-cell>
          <table:table-cell table:number-columns-repeated="4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7186.31488219991">
            <text:p>7186,3148821999</text:p>
          </table:table-cell>
          <table:table-cell table:number-columns-repeated="4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6289.84999746502">
            <text:p>6289,849997465</text:p>
          </table:table-cell>
          <table:table-cell table:number-columns-repeated="4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6289.84999746502">
            <text:p>6289,849997465</text:p>
          </table:table-cell>
          <table:table-cell table:number-columns-repeated="4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4975.48486713183">
            <text:p>4975,4848671318</text:p>
          </table:table-cell>
          <table:table-cell table:number-columns-repeated="4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5254.33640804053">
            <text:p>5254,3364080405</text:p>
          </table:table-cell>
          <table:table-cell table:number-columns-repeated="4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5291.40608010299">
            <text:p>5291,406080103</text:p>
          </table:table-cell>
          <table:table-cell table:number-columns-repeated="4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5319.55341670685">
            <text:p>5319,5534167069</text:p>
          </table:table-cell>
          <table:table-cell table:number-columns-repeated="4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6148.06151209149">
            <text:p>6148,0615120915</text:p>
          </table:table-cell>
          <table:table-cell table:number-columns-repeated="4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5655.49222452481">
            <text:p>5655,4922245248</text:p>
          </table:table-cell>
          <table:table-cell table:number-columns-repeated="4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4598.01621300391">
            <text:p>4598,0162130039</text:p>
          </table:table-cell>
          <table:table-cell table:number-columns-repeated="4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4416.93032028105">
            <text:p>4416,9303202811</text:p>
          </table:table-cell>
          <table:table-cell table:number-columns-repeated="4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4063.91993020821">
            <text:p>4063,9199302082</text:p>
          </table:table-cell>
          <table:table-cell table:number-columns-repeated="4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3900.14139798125">
            <text:p>3900,1413979813</text:p>
          </table:table-cell>
          <table:table-cell table:number-columns-repeated="4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3900.14139798125">
            <text:p>3900,1413979813</text:p>
          </table:table-cell>
          <table:table-cell table:number-columns-repeated="4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3910.3083585723">
            <text:p>3910,3083585723</text:p>
          </table:table-cell>
          <table:table-cell table:number-columns-repeated="4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4503.11836912184">
            <text:p>4503,1183691218</text:p>
          </table:table-cell>
          <table:table-cell table:number-columns-repeated="4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4165.48707039131">
            <text:p>4165,4870703913</text:p>
          </table:table-cell>
          <table:table-cell table:number-columns-repeated="4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4469.57402631913">
            <text:p>4469,5740263191</text:p>
          </table:table-cell>
          <table:table-cell table:number-columns-repeated="4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4489.64039242897">
            <text:p>4489,640392429</text:p>
          </table:table-cell>
          <table:table-cell table:number-columns-repeated="4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3777.67207772827">
            <text:p>3777,6720777283</text:p>
          </table:table-cell>
          <table:table-cell table:number-columns-repeated="4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508.07500224032">
            <text:p>3508,0750022403</text:p>
          </table:table-cell>
          <table:table-cell table:number-columns-repeated="4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3525.59605256366">
            <text:p>3525,5960525637</text:p>
          </table:table-cell>
          <table:table-cell table:number-columns-repeated="4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3525.59605256366">
            <text:p>3525,5960525637</text:p>
          </table:table-cell>
          <table:table-cell table:number-columns-repeated="4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3533.90195506547">
            <text:p>3533,9019550655</text:p>
          </table:table-cell>
          <table:table-cell table:number-columns-repeated="4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3405.53318592794">
            <text:p>3405,5331859279</text:p>
          </table:table-cell>
          <table:table-cell table:number-columns-repeated="4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468.53025909779">
            <text:p>3468,5302590978</text:p>
          </table:table-cell>
          <table:table-cell table:number-columns-repeated="4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3601.7851171047">
            <text:p>3601,7851171047</text:p>
          </table:table-cell>
          <table:table-cell table:number-columns-repeated="4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3131.79293114467">
            <text:p>3131,7929311447</text:p>
          </table:table-cell>
          <table:table-cell table:number-columns-repeated="4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2805.27089332326">
            <text:p>2805,2708933233</text:p>
          </table:table-cell>
          <table:table-cell table:number-columns-repeated="4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2805.27089332326">
            <text:p>2805,2708933233</text:p>
          </table:table-cell>
          <table:table-cell table:number-columns-repeated="4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392.0564098406">
            <text:p>3392,0564098406</text:p>
          </table:table-cell>
          <table:table-cell table:number-columns-repeated="4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3085.09481686833">
            <text:p>3085,0948168683</text:p>
          </table:table-cell>
          <table:table-cell table:number-columns-repeated="4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3130.15912981117">
            <text:p>3130,1591298112</text:p>
          </table:table-cell>
          <table:table-cell table:number-columns-repeated="4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3616.98366782114">
            <text:p>3616,9836678211</text:p>
          </table:table-cell>
          <table:table-cell table:number-columns-repeated="4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3140.19300377171">
            <text:p>3140,1930037717</text:p>
          </table:table-cell>
          <table:table-cell table:number-columns-repeated="4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815.9679840229">
            <text:p>2815,9679840229</text:p>
          </table:table-cell>
          <table:table-cell table:number-columns-repeated="4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3133.63299749669">
            <text:p>3133,6329974967</text:p>
          </table:table-cell>
          <table:table-cell table:number-columns-repeated="4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3135.27042819427">
            <text:p>3135,2704281943</text:p>
          </table:table-cell>
          <table:table-cell table:number-columns-repeated="4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3330.1644412137">
            <text:p>3330,1644412137</text:p>
          </table:table-cell>
          <table:table-cell table:number-columns-repeated="4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3337.8061508695">
            <text:p>3337,8061508695</text:p>
          </table:table-cell>
          <table:table-cell table:number-columns-repeated="4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117.55473505581">
            <text:p>3117,5547350558</text:p>
          </table:table-cell>
          <table:table-cell table:number-columns-repeated="4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2792.37872342375">
            <text:p>2792,3787234238</text:p>
          </table:table-cell>
          <table:table-cell table:number-columns-repeated="4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3252.54033443924">
            <text:p>3252,5403344392</text:p>
          </table:table-cell>
          <table:table-cell table:number-columns-repeated="4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2552.42955735692">
            <text:p>2552,4295573569</text:p>
          </table:table-cell>
          <table:table-cell table:number-columns-repeated="4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2556.23550195198">
            <text:p>2556,235501952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098.49568311858">
            <text:p>2098,4956831186</text:p>
          </table:table-cell>
          <table:table-cell table:number-columns-repeated="4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931.00773415618">
            <text:p>1931,0077341562</text:p>
          </table:table-cell>
          <table:table-cell table:number-columns-repeated="4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934.12000385423">
            <text:p>1934,1200038542</text:p>
          </table:table-cell>
          <table:table-cell table:number-columns-repeated="4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969.99877926842">
            <text:p>1969,9987792684</text:p>
          </table:table-cell>
          <table:table-cell table:number-columns-repeated="4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2067.7604142179">
            <text:p>2067,7604142179</text:p>
          </table:table-cell>
          <table:table-cell table:number-columns-repeated="4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2081.93052809049">
            <text:p>2081,9305280905</text:p>
          </table:table-cell>
          <table:table-cell table:number-columns-repeated="4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2154.05628503205">
            <text:p>2154,0562850321</text:p>
          </table:table-cell>
          <table:table-cell table:number-columns-repeated="4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2013.80224264366">
            <text:p>2013,8022426437</text:p>
          </table:table-cell>
          <table:table-cell table:number-columns-repeated="4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2021.94567210001">
            <text:p>2021,9456721</text:p>
          </table:table-cell>
          <table:table-cell table:number-columns-repeated="4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832.09886471963">
            <text:p>1832,0988647196</text:p>
          </table:table-cell>
          <table:table-cell table:number-columns-repeated="4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962.10718834427">
            <text:p>1962,1071883443</text:p>
          </table:table-cell>
          <table:table-cell table:number-columns-repeated="4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878.41395694037">
            <text:p>1878,4139569404</text:p>
          </table:table-cell>
          <table:table-cell table:number-columns-repeated="4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780.32008959477">
            <text:p>1780,3200895948</text:p>
          </table:table-cell>
          <table:table-cell table:number-columns-repeated="4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859.78265229191">
            <text:p>1859,7826522919</text:p>
          </table:table-cell>
          <table:table-cell table:number-columns-repeated="4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605.27691310462">
            <text:p>1605,2769131046</text:p>
          </table:table-cell>
          <table:table-cell table:number-columns-repeated="4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591.65031685305">
            <text:p>1591,6503168531</text:p>
          </table:table-cell>
          <table:table-cell table:number-columns-repeated="4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649.40520430398">
            <text:p>1649,405204304</text:p>
          </table:table-cell>
          <table:table-cell table:number-columns-repeated="4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650.3125302776">
            <text:p>1650,3125302776</text:p>
          </table:table-cell>
          <table:table-cell table:number-columns-repeated="4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702.88740796276">
            <text:p>1702,8874079628</text:p>
          </table:table-cell>
          <table:table-cell table:number-columns-repeated="4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537.11381630762">
            <text:p>1537,1138163076</text:p>
          </table:table-cell>
          <table:table-cell table:number-columns-repeated="4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332.620495715">
            <text:p>1332,620495715</text:p>
          </table:table-cell>
          <table:table-cell table:number-columns-repeated="4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430.47414041168">
            <text:p>1430,4741404117</text:p>
          </table:table-cell>
          <table:table-cell table:number-columns-repeated="4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360.72656354616">
            <text:p>1360,7265635462</text:p>
          </table:table-cell>
          <table:table-cell table:number-columns-repeated="4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321.4676317491">
            <text:p>1321,4676317491</text:p>
          </table:table-cell>
          <table:table-cell table:number-columns-repeated="4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359.49332320308">
            <text:p>1359,4933232031</text:p>
          </table:table-cell>
          <table:table-cell table:number-columns-repeated="4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232.18477912656">
            <text:p>1232,1847791266</text:p>
          </table:table-cell>
          <table:table-cell table:number-columns-repeated="4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319.43348696136">
            <text:p>1319,4334869614</text:p>
          </table:table-cell>
          <table:table-cell table:number-columns-repeated="4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366.92647954364">
            <text:p>1366,9264795436</text:p>
          </table:table-cell>
          <table:table-cell table:number-columns-repeated="4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385.86991152715">
            <text:p>1385,8699115272</text:p>
          </table:table-cell>
          <table:table-cell table:number-columns-repeated="4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383.95197369549">
            <text:p>1383,9519736955</text:p>
          </table:table-cell>
          <table:table-cell table:number-columns-repeated="4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531.03439192569">
            <text:p>1531,0343919257</text:p>
          </table:table-cell>
          <table:table-cell table:number-columns-repeated="4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530.2534511494">
            <text:p>1530,2534511494</text:p>
          </table:table-cell>
          <table:table-cell table:number-columns-repeated="4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636.69497598385">
            <text:p>1636,6949759839</text:p>
          </table:table-cell>
          <table:table-cell table:number-columns-repeated="4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701.68002891571">
            <text:p>1701,6800289157</text:p>
          </table:table-cell>
          <table:table-cell table:number-columns-repeated="4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774.134766989">
            <text:p>1774,134766989</text:p>
          </table:table-cell>
          <table:table-cell table:number-columns-repeated="4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780.45216081804">
            <text:p>1780,452160818</text:p>
          </table:table-cell>
          <table:table-cell table:number-columns-repeated="4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735.14279408814">
            <text:p>1735,1427940881</text:p>
          </table:table-cell>
          <table:table-cell table:number-columns-repeated="4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620.77897945888">
            <text:p>1620,7789794589</text:p>
          </table:table-cell>
          <table:table-cell table:number-columns-repeated="4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708.95009454765">
            <text:p>1708,9500945477</text:p>
          </table:table-cell>
          <table:table-cell table:number-columns-repeated="4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667.1641516968">
            <text:p>1667,1641516968</text:p>
          </table:table-cell>
          <table:table-cell table:number-columns-repeated="4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680.58925340152">
            <text:p>1680,5892534015</text:p>
          </table:table-cell>
          <table:table-cell table:number-columns-repeated="4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730.76333221513">
            <text:p>1730,7633322151</text:p>
          </table:table-cell>
          <table:table-cell table:number-columns-repeated="4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623.95934283965">
            <text:p>1623,9593428397</text:p>
          </table:table-cell>
          <table:table-cell table:number-columns-repeated="4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728.79977870574">
            <text:p>1728,7997787057</text:p>
          </table:table-cell>
          <table:table-cell table:number-columns-repeated="4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611.77208185129">
            <text:p>1611,7720818513</text:p>
          </table:table-cell>
          <table:table-cell table:number-columns-repeated="4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514.53737377236">
            <text:p>1514,5373737724</text:p>
          </table:table-cell>
          <table:table-cell table:number-columns-repeated="4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514.91976631754">
            <text:p>1514,9197663175</text:p>
          </table:table-cell>
          <table:table-cell table:number-columns-repeated="4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526.45774520302">
            <text:p>1526,457745203</text:p>
          </table:table-cell>
          <table:table-cell table:number-columns-repeated="4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422.42014625894">
            <text:p>1422,4201462589</text:p>
          </table:table-cell>
          <table:table-cell table:number-columns-repeated="4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228.21222700103">
            <text:p>1228,212227001</text:p>
          </table:table-cell>
          <table:table-cell table:number-columns-repeated="4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118.33069884102">
            <text:p>1118,330698841</text:p>
          </table:table-cell>
          <table:table-cell table:number-columns-repeated="4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171.61313779971">
            <text:p>1171,6131377997</text:p>
          </table:table-cell>
          <table:table-cell table:number-columns-repeated="4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126.09651986239">
            <text:p>1126,0965198624</text:p>
          </table:table-cell>
          <table:table-cell table:number-columns-repeated="4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144.57032418461">
            <text:p>1144,5703241846</text:p>
          </table:table-cell>
          <table:table-cell table:number-columns-repeated="4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118.95636756152">
            <text:p>1118,9563675615</text:p>
          </table:table-cell>
          <table:table-cell table:number-columns-repeated="4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066.45168308497">
            <text:p>1066,451683085</text:p>
          </table:table-cell>
          <table:table-cell table:number-columns-repeated="4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247.10289050804">
            <text:p>1247,102890508</text:p>
          </table:table-cell>
          <table:table-cell table:number-columns-repeated="4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281.18801728645">
            <text:p>1281,1880172865</text:p>
          </table:table-cell>
          <table:table-cell table:number-columns-repeated="4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352.82651078446">
            <text:p>1352,8265107845</text:p>
          </table:table-cell>
          <table:table-cell table:number-columns-repeated="4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380.84662147328">
            <text:p>1380,8466214733</text:p>
          </table:table-cell>
          <table:table-cell table:number-columns-repeated="4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447.46970193759">
            <text:p>1447,4697019376</text:p>
          </table:table-cell>
          <table:table-cell table:number-columns-repeated="4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363.89697833876">
            <text:p>1363,8969783388</text:p>
          </table:table-cell>
          <table:table-cell table:number-columns-repeated="4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394.32377434655">
            <text:p>1394,3237743466</text:p>
          </table:table-cell>
          <table:table-cell table:number-columns-repeated="4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320.95850777848">
            <text:p>1320,9585077785</text:p>
          </table:table-cell>
          <table:table-cell table:number-columns-repeated="4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351.60754225529">
            <text:p>1351,6075422553</text:p>
          </table:table-cell>
          <table:table-cell table:number-columns-repeated="4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361.42124498424">
            <text:p>1361,4212449842</text:p>
          </table:table-cell>
          <table:table-cell table:number-columns-repeated="4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391.7364527589">
            <text:p>1391,7364527589</text:p>
          </table:table-cell>
          <table:table-cell table:number-columns-repeated="4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332.99056527782">
            <text:p>1332,9905652778</text:p>
          </table:table-cell>
          <table:table-cell table:number-columns-repeated="4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445.37760480742">
            <text:p>1445,3776048074</text:p>
          </table:table-cell>
          <table:table-cell table:number-columns-repeated="4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446.77166362211">
            <text:p>1446,7716636221</text:p>
          </table:table-cell>
          <table:table-cell table:number-columns-repeated="4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455.89900684423">
            <text:p>1455,8990068442</text:p>
          </table:table-cell>
          <table:table-cell table:number-columns-repeated="4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433.63569248116">
            <text:p>1433,6356924812</text:p>
          </table:table-cell>
          <table:table-cell table:number-columns-repeated="4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442.4241317283">
            <text:p>1442,4241317283</text:p>
          </table:table-cell>
          <table:table-cell table:number-columns-repeated="4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448.69289115876">
            <text:p>1448,6928911588</text:p>
          </table:table-cell>
          <table:table-cell table:number-columns-repeated="4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400.01721564645">
            <text:p>1400,0172156465</text:p>
          </table:table-cell>
          <table:table-cell table:number-columns-repeated="4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359.43556990765">
            <text:p>1359,4355699077</text:p>
          </table:table-cell>
          <table:table-cell table:number-columns-repeated="4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361.9040801139">
            <text:p>1361,9040801139</text:p>
          </table:table-cell>
          <table:table-cell table:number-columns-repeated="4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287.11411521188">
            <text:p>1287,1141152119</text:p>
          </table:table-cell>
          <table:table-cell table:number-columns-repeated="4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323.45332181735">
            <text:p>1323,4533218174</text:p>
          </table:table-cell>
          <table:table-cell table:number-columns-repeated="4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252.71717245787">
            <text:p>1252,7171724579</text:p>
          </table:table-cell>
          <table:table-cell table:number-columns-repeated="4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332.86101755326">
            <text:p>1332,8610175533</text:p>
          </table:table-cell>
          <table:table-cell table:number-columns-repeated="4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314.17749943613">
            <text:p>1314,1774994361</text:p>
          </table:table-cell>
          <table:table-cell table:number-columns-repeated="4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349.65037060225">
            <text:p>1349,6503706023</text:p>
          </table:table-cell>
          <table:table-cell table:number-columns-repeated="4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374.38233541837">
            <text:p>1374,3823354184</text:p>
          </table:table-cell>
          <table:table-cell table:number-columns-repeated="4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405.94262863829">
            <text:p>1405,9426286383</text:p>
          </table:table-cell>
          <table:table-cell table:number-columns-repeated="4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405.94262863829">
            <text:p>1405,9426286383</text:p>
          </table:table-cell>
          <table:table-cell table:number-columns-repeated="4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366.24561332217">
            <text:p>1366,2456133222</text:p>
          </table:table-cell>
          <table:table-cell table:number-columns-repeated="4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387.09136569777">
            <text:p>1387,0913656978</text:p>
          </table:table-cell>
          <table:table-cell table:number-columns-repeated="4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384.53079091577">
            <text:p>1384,5307909158</text:p>
          </table:table-cell>
          <table:table-cell table:number-columns-repeated="4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385.17004792169">
            <text:p>1385,1700479217</text:p>
          </table:table-cell>
          <table:table-cell table:number-columns-repeated="4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345.41350306648">
            <text:p>1345,4135030665</text:p>
          </table:table-cell>
          <table:table-cell table:number-columns-repeated="4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506.17330851298">
            <text:p>1506,173308513</text:p>
          </table:table-cell>
          <table:table-cell table:number-columns-repeated="4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530.7658536444">
            <text:p>1530,7658536444</text:p>
          </table:table-cell>
          <table:table-cell table:number-columns-repeated="4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506.17330851298">
            <text:p>1506,173308513</text:p>
          </table:table-cell>
          <table:table-cell table:number-columns-repeated="4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506.17330851298">
            <text:p>1506,173308513</text:p>
          </table:table-cell>
          <table:table-cell table:number-columns-repeated="4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524.54273413648">
            <text:p>1524,5427341365</text:p>
          </table:table-cell>
          <table:table-cell table:number-columns-repeated="4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530.03395507704">
            <text:p>1530,033955077</text:p>
          </table:table-cell>
          <table:table-cell table:number-columns-repeated="4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574.19005511697">
            <text:p>1574,190055117</text:p>
          </table:table-cell>
          <table:table-cell table:number-columns-repeated="4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657.23524506393">
            <text:p>1657,2352450639</text:p>
          </table:table-cell>
          <table:table-cell table:number-columns-repeated="4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715.27060535848">
            <text:p>1715,2706053585</text:p>
          </table:table-cell>
          <table:table-cell table:number-columns-repeated="4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715.02546601834">
            <text:p>1715,0254660183</text:p>
          </table:table-cell>
          <table:table-cell table:number-columns-repeated="4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661.59510724525">
            <text:p>1661,5951072453</text:p>
          </table:table-cell>
          <table:table-cell table:number-columns-repeated="4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665.28440235405">
            <text:p>1665,2844023541</text:p>
          </table:table-cell>
          <table:table-cell table:number-columns-repeated="4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554.81383936041">
            <text:p>1554,8138393604</text:p>
          </table:table-cell>
          <table:table-cell table:number-columns-repeated="4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15.08017212544">
            <text:p>1615,0801721254</text:p>
          </table:table-cell>
          <table:table-cell table:number-columns-repeated="4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615.18886402928">
            <text:p>1615,1888640293</text:p>
          </table:table-cell>
          <table:table-cell table:number-columns-repeated="4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734.73519653256">
            <text:p>1734,7351965326</text:p>
          </table:table-cell>
          <table:table-cell table:number-columns-repeated="4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688.83772559255">
            <text:p>1688,8377255926</text:p>
          </table:table-cell>
          <table:table-cell table:number-columns-repeated="4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616.05892620669">
            <text:p>1616,0589262067</text:p>
          </table:table-cell>
          <table:table-cell table:number-columns-repeated="4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643.95397899393">
            <text:p>1643,9539789939</text:p>
          </table:table-cell>
          <table:table-cell table:number-columns-repeated="4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595.0087310191">
            <text:p>1595,0087310191</text:p>
          </table:table-cell>
          <table:table-cell table:number-columns-repeated="4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502.82526120926">
            <text:p>1502,8252612093</text:p>
          </table:table-cell>
          <table:table-cell table:number-columns-repeated="4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463.24407491821">
            <text:p>1463,2440749182</text:p>
          </table:table-cell>
          <table:table-cell table:number-columns-repeated="4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305.35020071125">
            <text:p>1305,3502007113</text:p>
          </table:table-cell>
          <table:table-cell table:number-columns-repeated="4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224.37450434655">
            <text:p>1224,3745043466</text:p>
          </table:table-cell>
          <table:table-cell table:number-columns-repeated="4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208.59064257058">
            <text:p>1208,5906425706</text:p>
          </table:table-cell>
          <table:table-cell table:number-columns-repeated="4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339.10784493603">
            <text:p>1339,107844936</text:p>
          </table:table-cell>
          <table:table-cell table:number-columns-repeated="4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343.90677554852">
            <text:p>1343,9067755485</text:p>
          </table:table-cell>
          <table:table-cell table:number-columns-repeated="4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464.62813723448">
            <text:p>1464,6281372345</text:p>
          </table:table-cell>
          <table:table-cell table:number-columns-repeated="4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443.48685869621">
            <text:p>1443,4868586962</text:p>
          </table:table-cell>
          <table:table-cell table:number-columns-repeated="4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489.34951692252">
            <text:p>1489,3495169225</text:p>
          </table:table-cell>
          <table:table-cell table:number-columns-repeated="4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597.18469581427">
            <text:p>1597,1846958143</text:p>
          </table:table-cell>
          <table:table-cell table:number-columns-repeated="4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483.45793882884">
            <text:p>1483,4579388288</text:p>
          </table:table-cell>
          <table:table-cell table:number-columns-repeated="4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510.7240390783">
            <text:p>1510,7240390783</text:p>
          </table:table-cell>
          <table:table-cell table:number-columns-repeated="4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487.50337797779">
            <text:p>1487,5033779778</text:p>
          </table:table-cell>
          <table:table-cell table:number-columns-repeated="4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393.53443136707">
            <text:p>1393,5344313671</text:p>
          </table:table-cell>
          <table:table-cell table:number-columns-repeated="4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286.01064300959">
            <text:p>1286,0106430096</text:p>
          </table:table-cell>
          <table:table-cell table:number-columns-repeated="4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228.10224394352">
            <text:p>1228,1022439435</text:p>
          </table:table-cell>
          <table:table-cell table:number-columns-repeated="4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310.73250018853">
            <text:p>1310,7325001885</text:p>
          </table:table-cell>
          <table:table-cell table:number-columns-repeated="4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329.31749970657">
            <text:p>1329,3174997066</text:p>
          </table:table-cell>
          <table:table-cell table:number-columns-repeated="4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301.6335233043">
            <text:p>1301,6335233043</text:p>
          </table:table-cell>
          <table:table-cell table:number-columns-repeated="4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214.18519118354">
            <text:p>1214,1851911835</text:p>
          </table:table-cell>
          <table:table-cell table:number-columns-repeated="4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176.33628446298">
            <text:p>1176,336284463</text:p>
          </table:table-cell>
          <table:table-cell table:number-columns-repeated="4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090.7952473135">
            <text:p>1090,7952473135</text:p>
          </table:table-cell>
          <table:table-cell table:number-columns-repeated="4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143.60227895349">
            <text:p>1143,6022789535</text:p>
          </table:table-cell>
          <table:table-cell table:number-columns-repeated="4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162.20936904602">
            <text:p>1162,209369046</text:p>
          </table:table-cell>
          <table:table-cell table:number-columns-repeated="4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307.59041271753">
            <text:p>1307,5904127175</text:p>
          </table:table-cell>
          <table:table-cell table:number-columns-repeated="4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397.75461921157">
            <text:p>1397,7546192116</text:p>
          </table:table-cell>
          <table:table-cell table:number-columns-repeated="4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357.89729007919">
            <text:p>1357,8972900792</text:p>
          </table:table-cell>
          <table:table-cell table:number-columns-repeated="4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421.5986807734">
            <text:p>1421,5986807734</text:p>
          </table:table-cell>
          <table:table-cell table:number-columns-repeated="4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467.67333493309">
            <text:p>1467,6733349331</text:p>
          </table:table-cell>
          <table:table-cell table:number-columns-repeated="4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552.95266036831">
            <text:p>1552,9526603683</text:p>
          </table:table-cell>
          <table:table-cell table:number-columns-repeated="4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599.31331752892">
            <text:p>1599,3133175289</text:p>
          </table:table-cell>
          <table:table-cell table:number-columns-repeated="4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641.31200545911">
            <text:p>1641,3120054591</text:p>
          </table:table-cell>
          <table:table-cell table:number-columns-repeated="4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497.15360340765">
            <text:p>1497,1536034077</text:p>
          </table:table-cell>
          <table:table-cell table:number-columns-repeated="4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567.5584231881">
            <text:p>1567,5584231881</text:p>
          </table:table-cell>
          <table:table-cell table:number-columns-repeated="4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702.79679510649">
            <text:p>1702,7967951065</text:p>
          </table:table-cell>
          <table:table-cell table:number-columns-repeated="4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607.4810038396">
            <text:p>1607,4810038396</text:p>
          </table:table-cell>
          <table:table-cell table:number-columns-repeated="4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610.93365961856">
            <text:p>1610,9336596186</text:p>
          </table:table-cell>
          <table:table-cell table:number-columns-repeated="4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483.48086212116">
            <text:p>1483,4808621212</text:p>
          </table:table-cell>
          <table:table-cell table:number-columns-repeated="4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567.17458146379">
            <text:p>1567,1745814638</text:p>
          </table:table-cell>
          <table:table-cell table:number-columns-repeated="4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547.76997567647">
            <text:p>1547,7699756765</text:p>
          </table:table-cell>
          <table:table-cell table:number-columns-repeated="4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535.09834838512">
            <text:p>1535,0983483851</text:p>
          </table:table-cell>
          <table:table-cell table:number-columns-repeated="4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587.9119473239">
            <text:p>1587,9119473239</text:p>
          </table:table-cell>
          <table:table-cell table:number-columns-repeated="4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600.61990248605">
            <text:p>1600,6199024861</text:p>
          </table:table-cell>
          <table:table-cell table:number-columns-repeated="4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627.97999849599">
            <text:p>1627,979998496</text:p>
          </table:table-cell>
          <table:table-cell table:number-columns-repeated="4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628.86389954373">
            <text:p>1628,8638995437</text:p>
          </table:table-cell>
          <table:table-cell table:number-columns-repeated="4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775.38152367697">
            <text:p>1775,381523677</text:p>
          </table:table-cell>
          <table:table-cell table:number-columns-repeated="4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438.3073346364">
            <text:p>1438,3073346364</text:p>
          </table:table-cell>
          <table:table-cell table:number-columns-repeated="4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287.12274354352">
            <text:p>1287,1227435435</text:p>
          </table:table-cell>
          <table:table-cell table:number-columns-repeated="4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402.66618711047">
            <text:p>1402,6661871105</text:p>
          </table:table-cell>
          <table:table-cell table:number-columns-repeated="4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423.88639565885">
            <text:p>1423,8863956589</text:p>
          </table:table-cell>
          <table:table-cell table:number-columns-repeated="4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335.02034489134">
            <text:p>1335,0203448913</text:p>
          </table:table-cell>
          <table:table-cell table:number-columns-repeated="4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302.5607070494">
            <text:p>1302,5607070494</text:p>
          </table:table-cell>
          <table:table-cell table:number-columns-repeated="4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278.68804666194">
            <text:p>1278,6880466619</text:p>
          </table:table-cell>
          <table:table-cell table:number-columns-repeated="4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319.17059562496">
            <text:p>1319,170595625</text:p>
          </table:table-cell>
          <table:table-cell table:number-columns-repeated="4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309.95450064212">
            <text:p>1309,9545006421</text:p>
          </table:table-cell>
          <table:table-cell table:number-columns-repeated="4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256.72669391231">
            <text:p>1256,7266939123</text:p>
          </table:table-cell>
          <table:table-cell table:number-columns-repeated="4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352.47392683138">
            <text:p>1352,4739268314</text:p>
          </table:table-cell>
          <table:table-cell table:number-columns-repeated="4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299.7391167549">
            <text:p>1299,7391167549</text:p>
          </table:table-cell>
          <table:table-cell table:number-columns-repeated="4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213.51755470271">
            <text:p>1213,5175547027</text:p>
          </table:table-cell>
          <table:table-cell table:number-columns-repeated="4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315.69940330574">
            <text:p>1315,6994033057</text:p>
          </table:table-cell>
          <table:table-cell table:number-columns-repeated="4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299.87990591377">
            <text:p>1299,8799059138</text:p>
          </table:table-cell>
          <table:table-cell table:number-columns-repeated="4"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339.34137169875">
            <text:p>1339,3413716988</text:p>
          </table:table-cell>
          <table:table-cell table:number-columns-repeated="4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404.55418045674">
            <text:p>1404,5541804567</text:p>
          </table:table-cell>
          <table:table-cell table:number-columns-repeated="4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412.48968994002">
            <text:p>1412,48968994</text:p>
          </table:table-cell>
          <table:table-cell table:number-columns-repeated="4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439.60142624532">
            <text:p>1439,6014262453</text:p>
          </table:table-cell>
          <table:table-cell table:number-columns-repeated="4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641.21379807176">
            <text:p>1641,2137980718</text:p>
          </table:table-cell>
          <table:table-cell table:number-columns-repeated="4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598.36804181159">
            <text:p>1598,3680418116</text:p>
          </table:table-cell>
          <table:table-cell table:number-columns-repeated="4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612.1104022856">
            <text:p>1612,1104022856</text:p>
          </table:table-cell>
          <table:table-cell table:number-columns-repeated="4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667.67096334341">
            <text:p>1667,6709633434</text:p>
          </table:table-cell>
          <table:table-cell table:number-columns-repeated="4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667.67096334341">
            <text:p>1667,6709633434</text:p>
          </table:table-cell>
          <table:table-cell table:number-columns-repeated="4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799.72780637032">
            <text:p>1799,7278063703</text:p>
          </table:table-cell>
          <table:table-cell table:number-columns-repeated="4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843.97561606355">
            <text:p>1843,9756160636</text:p>
          </table:table-cell>
          <table:table-cell table:number-columns-repeated="4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712.40990878588">
            <text:p>1712,4099087859</text:p>
          </table:table-cell>
          <table:table-cell table:number-columns-repeated="4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609.51573874927">
            <text:p>1609,5157387493</text:p>
          </table:table-cell>
          <table:table-cell table:number-columns-repeated="4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507.60430147237">
            <text:p>1507,6043014724</text:p>
          </table:table-cell>
          <table:table-cell table:number-columns-repeated="4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508.36229032718">
            <text:p>1508,3622903272</text:p>
          </table:table-cell>
          <table:table-cell table:number-columns-repeated="4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464.1925451459">
            <text:p>1464,192545145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</meta:initial-creator>
    <meta:creation-date>2013-05-31T13:54:41</meta:creation-date>
    <dc:date>2013-05-31T19:24:17</dc:date>
    <meta:editing-duration>PT9M55S</meta:editing-duration>
    <meta:editing-cycles>4</meta:editing-cycles>
    <meta:generator>LibreOffice/3.5$Linux_x86 LibreOffice_project/350m1$Build-2</meta:generator>
    <meta:document-statistic meta:table-count="3" meta:cell-count="451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2.618cm" svg:y="4.201cm" style:legend-expansion="custom" chartooo:width="3.171cm" chartooo:height="1.497cm" style:legend-expansion-aspect-ratio="2.11823647294589" chart:style-name="ch2"/>
        <chart:plot-area chart:style-name="ch3" table:cell-range-address="Sheet1.E28:Sheet1.E28 Sheet1.B1:Sheet1.B789" chart:data-source-has-labels="row" svg:x="0.769cm" svg:y="0.853cm" svg:width="12.027cm" svg:height="7.525cm">
          <chartooo:coordinate-region svg:x="1.761cm" svg:y="1.052cm" svg:width="10.993cm" svg:height="7.1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789" chart:label-cell-address="Sheet1.E28:Sheet1.E28" chart:class="chart:line">
            <chart:data-point chart:repeated="7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dinality estimate</text:p>
                <draw:g>
                  <svg:desc>Sheet1.E28:Sheet1.E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1:Sheet1.B7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23.0973349888">
                <text:p>1923.09733498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25.56598460198">
                <text:p>1925.565984601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48.07237165428">
                <text:p>1948.072371654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69.17041200571">
                <text:p>1969.170412005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90.07017985528">
                <text:p>1990.070179855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90.07017985528">
                <text:p>1990.070179855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91.39115532134">
                <text:p>1991.391155321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02.14768506145">
                <text:p>1702.147685061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00.44645718992">
                <text:p>1600.446457189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35.33157698183">
                <text:p>1535.331576981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29.07135537129">
                <text:p>1529.071355371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95.53266364931">
                <text:p>1495.532663649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95.53266364931">
                <text:p>1495.532663649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85.06013361672">
                <text:p>1385.060133616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90.19470305197">
                <text:p>1390.194703051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19.85977482156">
                <text:p>1319.859774821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89.87267742312">
                <text:p>1389.872677423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25.57236405299">
                <text:p>1525.572364052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77.48771496323">
                <text:p>1477.487714963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81.86650373637">
                <text:p>1481.866503736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65.20617048099">
                <text:p>1365.206170480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72.70210135349">
                <text:p>1372.702101353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00.12636034843">
                <text:p>1300.126360348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82.2831203171">
                <text:p>1182.28312031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36.87592858875">
                <text:p>1236.875928588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42.5108621852">
                <text:p>1242.51086218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80.88700634478">
                <text:p>1180.887006344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85.98911218046">
                <text:p>1085.989112180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36.36619524277">
                <text:p>1236.366195242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67.55931031881">
                <text:p>1167.559310318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40.43015319829">
                <text:p>1140.430153198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13.55059314263">
                <text:p>1113.550593142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56.309324932348">
                <text:p>956.3093249323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44.30654421731">
                <text:p>944.306544217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34.889962910063">
                <text:p>934.8899629100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8.17000452941">
                <text:p>1008.170004529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3.99928013598">
                <text:p>1023.999280135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2.44320139617">
                <text:p>1002.443201396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7.2334029072">
                <text:p>1047.23340290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14.12566743233">
                <text:p>1114.125667432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01.04115642844">
                <text:p>1101.041156428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64.32350899455">
                <text:p>1064.323508994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08.363125881">
                <text:p>1108.3631258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24.98805324023">
                <text:p>1124.988053240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00.62506892582">
                <text:p>1200.625068925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48.59510601535">
                <text:p>1248.595106015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94.94416358191">
                <text:p>1294.944163581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08.49935273292">
                <text:p>1308.499352732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58.26231623244">
                <text:p>1358.262316232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96.18936171188">
                <text:p>1396.18936171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55.81069561004">
                <text:p>1455.810695610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01.40693260698">
                <text:p>1401.406932606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4.62307720306">
                <text:p>1414.623077203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55.81069561004">
                <text:p>1455.81069561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11.95994398324">
                <text:p>1411.959943983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11.95994398324">
                <text:p>1411.959943983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22.67309589965">
                <text:p>1422.673095899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32.18135385053">
                <text:p>1432.181353850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48.78034092884">
                <text:p>1448.780340928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37.67192571146">
                <text:p>1437.671925711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78.86333033593">
                <text:p>1378.863330335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04.03036900826">
                <text:p>1404.030369008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15.29043093685">
                <text:p>1415.290430936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34.23539666709">
                <text:p>1434.235396667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90.36583986949">
                <text:p>1390.365839869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04.73323685437">
                <text:p>1504.733236854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54.43621294217">
                <text:p>1554.436212942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11.20402308184">
                <text:p>1611.204023081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00.88681482305">
                <text:p>1600.886814823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68.24981232535">
                <text:p>1568.249812325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22.29450258957">
                <text:p>1522.294502589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50.01906018">
                <text:p>1550.019060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95.91717326272">
                <text:p>1495.917173262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89.97362353037">
                <text:p>1489.973623530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8.88786405663">
                <text:p>1538.887864056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77.73436286005">
                <text:p>1577.734362860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81.0602851006">
                <text:p>1581.06028510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0.82031066342">
                <text:p>1550.820310663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60.95051910319">
                <text:p>1460.950519103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51.68366342798">
                <text:p>1351.683663427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73.64121884033">
                <text:p>1273.641218840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00.13516402097">
                <text:p>1300.135164020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10.92938211859">
                <text:p>1310.929382118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58.15134870136">
                <text:p>1258.151348701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93.96674184964">
                <text:p>1293.966741849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22.08336105846">
                <text:p>1222.083361058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46.45521307853">
                <text:p>1246.455213078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84.89186400916">
                <text:p>1284.891864009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54.79662925849">
                <text:p>1254.796629258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55.05909783126">
                <text:p>1255.059097831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86.13124311811">
                <text:p>1286.131243118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96.13301981029">
                <text:p>1296.133019810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55.8835731217">
                <text:p>1355.88357312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04.76998114294">
                <text:p>1404.769981142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34.7697640747">
                <text:p>1334.76976407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73.57363373983">
                <text:p>1273.573633739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53.14923979374">
                <text:p>1153.149239793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84.09862982027">
                <text:p>1184.098629820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06.8434217241">
                <text:p>1206.84342172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21.58574478685">
                <text:p>1221.585744786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61.0708300434">
                <text:p>1161.07083004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73.79053786996">
                <text:p>1173.790537869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73.79053786996">
                <text:p>1173.790537869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34.72153221253">
                <text:p>1134.721532212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50.09089680854">
                <text:p>1250.090896808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22.55993430469">
                <text:p>1322.559934304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06.58120657722">
                <text:p>1406.581206577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06.58120657722">
                <text:p>1406.581206577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50.0933555572">
                <text:p>1450.09335555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10.70026611866">
                <text:p>1510.700266118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22.97069153037">
                <text:p>1522.970691530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74.11262070093">
                <text:p>1574.112620700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98.62598362954">
                <text:p>1498.625983629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98.62598362954">
                <text:p>1498.625983629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01.60293606289">
                <text:p>1501.602936062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01.60293606289">
                <text:p>1501.602936062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51.64697653864">
                <text:p>1651.646976538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46.09989066897">
                <text:p>1546.099890668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62.63106824109">
                <text:p>1662.631068241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71.43096803991">
                <text:p>1671.430968039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57.82243043306">
                <text:p>1457.822430433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49.37090314037">
                <text:p>1449.370903140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49.37090314037">
                <text:p>1449.370903140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83.77892940308">
                <text:p>1483.778929403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98.6025898957">
                <text:p>1498.60258989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39.35669865002">
                <text:p>1539.356698650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62.17048169587">
                <text:p>1662.170481695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82.66727037136">
                <text:p>1782.667270371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71.43096803991">
                <text:p>1671.430968039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38.56663386145">
                <text:p>1638.566633861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56.77764278727">
                <text:p>1656.777642787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56.77764278727">
                <text:p>1656.777642787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83.85975642099">
                <text:p>1783.859756420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05.76181146939">
                <text:p>1705.761811469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02.07573275972">
                <text:p>1802.075732759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96.11809881996">
                <text:p>1696.118098819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00.92628605639">
                <text:p>1700.926286056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87.51807436887">
                <text:p>1587.518074368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27.36888481402">
                <text:p>1727.368884814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12.25930827624">
                <text:p>1612.259308276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45.80115145815">
                <text:p>1545.801151458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03.64120122456">
                <text:p>1603.641201224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01.89119664076">
                <text:p>1701.891196640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41.40616574414">
                <text:p>1741.406165744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02.44894926692">
                <text:p>1502.448949266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07.077364302">
                <text:p>1607.0773643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28.47490823463">
                <text:p>1528.474908234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60.06923495309">
                <text:p>1560.069234953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47.11261504678">
                <text:p>1347.112615046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65.56721641567">
                <text:p>1465.567216415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75.65950645294">
                <text:p>1475.659506452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28.28025074914">
                <text:p>1528.280250749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94.77587405697">
                <text:p>1494.775874056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89.83158915805">
                <text:p>1589.831589158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20.18815085933">
                <text:p>1720.188150859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86.78144970702">
                <text:p>1786.781449707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26.78335195802">
                <text:p>1926.783351958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69.16104653937">
                <text:p>1869.161046539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31.10663236938">
                <text:p>1731.106632369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32.10609853511">
                <text:p>1732.106098535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78.79654649486">
                <text:p>1678.796546494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65.74671648723">
                <text:p>1665.746716487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33.1033513874">
                <text:p>1633.10335138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33.16160964768">
                <text:p>1533.161609647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73.41213044168">
                <text:p>1673.412130441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65.15611313414">
                <text:p>1565.156113134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68.42916092909">
                <text:p>1568.429160929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61.81810654772">
                <text:p>1461.818106547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95.53890726634">
                <text:p>1595.538907266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77.65827565929">
                <text:p>1477.658275659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77.65827565929">
                <text:p>1477.658275659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89.39572911101">
                <text:p>1489.395729111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89.39572911101">
                <text:p>1489.395729111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73.30428494511">
                <text:p>1473.304284945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75.99765671442">
                <text:p>1375.997656714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04.33239593382">
                <text:p>1504.332395933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37.95075482988">
                <text:p>1337.950754829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93.84549150095">
                <text:p>1493.845491500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94.589704845">
                <text:p>1494.5897048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12.67597118583">
                <text:p>1512.675971185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76.93082431514">
                <text:p>1476.930824315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14.58516228301">
                <text:p>1514.585162283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18.41803892936">
                <text:p>1518.418038929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32.37849784208">
                <text:p>1532.3784978420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95.70741623913">
                <text:p>1495.707416239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69.24956292902">
                <text:p>1569.249562929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93.42031421781">
                <text:p>1593.420314217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15.67815869181">
                <text:p>1615.678158691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29.98518672301">
                <text:p>1529.985186723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55.16645625874">
                <text:p>1555.166456258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86.31141478393">
                <text:p>1586.311414783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20.1686491118">
                <text:p>1420.16864911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64.53876388321">
                <text:p>1464.538763883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08.20806619162">
                <text:p>1608.208066191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43.44741096137">
                <text:p>1643.447410961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64.59493328295">
                <text:p>1564.594933282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69.92054188894">
                <text:p>1469.920541888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14.81070682055">
                <text:p>1414.810706820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04.21519901866">
                <text:p>1404.215199018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14.47717745883">
                <text:p>1414.477177458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08.72971525371">
                <text:p>1508.729715253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33.40649625934">
                <text:p>1533.406496259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50.37815581134">
                <text:p>1450.378155811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50.37815581134">
                <text:p>1450.378155811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73.16863613959">
                <text:p>1473.168636139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06.86978679487">
                <text:p>1406.869786794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06.86978679487">
                <text:p>1406.869786794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31.91792934472">
                <text:p>1331.917929344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53.55131420507">
                <text:p>1353.551314205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23.29800085767">
                <text:p>1223.298000857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56.34020613119">
                <text:p>1256.340206131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52.14530469947">
                <text:p>1252.145304699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84.30743158941">
                <text:p>1284.307431589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20.52588723785">
                <text:p>1420.525887237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97.07866770217">
                <text:p>1297.078667702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94.83936920111">
                <text:p>1294.839369201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62.15430190251">
                <text:p>1262.154301902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95.95805112596">
                <text:p>1295.958051125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33.99078052565">
                <text:p>1333.990780525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88.31497485623">
                <text:p>1388.314974856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55.67824884471">
                <text:p>1455.678248844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67.78553208129">
                <text:p>1467.785532081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2.61451710732">
                <text:p>1492.614517107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92.61451710732">
                <text:p>1492.614517107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93.35750414256">
                <text:p>1493.357504142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94.84569946916">
                <text:p>1494.845699469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07.75355690588">
                <text:p>507.753556905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94.203424920253">
                <text:p>494.2034249202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02.144428986257">
                <text:p>502.1444289862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26.003662834819">
                <text:p>526.0036628348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62.151476268964">
                <text:p>562.1514762689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25.436366493645">
                <text:p>625.43636649364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0.931872425868">
                <text:p>640.9318724258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44.788940158834">
                <text:p>644.7889401588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44.788940158834">
                <text:p>644.7889401588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8.084195414815">
                <text:p>658.0841954148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6.590264708335">
                <text:p>696.5902647083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24.866019671466">
                <text:p>724.86601967146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30.514168724812">
                <text:p>730.5141687248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06.732552762654">
                <text:p>806.7325527626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06.732552762654">
                <text:p>806.7325527626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45.854784807604">
                <text:p>845.8547848076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53.555791268203">
                <text:p>853.5557912682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58.932087710444">
                <text:p>858.9320877104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93.731723203111">
                <text:p>893.7317232031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32.338670000763">
                <text:p>932.3386700007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41.408165677639">
                <text:p>941.4081656776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43.777396125761">
                <text:p>943.77739612576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09.17680740162">
                <text:p>1009.176807401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47.95359092784">
                <text:p>1047.953590927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56.81333881517">
                <text:p>1056.813338815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78.08038845252">
                <text:p>1078.080388452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33.4755718775">
                <text:p>1133.47557187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21.60128916117">
                <text:p>1221.601289161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02.19850672529">
                <text:p>1302.198506725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06.73609254915">
                <text:p>1306.736092549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53.76127069461">
                <text:p>1353.761270694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53.76127069461">
                <text:p>1353.761270694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66.09008198233">
                <text:p>1366.090081982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71.08471288234">
                <text:p>1371.084712882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88.85726185653">
                <text:p>1388.8572618565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04.46171474374">
                <text:p>1404.4617147437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87.96448350577">
                <text:p>1487.964483505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99.86689754728">
                <text:p>1499.866897547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48.64384364357">
                <text:p>1548.643843643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61.54102232158">
                <text:p>1561.541022321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61.54102232158">
                <text:p>1561.541022321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67.4247592064">
                <text:p>1667.42475920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16.31322984372">
                <text:p>1716.313229843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44.25372029486">
                <text:p>1744.253720294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47.36429871473">
                <text:p>1847.3642987147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64.586798829">
                <text:p>1864.58679882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83.31496834347">
                <text:p>1883.314968343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45.60485806109">
                <text:p>1945.604858061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45.60485806109">
                <text:p>1945.604858061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08.11555862758">
                <text:p>2008.115558627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16.21296883983">
                <text:p>2016.212968839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16.21296883983">
                <text:p>2016.212968839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60.52629287434">
                <text:p>2060.526292874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77.65015065485">
                <text:p>2077.6501506548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94.32973038916">
                <text:p>2094.329730389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41.41956483925">
                <text:p>2141.419564839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53.71801483586">
                <text:p>2153.718014835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53.71801483586">
                <text:p>2153.718014835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63.03495733296">
                <text:p>2163.0349573329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43.92820772991">
                <text:p>2243.928207729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243.92820772991">
                <text:p>2243.928207729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370.71195237211">
                <text:p>2370.711952372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401.06996751891">
                <text:p>2401.069967518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448.0933446719">
                <text:p>2448.09334467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480.47904584421">
                <text:p>2480.479045844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87.44523384386">
                <text:p>2587.4452338438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603.16116248566">
                <text:p>2603.161162485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603.16116248566">
                <text:p>2603.161162485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603.72597736184">
                <text:p>2603.725977361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639.81028160994">
                <text:p>2639.8102816099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41.11242644287">
                <text:p>2741.112426442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751.16723058629">
                <text:p>2751.167230586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92.05387713205">
                <text:p>2792.053877132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845.00890562199">
                <text:p>2845.008905621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845.00890562199">
                <text:p>2845.0089056219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77.7572095716">
                <text:p>2877.75720957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886.06242518364">
                <text:p>2886.062425183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822.25953996086">
                <text:p>2822.259539960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578.48035322595">
                <text:p>2578.480353225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85.54875980424">
                <text:p>2085.548759804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335.58730321401">
                <text:p>2335.5873032140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00.57769463313">
                <text:p>1900.577694633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27.75389724798">
                <text:p>2027.753897247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77.97301469696">
                <text:p>1877.9730146969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61.11646080328">
                <text:p>1761.116460803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04.85220837199">
                <text:p>1404.852208371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57.40193877989">
                <text:p>1457.401938779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03.52461046204">
                <text:p>1303.5246104620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58.54871248442">
                <text:p>1158.548712484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84.82943116909">
                <text:p>1084.829431169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05.61873652622">
                <text:p>1105.618736526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12.17669935134">
                <text:p>1112.176699351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61.25340822427">
                <text:p>1161.2534082242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08.0688894298">
                <text:p>1108.06888942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11.35270263025">
                <text:p>1111.352702630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85.10721926881">
                <text:p>1185.107219268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69.34696766284">
                <text:p>1269.346967662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08.01274063883">
                <text:p>1208.012740638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76.91074460062">
                <text:p>1276.9107446006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33.84760383139">
                <text:p>1233.8476038313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21.92253847002">
                <text:p>1321.922538470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40.22951670797">
                <text:p>1340.2295167079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66.68673915375">
                <text:p>1466.686739153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33.7427457296">
                <text:p>1433.742745729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75.87933373427">
                <text:p>1375.8793337342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18.8253626252">
                <text:p>1418.82536262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93.70603400147">
                <text:p>1493.7060340014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93.77721092508">
                <text:p>1393.777210925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6.48876286916">
                <text:p>1436.488762869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73.35994894795">
                <text:p>1373.359948947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58.47373687626">
                <text:p>1358.473736876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49.30892228012">
                <text:p>1349.308922280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94.12448463587">
                <text:p>1494.124484635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29.51562028245">
                <text:p>1429.515620282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29.34535116964">
                <text:p>1429.345351169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35.04819301212">
                <text:p>1335.048193012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64.18769288376">
                <text:p>1364.187692883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89.15361440745">
                <text:p>1289.153614407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44.62205010447">
                <text:p>1344.6220501044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30.38594963081">
                <text:p>1330.385949630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30.38594963081">
                <text:p>1330.385949630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8.16728104068">
                <text:p>1438.167281040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27.22040453889">
                <text:p>1427.2204045388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43.35664473574">
                <text:p>1443.356644735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98.93596373492">
                <text:p>1398.9359637349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78.84352619474">
                <text:p>1378.8435261947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13.63802508598">
                <text:p>1313.638025085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13.63802508598">
                <text:p>1313.638025085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16.1848120819">
                <text:p>1216.18481208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49.10503933579">
                <text:p>1149.105039335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50.10717509354">
                <text:p>1250.107175093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37.72907844344">
                <text:p>1237.7290784434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73.75299445228">
                <text:p>1373.752994452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8.29656031445">
                <text:p>1438.296560314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22.99485224571">
                <text:p>1522.994852245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30.06927516808">
                <text:p>1430.0692751680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55.39136351149">
                <text:p>1455.3913635114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72.53593851229">
                <text:p>1472.535938512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90.62766004648">
                <text:p>1390.627660046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83.53473509337">
                <text:p>1283.534735093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17.88195049042">
                <text:p>1217.8819504904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80.3899594707">
                <text:p>1380.38995947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80.3899594707">
                <text:p>1380.38995947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90.15845118744">
                <text:p>1290.158451187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43.1142024332">
                <text:p>1243.11420243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234.67276073961">
                <text:p>1234.6727607396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99.09715302384">
                <text:p>1299.097153023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247.24871070025">
                <text:p>1247.248710700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285.7350705306">
                <text:p>1285.73507053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89.98335690429">
                <text:p>1389.983356904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52.3881909548">
                <text:p>1352.38819095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79.15658034281">
                <text:p>1279.156580342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64.69189178371">
                <text:p>1364.6918917837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73.59574925682">
                <text:p>1373.5957492568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59.28497288687">
                <text:p>1459.2849728868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8.24128406698">
                <text:p>1488.241284066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75.79207378672">
                <text:p>1575.792073786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64.98573974621">
                <text:p>1464.985739746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32.32957991586">
                <text:p>1532.3295799158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64.99558631451">
                <text:p>1664.995586314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39.82581899895">
                <text:p>1539.825818998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42.99367564545">
                <text:p>1542.993675645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25.67317875952">
                <text:p>1425.673178759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2.8017361903">
                <text:p>1502.80173619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78.72028467865">
                <text:p>1578.720284678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77.59376002706">
                <text:p>1677.5937600270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24.85501655303">
                <text:p>1724.855016553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739.8597359692">
                <text:p>1739.85973596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47.46041922364">
                <text:p>1747.4604192236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81.70781543574">
                <text:p>1781.707815435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81.70781543574">
                <text:p>1781.707815435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62.67212252576">
                <text:p>1562.6721225257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84.54077476883">
                <text:p>1384.5407747688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88.99146967109">
                <text:p>1488.9914696710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12.92627806237">
                <text:p>1512.9262780623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31.87161911969">
                <text:p>1431.871619119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94.59721683809">
                <text:p>1394.597216838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95.24580542984">
                <text:p>1395.245805429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43.58453458605">
                <text:p>1443.584534586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25.81483206543">
                <text:p>1525.814832065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54.07975328575">
                <text:p>1454.079753285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77.31043379088">
                <text:p>1377.3104337908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40.38857218484">
                <text:p>1340.3885721848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91.90330453043">
                <text:p>1291.903304530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08.34545577826">
                <text:p>1408.345455778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12.98863761723">
                <text:p>1412.988637617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42.33772396385">
                <text:p>1342.337723963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68.49276876012">
                <text:p>1468.492768760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37.74165690341">
                <text:p>1537.7416569034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0.45714142475">
                <text:p>1550.457141424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60.28761314901">
                <text:p>1660.287613149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44.81304363477">
                <text:p>1644.813043634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59.36928866914">
                <text:p>1659.369288669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18.29463690693">
                <text:p>1718.2946369069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42.24364613781">
                <text:p>1742.243646137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87.92949950756">
                <text:p>1787.9294995075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83.58070079896">
                <text:p>1683.5807007989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56.08653139759">
                <text:p>1556.0865313975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72.09563074636">
                <text:p>1472.095630746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92.81670346396">
                <text:p>1392.816703463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45.37993697092">
                <text:p>1245.379936970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15.11496536752">
                <text:p>1215.11496536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2.783cm" svg:y="3.03cm" style:legend-expansion="custom" chartooo:width="2.923cm" chartooo:height="2.03cm" style:legend-expansion-aspect-ratio="1.43990147783251" chart:style-name="ch2"/>
        <chart:plot-area chart:style-name="ch3" table:cell-range-address="Sheet2.D28:Sheet2.D28 Sheet2.B2:Sheet2.B680" chart:data-source-has-labels="row" svg:x="0.769cm" svg:y="0.854cm" svg:width="11.653cm" svg:height="7.544cm">
          <chartooo:coordinate-region svg:x="1.761cm" svg:y="1.054cm" svg:width="10.553cm" svg:height="7.1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680" chart:label-cell-address="Sheet2.D28:Sheet2.D28" chart:class="chart:line">
            <chart:data-point chart:repeated="6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dinality estimate</text:p>
                <draw:g>
                  <svg:desc>Sheet2.D28:Sheet2.D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2.B2:Sheet2.B6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23.0973349888">
                <text:p>1923.09733498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35.50428949927">
                <text:p>1935.504289499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42.77217301179">
                <text:p>1842.772173011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81.49290685969">
                <text:p>1781.492906859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81.49290685969">
                <text:p>1781.492906859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98.58140776013">
                <text:p>1798.581407760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72.75875052315">
                <text:p>1572.758750523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91.44349349928">
                <text:p>1491.443493499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91.44349349928">
                <text:p>1491.443493499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06.04335293725">
                <text:p>1506.043352937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2.00224583882">
                <text:p>1652.002245838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20.20356238402">
                <text:p>1720.203562384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08.1676565847">
                <text:p>1608.16765658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16.31953423587">
                <text:p>1516.319534235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28.68178615311">
                <text:p>1528.681786153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28.68178615311">
                <text:p>1528.681786153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04.15562223454">
                <text:p>1504.155622234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04.15562223454">
                <text:p>1504.155622234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95.15999456939">
                <text:p>1495.159994569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83.55088308041">
                <text:p>1583.550883080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24.71513934706">
                <text:p>1624.715139347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84.74048207171">
                <text:p>1384.740482071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74.58896358572">
                <text:p>1374.588963585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11.63986728247">
                <text:p>1511.639867282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11.63986728247">
                <text:p>1511.639867282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69.43681186712">
                <text:p>1469.436811867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59.42916991067">
                <text:p>1459.429169910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73.88078268529">
                <text:p>1373.880782685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27.67213413788">
                <text:p>1327.672134137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55.80788113855">
                <text:p>1155.807881138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35.68131205523">
                <text:p>1135.681312055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32.25237516065">
                <text:p>1132.252375160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67.04834654918">
                <text:p>1167.048346549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39.13108056586">
                <text:p>1139.131080565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12.31200300444">
                <text:p>1112.31200300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27.36601662019">
                <text:p>1127.366016620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97.71748663681">
                <text:p>1097.717486636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43.29129340174">
                <text:p>1243.291293401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59.33219630119">
                <text:p>1159.332196301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76.61021314968">
                <text:p>1176.610213149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69.72878096438">
                <text:p>1169.728780964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06.22048154061">
                <text:p>1306.220481540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75.70188741414">
                <text:p>1375.701887414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91.75587795644">
                <text:p>1591.755877956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07.10426729792">
                <text:p>1607.104267297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93.44676190593">
                <text:p>1593.446761905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6.80623552583">
                <text:p>1656.806235525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07.10426729792">
                <text:p>1607.104267297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80.23283136963">
                <text:p>1480.232831369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03.97889007565">
                <text:p>1503.978890075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84.6279307081">
                <text:p>1484.62793070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02.47246324196">
                <text:p>1502.472463241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02.47246324196">
                <text:p>1502.472463241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90.91178097754">
                <text:p>1590.911780977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24.50894326703">
                <text:p>1624.508943267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42.29472614118">
                <text:p>1642.294726141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38.70648148485">
                <text:p>1638.706481484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30.05834041994">
                <text:p>1530.058340419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15.54647089544">
                <text:p>1715.546470895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7.269592882">
                <text:p>1747.2695928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47.269592882">
                <text:p>1747.2695928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26.04980540834">
                <text:p>1626.049805408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40.27440731459">
                <text:p>1640.274407314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43.86952930323">
                <text:p>1643.869529303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76.48052024498">
                <text:p>1676.480520244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15.79175920983">
                <text:p>1715.791759209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27.64865590463">
                <text:p>1727.648655904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93.75897816346">
                <text:p>1793.758978163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60.08324492719">
                <text:p>1760.083244927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60.08324492719">
                <text:p>1760.083244927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00.21715630267">
                <text:p>1800.217156302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83.06417446193">
                <text:p>1683.064174461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15.10734372996">
                <text:p>1615.107343729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07.07412742768">
                <text:p>1307.074127427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45.63878615993">
                <text:p>1445.638786159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60.41713081582">
                <text:p>1460.417130815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86.19008477689">
                <text:p>1386.190084776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86.19008477689">
                <text:p>1386.190084776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69.42229418162">
                <text:p>1369.422294181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14.23147124231">
                <text:p>1314.231471242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98.14139157795">
                <text:p>1398.141391577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98.79328172439">
                <text:p>1398.793281724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15.79135959339">
                <text:p>1415.791359593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10.46633332317">
                <text:p>1410.466333323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84.43096030383">
                <text:p>1384.430960303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48.81873566257">
                <text:p>1548.818735662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61.71883965559">
                <text:p>1561.718839655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63.34647784179">
                <text:p>1563.346477841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47.32094177211">
                <text:p>1547.320941772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80.68774824985">
                <text:p>1380.687748249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80.68774824985">
                <text:p>1380.687748249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61.39530705883">
                <text:p>1461.395307058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78.46735556988">
                <text:p>1378.467355569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79.89393019187">
                <text:p>1379.893930191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21.74605342261">
                <text:p>1421.746053422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62.34859101023">
                <text:p>1362.348591010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5.27105583755">
                <text:p>1355.271055837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87.87342438138">
                <text:p>1387.873424381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95.94574116368">
                <text:p>1395.945741163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46.77166362211">
                <text:p>1446.771663622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65.13822466453">
                <text:p>1365.138224664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08.00017046309">
                <text:p>1308.000170463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47.35839711599">
                <text:p>1347.358397115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47.35839711599">
                <text:p>1347.358397115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40.51948429429">
                <text:p>1440.519484294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98.06473552382">
                <text:p>1498.064735523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21.61891382915">
                <text:p>1521.618913829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24.68800939107">
                <text:p>1524.688009391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24.68800939107">
                <text:p>1524.688009391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93.94943484548">
                <text:p>1593.949434845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11.06883000736">
                <text:p>1611.068830007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61.0201309983">
                <text:p>1661.02013099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69.80294142432">
                <text:p>1669.802941424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56.58378235611">
                <text:p>1456.583782356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69.35217352931">
                <text:p>1569.352173529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69.35217352931">
                <text:p>1569.352173529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09.77212990775">
                <text:p>1609.772129907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13.23464536975">
                <text:p>1613.234645369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58.72419979108">
                <text:p>1658.724199791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03.94527096268">
                <text:p>1703.945270962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13.6784511399">
                <text:p>1713.67845113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10.63636458869">
                <text:p>1610.636364588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93.52611023834">
                <text:p>1593.526110238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07.16643658742">
                <text:p>1507.166436587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07.16643658742">
                <text:p>1507.166436587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11.60973847653">
                <text:p>1611.609738476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47.59532041508">
                <text:p>1547.595320415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52.85253539974">
                <text:p>1752.852535399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32.65897708047">
                <text:p>1632.658977080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62.51589767614">
                <text:p>1662.515897676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07.29261349275">
                <text:p>1607.292613492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16.30755944764">
                <text:p>1516.307559447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27.61756575264">
                <text:p>1727.617565752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51.82899055325">
                <text:p>1751.828990553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60.47496808096">
                <text:p>1560.474968080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13.80081959599">
                <text:p>1713.800819595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85.18661344643">
                <text:p>1785.186613446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19.69512783356">
                <text:p>1719.695127833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76.46565591511">
                <text:p>1776.465655915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99.4452246983">
                <text:p>1499.44522469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58.65082901155">
                <text:p>1558.650829011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20.72709073973">
                <text:p>1520.727090739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69.40276030681">
                <text:p>1369.402760306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34.89994038276">
                <text:p>1434.899940382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22.27036408957">
                <text:p>1522.270364089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70.6165581016">
                <text:p>1670.61655810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99.91339054144">
                <text:p>1799.913390541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62.38794201485">
                <text:p>1962.387942014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2.64939475808">
                <text:p>1902.649394758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59.79287136012">
                <text:p>1759.792871360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60.82574625023">
                <text:p>1760.825746250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75.28104897144">
                <text:p>1675.281048971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31.54909860996">
                <text:p>1631.549098609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65.74671648723">
                <text:p>1665.746716487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33.1033513874">
                <text:p>1633.10335138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33.16160964768">
                <text:p>1533.161609647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73.41213044168">
                <text:p>1673.412130441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61.89669749139">
                <text:p>1561.896697491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8.33095785135">
                <text:p>1578.330957851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18.03387851724">
                <text:p>1518.033878517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55.82174072293">
                <text:p>1555.821740722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42.14244635354">
                <text:p>1442.142446353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42.14244635354">
                <text:p>1442.142446353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53.32032201445">
                <text:p>1453.320322014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53.32032201445">
                <text:p>1453.320322014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32.50191013189">
                <text:p>1432.501910131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21.64078412695">
                <text:p>1421.640784126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66.10437396052">
                <text:p>1466.104373960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78.38644395812">
                <text:p>1478.386443958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33.1862433576">
                <text:p>1433.18624335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66.82119682972">
                <text:p>1466.821196829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66.79092767301">
                <text:p>1566.790927673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54.00845802335">
                <text:p>1554.008458023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30.88389554589">
                <text:p>1630.883895545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04.71342267127">
                <text:p>1604.713422671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99.57979424677">
                <text:p>1599.579794246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69.45479754955">
                <text:p>1569.454797549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62.91380563791">
                <text:p>1562.913805637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66.17747216517">
                <text:p>1566.177472165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35.94193397251">
                <text:p>1635.941933972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74.13843132649">
                <text:p>1574.138431326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7.17803095594">
                <text:p>1657.178030955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80.25350218611">
                <text:p>1580.253502186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05.36634672759">
                <text:p>1405.366346727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48.80220502103">
                <text:p>1448.802205021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89.25257853078">
                <text:p>1589.252578530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10.68587307879">
                <text:p>1710.685873078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25.41659772292">
                <text:p>1625.416597722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23.47822758563">
                <text:p>1523.478227585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41.27810703889">
                <text:p>1341.278107038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31.75164053586">
                <text:p>1331.751640535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40.97834240768">
                <text:p>1340.978342407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25.39799722808">
                <text:p>1425.397997228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47.40423223286">
                <text:p>1447.404232232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93.61534848823">
                <text:p>1393.615348488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93.61534848823">
                <text:p>1393.615348488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00.24191700878">
                <text:p>1500.241917008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31.54067148771">
                <text:p>1431.540671487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30.8579084763">
                <text:p>1430.85790847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93.63557923683">
                <text:p>1393.635579236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75.74131597416">
                <text:p>1375.741315974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09.36711737306">
                <text:p>1209.367117373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41.65110984905">
                <text:p>1241.651109849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37.55356835162">
                <text:p>1237.553568351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68.96106631914">
                <text:p>1268.961066319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41.59675384036">
                <text:p>1341.596753840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81.42743414545">
                <text:p>1281.427434145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79.24180517694">
                <text:p>1279.241805176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48.36779942405">
                <text:p>1248.367799424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81.42743414545">
                <text:p>1281.427434145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00.31126251265">
                <text:p>1300.311262512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51.87400387682">
                <text:p>1351.874003876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15.66609418864">
                <text:p>1415.666094188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18.34323953711">
                <text:p>1418.343239537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37.37057211122">
                <text:p>1437.370572111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37.37057211122">
                <text:p>1437.370572111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56.91535665324">
                <text:p>1456.915356653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31.88229739744">
                <text:p>1431.882297397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49.4416872074">
                <text:p>1349.44168720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02.82131595094">
                <text:p>1202.821315950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03.6993919582">
                <text:p>1103.69939195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17.67970418549">
                <text:p>1117.679704185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44.9798500979">
                <text:p>1144.97985009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14.99962679156">
                <text:p>1214.999626791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47.84855215261">
                <text:p>1247.848552152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25.42161945455">
                <text:p>1225.421619454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03.77149517007">
                <text:p>1203.771495170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32.45369422054">
                <text:p>1232.453694220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02.87523419886">
                <text:p>1102.875234198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87.68091398784">
                <text:p>1087.680913987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98.83572185503">
                <text:p>1098.835721855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18.56213283714">
                <text:p>1218.562132837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7.68765091745">
                <text:p>1187.687650917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72.82976618788">
                <text:p>1172.829766187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66.13191457026">
                <text:p>1066.131914570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62.3782314212">
                <text:p>1162.37823142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03.40934517466">
                <text:p>1203.409345174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24.0528353801">
                <text:p>1124.05283538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38.12498383313">
                <text:p>1138.124983833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75.58723670828">
                <text:p>1175.587236708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97.64443807069">
                <text:p>1197.644438070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37.15486683216">
                <text:p>1237.154866832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89.09990105046">
                <text:p>1189.099901050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43.30739508267">
                <text:p>1243.307395082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08.37452144884">
                <text:p>1308.374521448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94.82190511995">
                <text:p>1294.821905119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96.20966726259">
                <text:p>1396.209667262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35.62950324219">
                <text:p>1435.629503242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35.56487645849">
                <text:p>1535.564876458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35.56487645849">
                <text:p>1535.564876458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67.66081273875">
                <text:p>1567.660812738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35.62950324219">
                <text:p>1435.629503242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49.50220457654">
                <text:p>1449.502204576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49.50220457654">
                <text:p>1449.502204576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75.16065875795">
                <text:p>1475.160658757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63.6456299082">
                <text:p>1463.64562990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35.54363381396">
                <text:p>1435.543633813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24.63651017716">
                <text:p>1424.636510177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24.63651017716">
                <text:p>1424.636510177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69.19826266053">
                <text:p>1569.198262660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40.97354534183">
                <text:p>1440.973545341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48.62731075898">
                <text:p>1448.627310758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69.9167717831">
                <text:p>1569.91677178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23.43756677617">
                <text:p>1623.437566776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66.72998682805">
                <text:p>1666.729986828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84.51124758837">
                <text:p>1684.511247588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95.93832054885">
                <text:p>1695.938320548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27.84197560506">
                <text:p>1627.841975605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33.15891518481">
                <text:p>1633.1589151848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79.0059131122">
                <text:p>1579.005913112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05.19639024376">
                <text:p>1605.196390243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23.43756677617">
                <text:p>1623.437566776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47.96121382385">
                <text:p>1647.9612138238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89.51256382106">
                <text:p>1789.512563821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66.26712681261">
                <text:p>1666.267126812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11.90607021004">
                <text:p>1711.906070210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17.78732999282">
                <text:p>1717.787329992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19.81835709336">
                <text:p>1719.818357093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33.3234128007">
                <text:p>1833.32341280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18.3131284106">
                <text:p>1918.31312841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18.46646772264">
                <text:p>1918.466467722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90.51383910529">
                <text:p>1790.513839105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24.14253535871">
                <text:p>1724.1425353587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80.19802626407">
                <text:p>1980.198026264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12.74672434972">
                <text:p>2012.746724349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33.89717402827">
                <text:p>2033.897174028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93.35521503517">
                <text:p>1993.355215035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24.29057482991">
                <text:p>2024.290574829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46.38331616628">
                <text:p>2046.383316166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83.79883331381">
                <text:p>2183.798833313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98.00163398424">
                <text:p>1998.001633984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49.87894244034">
                <text:p>2049.878942440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06.01752118412">
                <text:p>2006.017521184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06.01752118412">
                <text:p>2006.017521184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44.2916571476">
                <text:p>2044.291657147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63.9937912749">
                <text:p>1963.99379127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86.05611550558">
                <text:p>1986.056115505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44.41845362745">
                <text:p>1844.418453627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44.41845362745">
                <text:p>1844.418453627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28.86809483301">
                <text:p>2028.868094833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51.06141330831">
                <text:p>2051.061413308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51.06141330831">
                <text:p>2051.061413308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13.18469098192">
                <text:p>2113.184690981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74.45029470688">
                <text:p>2174.450294706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13.9291960917">
                <text:p>2113.92919609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86.3352427991">
                <text:p>2186.33524279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36.51089400696">
                <text:p>2136.5108940069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96.1481436166">
                <text:p>1896.14814361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98.54804634159">
                <text:p>1898.548046341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99.79128674142">
                <text:p>1999.7912867414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99.79128674142">
                <text:p>1999.7912867414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42.5776459888">
                <text:p>1842.57764598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02.71867862149">
                <text:p>1802.718678621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20.03405079924">
                <text:p>1720.034050799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60.07228966468">
                <text:p>1660.072289664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30.95056996337">
                <text:p>1730.950569963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32.44856864494">
                <text:p>1832.448568644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25.35358612387">
                <text:p>1925.353586123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68.30238469899">
                <text:p>1968.302384698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95.80018525859">
                <text:p>1995.800185258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45.50376249201">
                <text:p>1645.503762492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46.18094775727">
                <text:p>1646.180947757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50.70979936223">
                <text:p>1650.709799362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82.87546471304">
                <text:p>1382.875464713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82.89538484477">
                <text:p>1382.895384844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72.7708022151">
                <text:p>1372.77080221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70.26277831188">
                <text:p>1370.2627783118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51.74075993451">
                <text:p>1351.740759934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54.18137913911">
                <text:p>1354.181379139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49.30892228012">
                <text:p>1349.308922280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53.93661135726">
                <text:p>1453.936611357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31.10764599143">
                <text:p>1531.107645991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88.56434824413">
                <text:p>1488.564348244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20.21066780047">
                <text:p>1420.210667800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28.3977986593">
                <text:p>1328.397798659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67.09783567537">
                <text:p>1567.097835675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92.89154476279">
                <text:p>1592.891544762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49.83038909946">
                <text:p>1649.830389099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08.26194882664">
                <text:p>1608.261948826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35.81053146441">
                <text:p>1535.810531464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30.99472505239">
                <text:p>1630.994725052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18.6747460134">
                <text:p>1618.67474601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14.10741284297">
                <text:p>1514.107412842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64.64593300371">
                <text:p>1564.645933003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90.04300099813">
                <text:p>1490.043000998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88.01388724512">
                <text:p>1388.013887245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99.01750938209">
                <text:p>1399.017509382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74.91314387697">
                <text:p>1574.913143876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57.11437370128">
                <text:p>1457.114373701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57.11437370128">
                <text:p>1457.114373701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64.18769288376">
                <text:p>1364.1876928837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94.62760595768">
                <text:p>1394.6276059576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94.62760595768">
                <text:p>1394.6276059576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15.68697021675">
                <text:p>1415.686970216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99.91513935151">
                <text:p>1399.9151393515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99.91513935151">
                <text:p>1399.915139351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69.86542788266">
                <text:p>1569.865427882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56.83094966851">
                <text:p>1556.830949668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76.05076931539">
                <text:p>1576.050769315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69.51553691789">
                <text:p>1469.515536917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46.92430196851">
                <text:p>1446.9243019685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73.2138496326">
                <text:p>1473.21384963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21.01621609564">
                <text:p>1521.016216095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79.75369562878">
                <text:p>1479.7536956287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04.1443836185">
                <text:p>1304.14438361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19.59671360268">
                <text:p>1319.596713602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05.81183791004">
                <text:p>1305.811837910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48.27764888">
                <text:p>1448.277648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20.19731296905">
                <text:p>1520.197312969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42.07662856491">
                <text:p>1542.076628564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14.26544889625">
                <text:p>1614.265448896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09.48883648027">
                <text:p>1509.4888364802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45.70121730194">
                <text:p>1645.701217301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38.51070149526">
                <text:p>1638.510701495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52.95512166719">
                <text:p>1652.955121667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97.80763727761">
                <text:p>1497.807637277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09.16201375825">
                <text:p>1409.162013758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31.64505673844">
                <text:p>1531.6450567384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40.45464178896">
                <text:p>1440.454641788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74.43566388642">
                <text:p>1474.435663886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92.32180115312">
                <text:p>1392.321801153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42.02810528145">
                <text:p>1342.028105281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18.48993796168">
                <text:p>1418.489937961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56.89927366834">
                <text:p>1356.899273668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02.57396980596">
                <text:p>1402.573969805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56.71639396247">
                <text:p>1456.716393962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15.20668746837">
                <text:p>1515.206687468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8.48153745788">
                <text:p>1468.4815374578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76.51663537743">
                <text:p>1576.5166353774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88.41113372671">
                <text:p>1588.411133726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44.34819230441">
                <text:p>1644.348192304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58.89617444503">
                <text:p>1658.8961744450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73.70387404433">
                <text:p>1673.703874044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49.24363792516">
                <text:p>1549.243637925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24.75638484453">
                <text:p>1624.7563848445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74.69231003436">
                <text:p>1774.6923100343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98.38134779575">
                <text:p>1598.381347795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01.79498300311">
                <text:p>1601.794983003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75.72755728024">
                <text:p>1475.727557280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45.77626173491">
                <text:p>1545.776261734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44.03843736186">
                <text:p>1644.0384373618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51.54133390455">
                <text:p>1751.541333904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36.33533209095">
                <text:p>1736.335332090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51.54133390455">
                <text:p>1751.541333904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68.57854374026">
                <text:p>1768.5785437402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11.83672123407">
                <text:p>1811.836721234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77.48528997053">
                <text:p>1777.485289970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59.42303368623">
                <text:p>1559.423033686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82.62651147929">
                <text:p>1382.626511479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8.59342393105">
                <text:p>1408.593423931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08.51075817849">
                <text:p>1408.510758178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57.36931010737">
                <text:p>1357.369310107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19.17059562496">
                <text:p>1319.170595624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28.51728782299">
                <text:p>1328.517287822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72.27042477052">
                <text:p>1372.270424770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96.36930249085">
                <text:p>1296.369302490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12.53661862479">
                <text:p>1212.536618624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18.94120014105">
                <text:p>1218.941200141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66.27466396677">
                <text:p>1266.274663966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39.07897689435">
                <text:p>1239.0789768943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45.80014595054">
                <text:p>1345.8001459505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1.64045941627">
                <text:p>1321.640459416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31.02230818504">
                <text:p>1331.022308185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90.23496674813">
                <text:p>1390.234966748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86.68561911139">
                <text:p>1486.685619111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24.56252010756">
                <text:p>1424.562520107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07.60430147237">
                <text:p>1507.604301472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19.05473249062">
                <text:p>1519.054732490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31.46180615138">
                <text:p>1531.461806151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94.96898200395">
                <text:p>1594.968982003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36.73683197894">
                <text:p>1636.736831978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06.56535052855">
                <text:p>1706.565350528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30.18627073808">
                <text:p>1730.186270738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00.76055222748">
                <text:p>1700.760552227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57.53568395778">
                <text:p>1657.535683957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66.33950422417">
                <text:p>1466.339504224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80.63810786456">
                <text:p>1380.638107864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43.54002213029">
                <text:p>1343.540022130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38cm" svg:height="8.991cm" xlink:href=".." xlink:type="simple" chart:class="chart:line" chart:style-name="ch1">
        <chart:legend svg:x="13.508cm" svg:y="3.139cm" style:legend-expansion="custom" chartooo:width="2.833cm" chartooo:height="1.655cm" style:legend-expansion-aspect-ratio="1.71178247734139" chart:style-name="ch2"/>
        <chart:plot-area chart:style-name="ch3" table:cell-range-address="Sheet3.F24:Sheet3.F24 Sheet3.B1:Sheet3.B789" chart:data-source-has-labels="row" svg:x="0.819cm" svg:y="0.853cm" svg:width="12.689cm" svg:height="7.486cm">
          <chartooo:coordinate-region svg:x="1.917cm" svg:y="1.053cm" svg:width="11.413cm" svg:height="7.0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789" chart:label-cell-address="Sheet3.F24:Sheet3.F24" chart:class="chart:line">
            <chart:data-point chart:repeated="7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dinality estimate</text:p>
                <draw:g>
                  <svg:desc>Sheet3.F24:Sheet3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3.B1:Sheet3.B7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02.63069657989">
                <text:p>1702.630696579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02.69065349595">
                <text:p>2002.690653495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04.28174068787">
                <text:p>2204.281740687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3.31206930467">
                <text:p>2343.312069304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59.19974705254">
                <text:p>2559.199747052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24.74011522331">
                <text:p>2524.740115223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36.923370244">
                <text:p>2336.9233702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68.04192615956">
                <text:p>2168.041926159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14.02065733705">
                <text:p>2414.020657337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1.46037075053">
                <text:p>2401.460370750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8.49919051503">
                <text:p>2448.499190515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05.49538337216">
                <text:p>2305.495383372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97.41992769971">
                <text:p>2197.419927699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47.09489541646">
                <text:p>2147.094895416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59.45880830269">
                <text:p>2159.458808302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89.08059777494">
                <text:p>1989.080597774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04.17605697177">
                <text:p>2104.176056971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83.55943700262">
                <text:p>2283.559437002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77.48348234366">
                <text:p>2177.483482343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87.00763184556">
                <text:p>2187.007631845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05.65291465282">
                <text:p>2105.652914652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23.53828397997">
                <text:p>2123.538283979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54.73617737457">
                <text:p>1954.736177374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24.00570961494">
                <text:p>1824.005709614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17.25958382962">
                <text:p>1917.259583829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01.01080605406">
                <text:p>1801.010806054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16.61680255468">
                <text:p>1616.616802554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78.03364783971">
                <text:p>1478.033647839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2.45075986139">
                <text:p>1632.450759861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19.23443013921">
                <text:p>1619.234430139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19.87240477339">
                <text:p>1519.872404773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72.50205933307">
                <text:p>1472.502059333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58.21730683235">
                <text:p>1258.217306832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37.52166277339">
                <text:p>1237.521662773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21.39924314642">
                <text:p>1221.399243146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9.555506513">
                <text:p>1349.5555065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58.10859709298">
                <text:p>1358.108597092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20.4497759588">
                <text:p>1320.44977595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99.2825984041">
                <text:p>1399.28259840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09.08545823863">
                <text:p>1509.085458238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9.08545823863">
                <text:p>1509.085458238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62.01846538908">
                <text:p>1462.018465389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62.01846538908">
                <text:p>1462.018465389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91.08443885606">
                <text:p>1491.084438856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55.66329524194">
                <text:p>1655.663295241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24.1735005623">
                <text:p>1724.17350056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62.66856109189">
                <text:p>1762.668561091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87.8795536224">
                <text:p>1787.87955362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36.02318909326">
                <text:p>1836.023189093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06.01136656823">
                <text:p>1906.011366568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18.88417966244">
                <text:p>2018.884179662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58.77440581065">
                <text:p>1858.774405810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40.53162417749">
                <text:p>1940.531624177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00.04126065226">
                <text:p>2000.041260652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10.76534247882">
                <text:p>2010.765342478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68.54454788608">
                <text:p>1968.544547886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09.41854720589">
                <text:p>2009.418547205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65.96454192555">
                <text:p>1965.964541925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88.11258514141">
                <text:p>1988.112585141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25.70012895232">
                <text:p>2025.700128952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71.52956392913">
                <text:p>1871.529563929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19.42539410006">
                <text:p>1919.425394100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59.22409206752">
                <text:p>1959.224092067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50.2729478752">
                <text:p>2050.27294787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3.59558785182">
                <text:p>2033.595587851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81.21967375162">
                <text:p>1981.219673751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08.43631741628">
                <text:p>1908.436317416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12.39005002607">
                <text:p>1912.390050026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13.00008519619">
                <text:p>1813.000085196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95.63782192332">
                <text:p>1795.637821923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67.16159388728">
                <text:p>1867.161593887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05.10359801771">
                <text:p>1905.103598017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09.95504757498">
                <text:p>1909.955047574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66.00024318358">
                <text:p>1866.000243183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37.40373011634">
                <text:p>1737.403730116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85.02807606836">
                <text:p>1585.028076068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78.77357534363">
                <text:p>1478.773575343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14.60905766926">
                <text:p>1514.609057669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16.9065306426">
                <text:p>1516.90653064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41.85372785733">
                <text:p>1541.853727857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43.44020114644">
                <text:p>1543.440201146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42.25077386138">
                <text:p>1442.250773861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76.31759413343">
                <text:p>1476.317594133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30.54621056228">
                <text:p>1530.546210562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88.03367399263">
                <text:p>1488.033673992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88.40279862494">
                <text:p>1488.402798624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32.30512212393">
                <text:p>1532.305122123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33.87199640999">
                <text:p>1533.871996409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18.26546610661">
                <text:p>1618.265466106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19.35633840727">
                <text:p>1719.356338407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19.35633840727">
                <text:p>1719.356338407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08.72009704586">
                <text:p>1608.720097045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21.24090293286">
                <text:p>1421.240902932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88.35512974068">
                <text:p>1388.355129740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07.14531495164">
                <text:p>1307.145314951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27.38759625171">
                <text:p>1327.387596251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00.56501064615">
                <text:p>1200.565010646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40.32855646064">
                <text:p>1140.328556460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54.36944484763">
                <text:p>1154.369444847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81.15208468071">
                <text:p>1081.152084680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23.25057929645">
                <text:p>1123.250579296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82.81480103628">
                <text:p>1182.814801036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66.45006215119">
                <text:p>1266.450062151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49.57021543329">
                <text:p>1249.570215433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39.24692145542">
                <text:p>1239.246921455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77.51794339822">
                <text:p>1377.51794339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87.71293020105">
                <text:p>1387.712930201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30.04797281935">
                <text:p>1430.047972819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13.8730561312">
                <text:p>1413.87305613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57.84456829418">
                <text:p>1457.844568294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60.66155209294">
                <text:p>1460.661552092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60.66155209294">
                <text:p>1460.661552092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16.05892620669">
                <text:p>1616.058926206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14.87195668989">
                <text:p>1514.871956689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12.58428957567">
                <text:p>1612.584289575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20.86107331389">
                <text:p>1620.861073313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10.6764939072">
                <text:p>1510.67649390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29.15660010686">
                <text:p>1529.156600106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71.61300665153">
                <text:p>1571.613006651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98.40796042871">
                <text:p>1598.407960428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09.52829587244">
                <text:p>1709.528295872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93.31453224418">
                <text:p>1593.314532244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24.37150828765">
                <text:p>1624.371508287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42.26663207672">
                <text:p>1642.266632076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42.26663207672">
                <text:p>1642.266632076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67.04854702477">
                <text:p>1767.048547024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90.38403520343">
                <text:p>1690.384035203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84.92108415559">
                <text:p>1784.921084155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80.91293595694">
                <text:p>1680.912935956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85.63518183956">
                <text:p>1685.635181839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74.19005511697">
                <text:p>1574.190055116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11.60085776727">
                <text:p>1711.600857767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98.51441982298">
                <text:p>1598.514419822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83.32888874554">
                <text:p>1583.328888745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79.0314376639">
                <text:p>1679.03143766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17.48001701896">
                <text:p>1717.480017018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84.6049719525">
                <text:p>1484.60497195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29.776428339">
                <text:p>1629.7764283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93.42031421781">
                <text:p>1593.420314217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20.9705447245">
                <text:p>1620.97054472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63.89899841081">
                <text:p>1663.898998410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23.83360046435">
                <text:p>1423.833600464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82.95380557191">
                <text:p>1482.953805571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29.83890031247">
                <text:p>1529.838900312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86.46870112717">
                <text:p>1586.468701127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50.39454322941">
                <text:p>1550.394543229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52.89820270499">
                <text:p>1652.898202704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94.26185424369">
                <text:p>1794.261854243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66.83481791558">
                <text:p>1866.834817915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20.20118497735">
                <text:p>2020.201184977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6.94764276879">
                <text:p>1956.947642768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06.14415952643">
                <text:p>1806.144159526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07.23217769448">
                <text:p>1807.232177694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08.32150749324">
                <text:p>1808.321507493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57.47332743814">
                <text:p>1757.473327438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57.47332743814">
                <text:p>1757.473327438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93.18939259407">
                <text:p>1793.189392594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35.1114336299">
                <text:p>1735.11143362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43.43013731606">
                <text:p>1743.430137316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35.36234904121">
                <text:p>1735.362349041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50.99740694705">
                <text:p>1850.997406947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55.57686977035">
                <text:p>1855.576869770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60.17904844714">
                <text:p>1860.17904844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12.08924992971">
                <text:p>1712.089249929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60.75592641073">
                <text:p>1860.755926410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04.30826947591">
                <text:p>1704.308269475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88.77915616564">
                <text:p>1588.779156165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06.24687658951">
                <text:p>1706.246876589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95.33466007241">
                <text:p>1495.334660072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92.76851006486">
                <text:p>1692.768510064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93.7241846705">
                <text:p>1693.72418467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16.98854490563">
                <text:p>1716.988544905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71.08183800081">
                <text:p>1671.081838000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35.36234904121">
                <text:p>1735.362349041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19.44872228447">
                <text:p>1719.448722284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63.41324573958">
                <text:p>1763.413245739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08.6763462011">
                <text:p>1708.67634620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26.37487657229">
                <text:p>1726.374876572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79.97166001065">
                <text:p>1679.971660010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73.31548684465">
                <text:p>1773.315486844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35.14576704277">
                <text:p>1835.145767042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64.73166892583">
                <text:p>1864.731668925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88.42189470987">
                <text:p>1688.421894709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35.04871611409">
                <text:p>1735.048716114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40.96404822568">
                <text:p>1740.964048225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42.86968663209">
                <text:p>1542.869686632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95.37981738776">
                <text:p>1595.379817387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03.15930440344">
                <text:p>1703.159304403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42.73386663475">
                <text:p>1742.733866634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84.03846038747">
                <text:p>1684.038460387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78.1752808816">
                <text:p>1578.17528088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02.68412214235">
                <text:p>1502.684122142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14.82415007982">
                <text:p>1514.824150079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97.06114316434">
                <text:p>1297.061143164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65.8568513567">
                <text:p>1365.85685135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86.04999077875">
                <text:p>1386.049990778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17.85770877742">
                <text:p>1317.857708777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22.50527629195">
                <text:p>1322.505276291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95.10138696168">
                <text:p>1295.101386961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43.58118748295">
                <text:p>1243.581187482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95.1188585828">
                <text:p>1295.11885858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23.29800085767">
                <text:p>1223.298000857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41.52265100107">
                <text:p>1241.522651001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44.87061453608">
                <text:p>1144.870614536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7.5526239842">
                <text:p>1227.55262398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23.54745623752">
                <text:p>1223.547456237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54.23924788101">
                <text:p>1254.239247881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83.83227882649">
                <text:p>1383.832278826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66.41664922709">
                <text:p>1266.416649227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64.28188309991">
                <text:p>1264.281883099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33.10273731997">
                <text:p>1233.102737319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65.34836577446">
                <text:p>1265.348365774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01.58058124283">
                <text:p>1301.580581242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53.2460391772">
                <text:p>1353.24603917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01.28419955202">
                <text:p>1401.284199552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03.90717603037">
                <text:p>1403.907176030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34.60757235379">
                <text:p>1534.607572353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39.47078963994">
                <text:p>1839.470789639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14.29672006597">
                <text:p>1914.296720065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39.21013064421">
                <text:p>1639.210130644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83.82519733574">
                <text:p>1583.825197335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55.25616176013">
                <text:p>1755.256161760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44.06829434427">
                <text:p>1944.068294344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61.63253256257">
                <text:p>2061.632532562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33.53916782161">
                <text:p>2233.539167821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56.47559439572">
                <text:p>2156.475594395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22.90434990289">
                <text:p>2122.904349902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38.43453906241">
                <text:p>2238.434539062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37.93827969242">
                <text:p>2137.938279692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66.91273449972">
                <text:p>2366.912734499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85.7351021697">
                <text:p>2385.73510216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22.92829344049">
                <text:p>2322.928293440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04.85923124521">
                <text:p>2404.859231245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35.44212210302">
                <text:p>2535.442122103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05.76281597231">
                <text:p>2805.762815972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82.81859242423">
                <text:p>2682.818592424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84.58918025276">
                <text:p>2584.589180252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62.57988992979">
                <text:p>2662.579889929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41.4808637274">
                <text:p>2641.480863727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73.50365942817">
                <text:p>2573.503659428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73.50365942817">
                <text:p>2573.503659428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52.98177653443">
                <text:p>2752.981776534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36.83804370061">
                <text:p>2336.838043700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18.77639996398">
                <text:p>2318.776399963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25.70324944248">
                <text:p>2525.703249442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54.18801524215">
                <text:p>2654.188015242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41.50381264803">
                <text:p>2741.503812648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00.36194898213">
                <text:p>2900.361948982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21.59072489326">
                <text:p>3021.590724893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264.92927871407">
                <text:p>3264.929278714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264.92927871407">
                <text:p>3264.929278714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341.29126100893">
                <text:p>3341.291261008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341.29126100893">
                <text:p>3341.291261008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01.91284590037">
                <text:p>3401.912845900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561.4327241174">
                <text:p>3561.43272411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774.25619245591">
                <text:p>3774.256192455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822.34354639706">
                <text:p>3822.343546397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375.12236363762">
                <text:p>3375.122363637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86.38848799495">
                <text:p>3286.388487994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99.94433216378">
                <text:p>3299.944332163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671.48464552962">
                <text:p>3671.484645529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994.09138422818">
                <text:p>3994.091384228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11.35201400722">
                <text:p>4211.352014007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412.66687402595">
                <text:p>4412.666874025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729.16160154229">
                <text:p>4729.161601542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475.19953903173">
                <text:p>4475.199539031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475.19953903173">
                <text:p>4475.199539031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668.44877024453">
                <text:p>4668.448770244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500.37410984946">
                <text:p>4500.3741098494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209.8746058283">
                <text:p>4209.87460582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75.87655938485">
                <text:p>4275.876559384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551.41981767197">
                <text:p>3551.419817671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281.21568459278">
                <text:p>4281.215684592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667.54086499945">
                <text:p>4667.540864999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061.2600438269">
                <text:p>5061.26004382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403.08309946581">
                <text:p>5403.083099465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275.11491411242">
                <text:p>4275.114914112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933.21781839186">
                <text:p>3933.217818391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318.18911979618">
                <text:p>4318.1891197961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061.2600438269">
                <text:p>5061.26004382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40.56411389122">
                <text:p>5340.564113891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794.82471837522">
                <text:p>4794.824718375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02.23152223413">
                <text:p>5202.231522234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890.57465671465">
                <text:p>4890.574656714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511.66802660431">
                <text:p>3511.668026604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586.1778300825">
                <text:p>3586.17783008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129.75094579476">
                <text:p>3129.750945794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298.35705735273">
                <text:p>3298.357057352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241.33906784079">
                <text:p>3241.339067840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80.49856309792">
                <text:p>3780.4985630979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970.63365502972">
                <text:p>3970.633655029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776.69322874458">
                <text:p>4776.693228744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869.7362539976">
                <text:p>4869.73625399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932.64000193478">
                <text:p>5932.640001934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404.16462571376">
                <text:p>4404.164625713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860.85977272449">
                <text:p>4860.859772724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197.44358785711">
                <text:p>5197.443587857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90.35507742923">
                <text:p>5690.355077429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772.47192058857">
                <text:p>5772.471920588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789.18051687322">
                <text:p>5789.180516873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879.95225769024">
                <text:p>5879.952257690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946.97271333139">
                <text:p>5946.972713331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160.6866785156">
                <text:p>6160.68667851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11.71015925646">
                <text:p>6211.710159256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343.04463239568">
                <text:p>6343.0446323956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49.75729289692">
                <text:p>6349.757292896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601.2501211104">
                <text:p>6601.25012111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101.26344487821">
                <text:p>7101.263444878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186.31488219991">
                <text:p>7186.314882199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289.84999746502">
                <text:p>6289.849997465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289.84999746502">
                <text:p>6289.8499974650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975.48486713183">
                <text:p>4975.484867131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54.33640804053">
                <text:p>5254.336408040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291.40608010299">
                <text:p>5291.406080102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19.55341670685">
                <text:p>5319.5534167068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148.06151209149">
                <text:p>6148.061512091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55.49222452481">
                <text:p>5655.492224524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598.01621300391">
                <text:p>4598.016213003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416.93032028105">
                <text:p>4416.930320281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063.91993020821">
                <text:p>4063.919930208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900.14139798125">
                <text:p>3900.141397981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900.14139798125">
                <text:p>3900.141397981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10.3083585723">
                <text:p>3910.30835857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503.11836912184">
                <text:p>4503.1183691218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165.48707039131">
                <text:p>4165.487070391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469.57402631913">
                <text:p>4469.574026319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489.64039242897">
                <text:p>4489.640392428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77.67207772827">
                <text:p>3777.672077728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08.07500224032">
                <text:p>3508.075002240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525.59605256366">
                <text:p>3525.5960525636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525.59605256366">
                <text:p>3525.596052563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533.90195506547">
                <text:p>3533.901955065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05.53318592794">
                <text:p>3405.533185927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468.53025909779">
                <text:p>3468.5302590977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01.7851171047">
                <text:p>3601.785117104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131.79293114467">
                <text:p>3131.792931144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805.27089332326">
                <text:p>2805.270893323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805.27089332326">
                <text:p>2805.270893323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392.0564098406">
                <text:p>3392.05640984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085.09481686833">
                <text:p>3085.094816868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130.15912981117">
                <text:p>3130.159129811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616.98366782114">
                <text:p>3616.983667821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140.19300377171">
                <text:p>3140.193003771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815.9679840229">
                <text:p>2815.96798402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133.63299749669">
                <text:p>3133.632997496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135.27042819427">
                <text:p>3135.270428194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330.1644412137">
                <text:p>3330.164441213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337.8061508695">
                <text:p>3337.80615086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117.55473505581">
                <text:p>3117.554735055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92.37872342375">
                <text:p>2792.378723423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252.54033443924">
                <text:p>3252.540334439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52.42955735692">
                <text:p>2552.429557356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56.23550195198">
                <text:p>2556.235501951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98.49568311858">
                <text:p>2098.4956831185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31.00773415618">
                <text:p>1931.007734156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34.12000385423">
                <text:p>1934.120003854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69.99877926842">
                <text:p>1969.9987792684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67.7604142179">
                <text:p>2067.76041421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81.93052809049">
                <text:p>2081.930528090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54.05628503205">
                <text:p>2154.056285032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13.80224264366">
                <text:p>2013.802242643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21.94567210001">
                <text:p>2021.945672100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32.09886471963">
                <text:p>1832.098864719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62.10718834427">
                <text:p>1962.107188344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78.41395694037">
                <text:p>1878.413956940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80.32008959477">
                <text:p>1780.320089594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59.78265229191">
                <text:p>1859.782652291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05.27691310462">
                <text:p>1605.2769131046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91.65031685305">
                <text:p>1591.650316853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49.40520430398">
                <text:p>1649.405204303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50.3125302776">
                <text:p>1650.31253027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02.88740796276">
                <text:p>1702.887407962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37.11381630762">
                <text:p>1537.113816307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32.620495715">
                <text:p>1332.6204957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30.47414041168">
                <text:p>1430.474140411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60.72656354616">
                <text:p>1360.726563546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21.4676317491">
                <text:p>1321.46763174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59.49332320308">
                <text:p>1359.493323203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32.18477912656">
                <text:p>1232.184779126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19.43348696136">
                <text:p>1319.433486961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66.92647954364">
                <text:p>1366.926479543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85.86991152715">
                <text:p>1385.869911527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83.95197369549">
                <text:p>1383.951973695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31.03439192569">
                <text:p>1531.0343919256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30.2534511494">
                <text:p>1530.25345114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36.69497598385">
                <text:p>1636.694975983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01.68002891571">
                <text:p>1701.680028915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74.134766989">
                <text:p>1774.1347669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80.45216081804">
                <text:p>1780.452160818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35.14279408814">
                <text:p>1735.142794088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20.77897945888">
                <text:p>1620.778979458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08.95009454765">
                <text:p>1708.950094547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67.1641516968">
                <text:p>1667.16415169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80.58925340152">
                <text:p>1680.5892534015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30.76333221513">
                <text:p>1730.763332215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23.95934283965">
                <text:p>1623.9593428396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28.79977870574">
                <text:p>1728.7997787057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11.77208185129">
                <text:p>1611.772081851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14.53737377236">
                <text:p>1514.537373772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14.91976631754">
                <text:p>1514.919766317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26.45774520302">
                <text:p>1526.457745203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2.42014625894">
                <text:p>1422.420146258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28.21222700103">
                <text:p>1228.2122270010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18.33069884102">
                <text:p>1118.330698841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71.61313779971">
                <text:p>1171.613137799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26.09651986239">
                <text:p>1126.096519862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44.57032418461">
                <text:p>1144.570324184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18.95636756152">
                <text:p>1118.956367561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66.45168308497">
                <text:p>1066.451683084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47.10289050804">
                <text:p>1247.1028905080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81.18801728645">
                <text:p>1281.1880172864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52.82651078446">
                <text:p>1352.826510784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80.84662147328">
                <text:p>1380.846621473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47.46970193759">
                <text:p>1447.469701937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63.89697833876">
                <text:p>1363.896978338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94.32377434655">
                <text:p>1394.323774346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0.95850777848">
                <text:p>1320.958507778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51.60754225529">
                <text:p>1351.607542255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61.42124498424">
                <text:p>1361.421244984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91.7364527589">
                <text:p>1391.736452758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2.99056527782">
                <text:p>1332.990565277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45.37760480742">
                <text:p>1445.377604807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46.77166362211">
                <text:p>1446.771663622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55.89900684423">
                <text:p>1455.899006844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3.63569248116">
                <text:p>1433.635692481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42.4241317283">
                <text:p>1442.424131728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48.69289115876">
                <text:p>1448.692891158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00.01721564645">
                <text:p>1400.017215646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9.43556990765">
                <text:p>1359.435569907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61.9040801139">
                <text:p>1361.904080113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87.11411521188">
                <text:p>1287.114115211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23.45332181735">
                <text:p>1323.4533218173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52.71717245787">
                <text:p>1252.717172457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32.86101755326">
                <text:p>1332.8610175532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14.17749943613">
                <text:p>1314.177499436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49.65037060225">
                <text:p>1349.650370602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74.38233541837">
                <text:p>1374.3823354183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05.94262863829">
                <text:p>1405.942628638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05.94262863829">
                <text:p>1405.942628638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66.24561332217">
                <text:p>1366.245613322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87.09136569777">
                <text:p>1387.091365697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84.53079091577">
                <text:p>1384.530790915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5.17004792169">
                <text:p>1385.1700479216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45.41350306648">
                <text:p>1345.413503066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30.7658536444">
                <text:p>1530.765853644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24.54273413648">
                <text:p>1524.5427341364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30.03395507704">
                <text:p>1530.033955077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4.19005511697">
                <text:p>1574.190055116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57.23524506393">
                <text:p>1657.235245063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15.27060535848">
                <text:p>1715.270605358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15.02546601834">
                <text:p>1715.0254660183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61.59510724525">
                <text:p>1661.595107245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65.28440235405">
                <text:p>1665.284402354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54.81383936041">
                <text:p>1554.8138393604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15.08017212544">
                <text:p>1615.080172125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15.18886402928">
                <text:p>1615.188864029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34.73519653256">
                <text:p>1734.735196532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88.83772559255">
                <text:p>1688.837725592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16.05892620669">
                <text:p>1616.0589262066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43.95397899393">
                <text:p>1643.953978993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95.0087310191">
                <text:p>1595.00873101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2.82526120926">
                <text:p>1502.8252612092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05.35020071125">
                <text:p>1305.350200711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24.37450434655">
                <text:p>1224.374504346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08.59064257058">
                <text:p>1208.590642570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39.10784493603">
                <text:p>1339.107844936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43.90677554852">
                <text:p>1343.906775548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64.62813723448">
                <text:p>1464.628137234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3.48685869621">
                <text:p>1443.486858696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89.34951692252">
                <text:p>1489.3495169225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97.18469581427">
                <text:p>1597.184695814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83.45793882884">
                <text:p>1483.457938828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10.7240390783">
                <text:p>1510.72403907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87.50337797779">
                <text:p>1487.5033779777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93.53443136707">
                <text:p>1393.534431367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86.01064300959">
                <text:p>1286.0106430095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28.10224394352">
                <text:p>1228.102243943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10.73250018853">
                <text:p>1310.732500188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29.31749970657">
                <text:p>1329.317499706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301.6335233043">
                <text:p>1301.63352330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14.18519118354">
                <text:p>1214.1851911835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76.33628446298">
                <text:p>1176.3362844629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90.7952473135">
                <text:p>1090.79524731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43.60227895349">
                <text:p>1143.6022789534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62.20936904602">
                <text:p>1162.209369046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07.59041271753">
                <text:p>1307.5904127175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97.75461921157">
                <text:p>1397.7546192115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57.89729007919">
                <text:p>1357.897290079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21.5986807734">
                <text:p>1421.59868077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67.67333493309">
                <text:p>1467.6733349330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52.95266036831">
                <text:p>1552.952660368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99.31331752892">
                <text:p>1599.313317528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41.31200545911">
                <text:p>1641.3120054591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7.15360340765">
                <text:p>1497.153603407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67.5584231881">
                <text:p>1567.558423188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02.79679510649">
                <text:p>1702.7967951064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07.4810038396">
                <text:p>1607.48100383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10.93365961856">
                <text:p>1610.9336596185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83.48086212116">
                <text:p>1483.480862121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67.17458146379">
                <text:p>1567.174581463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47.76997567647">
                <text:p>1547.7699756764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35.09834838512">
                <text:p>1535.098348385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87.9119473239">
                <text:p>1587.911947323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00.61990248605">
                <text:p>1600.619902486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27.97999849599">
                <text:p>1627.979998495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28.86389954373">
                <text:p>1628.8638995437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75.38152367697">
                <text:p>1775.381523676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38.3073346364">
                <text:p>1438.30733463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87.12274354352">
                <text:p>1287.122743543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02.66618711047">
                <text:p>1402.666187110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23.88639565885">
                <text:p>1423.886395658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35.02034489134">
                <text:p>1335.0203448913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02.5607070494">
                <text:p>1302.56070704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78.68804666194">
                <text:p>1278.6880466619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19.17059562496">
                <text:p>1319.170595624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09.95450064212">
                <text:p>1309.954500642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56.72669391231">
                <text:p>1256.726693912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52.47392683138">
                <text:p>1352.473926831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99.7391167549">
                <text:p>1299.73911675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13.51755470271">
                <text:p>1213.5175547027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15.69940330574">
                <text:p>1315.699403305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99.87990591377">
                <text:p>1299.8799059137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39.34137169875">
                <text:p>1339.341371698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04.55418045674">
                <text:p>1404.554180456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12.48968994002">
                <text:p>1412.489689940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39.60142624532">
                <text:p>1439.601426245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41.21379807176">
                <text:p>1641.2137980717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98.36804181159">
                <text:p>1598.3680418115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12.1104022856">
                <text:p>1612.11040228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67.67096334341">
                <text:p>1667.670963343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67.67096334341">
                <text:p>1667.6709633434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99.72780637032">
                <text:p>1799.727806370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843.97561606355">
                <text:p>1843.975616063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12.40990878588">
                <text:p>1712.4099087858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09.51573874927">
                <text:p>1609.5157387492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07.60430147237">
                <text:p>1507.6043014723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08.36229032718">
                <text:p>1508.362290327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64.1925451459">
                <text:p>1464.19254514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